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1/settings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242/settings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41/settings.xml" manifest:media-type="text/xml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63/content.xml" manifest:media-type="text/xml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03/content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" manifest:version="1.2" manifest:media-type="application/vnd.oasis.opendocument.formula"/>
  <manifest:file-entry manifest:full-path="Object 172/settings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219/content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meta.xml" manifest:media-type="text/xml"/>
  <manifest:file-entry manifest:full-path="Object 252/settings.xml" manifest:media-type="text/xml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content.xml" manifest:media-type="text/xml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162/settings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268/content.xml" manifest:media-type="text/xml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88/settings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settings.xml" manifest:media-type="text/xml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38/settings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87/content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97/settings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63" manifest:media-type=""/>
  <manifest:file-entry manifest:full-path="ObjectReplacements/Object 1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1" manifest:media-type=""/>
  <manifest:file-entry manifest:full-path="ObjectReplacements/Object 113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1" manifest:media-type=""/>
  <manifest:file-entry manifest:full-path="ObjectReplacements/Object 10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52" manifest:media-type=""/>
  <manifest:file-entry manifest:full-path="ObjectReplacements/Object 19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53" manifest:media-type=""/>
  <manifest:file-entry manifest:full-path="ObjectReplacements/Object 2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67" manifest:media-type=""/>
  <manifest:file-entry manifest:full-path="ObjectReplacements/Object 16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"/>
  <manifest:file-entry manifest:full-path="ObjectReplacements/Object 232" manifest:media-type="application/x-openoffice-gdimetafile;windows_formatname=&quot;GDIMetaFile&quot;"/>
  <manifest:file-entry manifest:full-path="ObjectReplacements/Object 66" manifest:media-type=""/>
  <manifest:file-entry manifest:full-path="ObjectReplacements/Object 4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5" manifest:media-type=""/>
  <manifest:file-entry manifest:full-path="ObjectReplacements/Object 5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7" manifest:media-type=""/>
  <manifest:file-entry manifest:full-path="ObjectReplacements/Object 67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4" manifest:media-type=""/>
  <manifest:file-entry manifest:full-path="ObjectReplacements/Object 1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9" manifest:media-type=""/>
  <manifest:file-entry manifest:full-path="ObjectReplacements/Object 12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49" manifest:media-type=""/>
  <manifest:file-entry manifest:full-path="ObjectReplacements/Object 18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203cm"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.13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135cm"/>
    </style:style>
    <style:style style:name="gr4" style:family="graphic" style:parent-style-name="objectwithoutfill">
      <style:graphic-properties draw:stroke="dash" draw:stroke-dash="Fine_20_Dashed" svg:stroke-width="0cm" svg:stroke-color="#000000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width="0cm" svg:stroke-color="#000000" draw:fill="none" draw:fill-color="#ffffff" fo:min-height="0.512cm"/>
    </style:style>
    <style:style style:name="gr7" style:family="graphic" style:parent-style-name="objectwithoutfill">
      <style:graphic-properties svg:stroke-width="0cm" svg:stroke-color="#000000" draw:marker-end="Arrow" draw:marker-end-width="0.152cm" draw:fill="none" draw:textarea-vertical-align="middle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1cm" fo:min-width="1.132cm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1cm" fo:min-width="1.09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1cm" fo:min-width="2.8cm"/>
    </style:style>
    <style:style style:name="gr12" style:family="graphic" style:parent-style-name="objectwithoutfill">
      <style:graphic-properties draw:marker-end="Arrow" draw:marker-end-width="0.152cm" draw:fill="none" draw:textarea-vertical-align="middle"/>
    </style:style>
    <style:style style:name="gr13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0.353cm" fo:min-width="0.103cm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035cm" draw:marker-start-width="0.252cm" draw:marker-end="Arrow" draw:marker-end-width="0.204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1cm" fo:min-width="0.734cm"/>
    </style:style>
    <style:style style:name="gr17" style:family="graphic" style:parent-style-name="Object_20_with_20_no_20_fill_20_and_20_no_20_line">
      <style:graphic-properties draw:stroke="solid" svg:stroke-width="0cm" svg:stroke-color="#000000" draw:marker-start-width="0.2cm" draw:marker-end-width="0.2cm" draw:textarea-vertical-align="middle" fo:padding-top="0.1cm" fo:padding-bottom="0.1cm" fo:padding-left="0.225cm" fo:padding-right="0.225cm" draw:ole-draw-aspect="1" style:protect="size"/>
    </style:style>
    <style:style style:name="gr18" style:family="graphic" style:parent-style-name="Object_20_with_20_no_20_fill_20_and_20_no_20_line">
      <style:graphic-properties draw:stroke="solid" svg:stroke-color="#000000" draw:textarea-vertical-align="middle" draw:ole-draw-aspect="1" style:protect="size"/>
    </style:style>
    <style:style style:name="gr19" style:family="graphic" style:parent-style-name="objectwithoutfill">
      <style:graphic-properties draw:stroke="dash" draw:stroke-dash="Fine_20_Dashed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641cm"/>
    </style:style>
    <style:style style:name="gr21" style:family="graphic" style:parent-style-name="objectwithoutfill">
      <style:graphic-properties draw:stroke="dash" draw:stroke-dash="Fine_20_Dashed" draw:marker-end="Arrow" draw:marker-end-width="0.152cm" draw:fill="none" draw:textarea-vertical-align="middle"/>
    </style:style>
    <style:style style:name="gr22" style:family="graphic" style:parent-style-name="standard">
      <style:graphic-properties svg:stroke-color="#ff3333" draw:fill="solid" draw:fill-color="#ff3333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21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85cm" fo:min-width="0cm"/>
    </style:style>
    <style:style style:name="gr25" style:family="graphic" style:parent-style-name="objectwithoutfill">
      <style:graphic-properties draw:stroke="solid" draw:stroke-dash="Fine_20_Dashed" draw:marker-end="Arrow" draw:marker-end-width="0.152cm" draw:fill="none" draw:textarea-vertical-align="middle"/>
    </style:style>
    <style:style style:name="gr26" style:family="graphic" style:parent-style-name="objectwithoutfill">
      <style:graphic-properties draw:stroke="dash" draw:stroke-dash="Ultrafine_20_Dashed" draw:marker-end="Arrow" draw:marker-end-width="0.152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1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4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5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6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61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633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516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782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97cm"/>
    </style:style>
    <style:style style:name="gr37" style:family="graphic" style:parent-style-name="objectwithoutfill">
      <style:graphic-properties draw:marker-start="Arrow" draw:marker-start-width="0.152cm" draw:marker-end="Arrow" draw:marker-end-width="0.152cm" draw:fill="none" draw:textarea-vertical-align="middle"/>
    </style:style>
    <style:style style:name="gr38" style:family="graphic" style:parent-style-name="standard">
      <style:graphic-properties svg:stroke-width="0.025cm" svg:stroke-color="#000000" draw:marker-start-width="0.237cm" draw:marker-end="Arrow" draw:marker-end-width="0.152cm" draw:fill="none" draw:textarea-horizontal-align="justify" draw:textarea-vertical-align="middle" draw:auto-grow-height="false" fo:min-height="0.353cm" fo:min-width="0.103cm" fo:padding-top="0.137cm" fo:padding-bottom="0.137cm" fo:padding-left="0.262cm" fo:padding-right="0.262cm"/>
    </style:style>
    <style:style style:name="gr39" style:family="graphic" style:parent-style-name="Object_20_with_20_no_20_fill_20_and_20_no_20_line">
      <style:graphic-properties draw:marker-end="Arrow" draw:marker-end-width="0.152cm" draw:textarea-vertical-align="middle" draw:ole-draw-aspect="1" style:protect="size"/>
    </style:style>
    <style:style style:name="P1" style:family="paragraph">
      <style:paragraph-properties fo:text-align="center"/>
      <style:text-properties style:font-name="FreeSerif1" fo:font-size="10pt" fo:font-style="normal" fo:font-weight="normal"/>
    </style:style>
    <style:style style:name="P2" style:family="paragraph">
      <style:paragraph-properties fo:text-align="center"/>
      <style:text-properties style:font-name="FreeSerif1" fo:font-size="10pt" fo:font-style="normal" fo:font-weight="normal" style:font-size-asian="18pt" style:font-size-complex="18pt"/>
    </style:style>
    <style:style style:name="P3" style:family="paragraph">
      <style:text-properties style:font-name="FreeSerif1" fo:font-size="10pt" fo:font-style="normal" fo:font-weight="normal" style:font-size-asian="12pt" style:font-size-complex="12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2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2pt" style:font-size-asian="18pt" style:font-size-complex="18pt"/>
    </style:style>
    <style:style style:name="P8" style:family="paragraph">
      <style:text-properties style:font-name="FreeSerif" fo:font-size="14pt" style:font-size-asian="14pt" style:font-size-complex="14pt"/>
    </style:style>
    <style:style style:name="P9" style:family="paragraph">
      <style:paragraph-properties fo:text-align="center"/>
      <style:text-properties style:font-name="FreeSerif" fo:font-size="10pt" style:font-size-asian="10pt" style:font-size-complex="10pt"/>
    </style:style>
    <style:style style:name="P10" style:family="paragraph">
      <style:paragraph-properties fo:text-align="center"/>
      <style:text-properties style:font-name="FreeSerif" fo:font-size="12pt" style:font-size-asian="10pt" style:font-size-complex="10pt"/>
    </style:style>
    <style:style style:name="P11" style:family="paragraph">
      <style:text-properties style:font-name="FreeSerif" fo:font-size="12pt" style:text-underline-style="solid" style:text-underline-width="auto" style:text-underline-color="font-color"/>
    </style:style>
    <style:style style:name="T1" style:family="text">
      <style:text-properties style:font-name="FreeSerif1" fo:font-size="10pt" fo:font-style="normal" fo:font-weight="normal" style:font-size-asian="12pt" style:font-size-complex="12pt"/>
    </style:style>
    <style:style style:name="T2" style:family="text">
      <style:text-properties style:font-name="FreeSerif" fo:font-size="14pt" style:font-size-asian="14pt" style:font-size-complex="14pt"/>
    </style:style>
    <style:style style:name="T3" style:family="text">
      <style:text-properties style:font-name="FreeSerif" fo:font-size="10pt" style:font-size-asian="10pt" style:font-size-complex="10pt"/>
    </style:style>
    <style:style style:name="T4" style:family="text">
      <style:text-properties style:font-name="FreeSerif" fo:font-size="12pt" style:font-size-asian="10pt" style:font-size-complex="10pt"/>
    </style:style>
    <style:style style:name="T5" style:family="text">
      <style:text-properties style:font-name="FreeSerif" fo:font-size="12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13cm" svg:y1="12.938cm" svg:x2="12.176cm" svg:y2="12.938cm">
          <text:p/>
        </draw:line>
        <draw:custom-shape draw:style-name="gr2" draw:text-style-name="P1" draw:layer="layout" svg:width="0.635cm" svg:height="0.254cm" svg:x="4.145cm" svg:y="11.7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254cm" svg:x="7.245cm" svg:y="11.7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254cm" svg:x="10.245cm" svg:y="11.7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254cm" svg:x="4.945cm" svg:y="12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254cm" svg:x="8.045cm" svg:y="12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254cm" svg:x="10.845cm" svg:y="12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254cm" svg:x="5.045cm" svg:y="11.7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254cm" svg:x="6.445cm" svg:y="11.7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254cm" svg:x="7.945cm" svg:y="11.7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254cm" svg:x="9.445cm" svg:y="11.73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145cm" svg:y1="11.922cm" svg:x2="4.145cm" svg:y2="12.938cm">
          <text:p/>
        </draw:line>
        <draw:line draw:style-name="gr4" draw:text-style-name="P1" draw:layer="layout" svg:x1="4.945cm" svg:y1="12.43cm" svg:x2="4.945cm" svg:y2="12.938cm">
          <text:p/>
        </draw:line>
        <draw:line draw:style-name="gr4" draw:text-style-name="P1" draw:layer="layout" svg:x1="7.245cm" svg:y1="11.922cm" svg:x2="7.245cm" svg:y2="12.938cm">
          <text:p/>
        </draw:line>
        <draw:line draw:style-name="gr4" draw:text-style-name="P1" draw:layer="layout" svg:x1="8.045cm" svg:y1="12.43cm" svg:x2="8.045cm" svg:y2="12.938cm">
          <text:p/>
        </draw:line>
        <draw:frame draw:style-name="gr5" draw:text-style-name="P2" draw:layer="layout" svg:width="0.682cm" svg:height="0.598cm" svg:x="3.921cm" svg:y="12.93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draw:layer="layout" svg:width="3.175cm" svg:height="0.762cm" svg:x="4.556cm" svg:y="10.525cm">
          <draw:text-box>
            <text:p><text:span text:style-name="T1">Anchor Packets</text:span></text:p>
          </draw:text-box>
        </draw:frame>
        <draw:line draw:style-name="gr7" draw:text-style-name="P1" draw:layer="layout" svg:x1="5.445cm" svg:y1="11.16cm" svg:x2="4.81cm" svg:y2="11.668cm">
          <text:p/>
        </draw:line>
        <draw:line draw:style-name="gr7" draw:text-style-name="P1" draw:layer="layout" svg:x1="6.842cm" svg:y1="11.16cm" svg:x2="7.35cm" svg:y2="11.668cm">
          <text:p/>
        </draw:line>
        <draw:frame draw:style-name="gr8" draw:text-style-name="P3" draw:layer="layout" svg:width="1.632cm" svg:height="0.641cm" svg:x="2.524cm" svg:y="11.54cm">
          <draw:text-box>
            <text:p><text:span text:style-name="T1">Trace A</text:span></text:p>
          </draw:text-box>
        </draw:frame>
        <draw:frame draw:style-name="gr9" draw:text-style-name="P3" draw:layer="layout" svg:width="1.598cm" svg:height="0.641cm" svg:x="2.524cm" svg:y="12.142cm">
          <draw:text-box>
            <text:p><text:span text:style-name="T1">Trace B</text:span></text:p>
          </draw:text-box>
        </draw:frame>
        <draw:custom-shape draw:style-name="gr3" draw:text-style-name="P1" draw:layer="layout" svg:width="0.635cm" svg:height="0.254cm" svg:x="5.845cm" svg:y="12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254cm" svg:x="9.045cm" svg:y="12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254cm" svg:x="10.045cm" svg:y="12.3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51cm" svg:height="0.254cm" svg:x="6.645cm" svg:y="12.335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3.3cm" svg:height="0.641cm" svg:x="9.098cm" svg:y="12.883cm">
          <draw:text-box>
            <text:p><text:span text:style-name="T1">Packet Arrival Time</text:span></text:p>
          </draw:text-box>
        </draw:frame>
        <draw:custom-shape draw:style-name="gr10" draw:text-style-name="P1" draw:layer="layout" svg:width="0.427cm" svg:height="0.254cm" svg:x="5.853cm" svg:y="11.7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27cm" svg:height="0.254cm" svg:x="8.753cm" svg:y="11.73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623cm" svg:height="0.539cm" svg:x="4.073cm" svg:y="11.1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2" draw:layer="layout" svg:width="0.623cm" svg:height="0.539cm" svg:x="7.274cm" svg:y="11.16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2" draw:layer="layout" svg:width="0.66cm" svg:height="0.599cm" svg:x="4.621cm" svg:y="12.93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draw:layer="layout" svg:width="0.682cm" svg:height="0.598cm" svg:x="6.921cm" svg:y="12.93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2" draw:layer="layout" svg:width="0.66cm" svg:height="0.599cm" svg:x="7.821cm" svg:y="12.9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2" draw:style-name="dp1" draw:master-page-name="Default">
        <draw:connector draw:style-name="gr12" draw:text-style-name="P4" draw:layer="layout" draw:type="line" svg:x1="3.281cm" svg:y1="10.848cm" svg:x2="4.634cm" svg:y2="10.849cm" draw:end-shape="id1" draw:end-glue-point="6" svg:d="M3281 10848l1353 1" svg:viewBox="0 0 1354 2">
          <text:p/>
        </draw:connector>
        <draw:frame draw:style-name="gr5" draw:text-style-name="P5" draw:layer="layout" svg:width="1.076cm" svg:height="0.474cm" svg:x="3.454cm" svg:y="10.94cm">
          <t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13" draw:text-style-name="P4" xml:id="id2" draw:id="id2" draw:layer="layout" svg:width="0.887cm" svg:height="0.887cm" svg:x="7.38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5cm" svg:height="0.539cm" svg:x="7.534cm" svg:y="10.575cm">
          <t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connector draw:style-name="gr12" draw:text-style-name="P6" draw:layer="layout" draw:type="line" svg:x1="5.521cm" svg:y1="10.849cm" svg:x2="7.381cm" svg:y2="10.845cm" draw:start-shape="id1" draw:start-glue-point="10" draw:end-shape="id2" draw:end-glue-point="6" svg:d="M5521 10849l1860-4" svg:viewBox="0 0 1861 5">
          <text:p/>
        </draw:connector>
        <draw:frame draw:style-name="gr5" draw:text-style-name="P6" draw:layer="layout" svg:width="1.339cm" svg:height="0.539cm" svg:x="5.716cm" svg:y="10.26cm">
          <t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5" draw:text-style-name="P5" draw:layer="layout" svg:width="1.164cm" svg:height="0.474cm" svg:x="5.803cm" svg:y="10.841cm">
          <t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custom-shape draw:style-name="gr13" draw:text-style-name="P4" draw:layer="layout" svg:width="0.887cm" svg:height="0.887cm" svg:x="11.78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8.273cm" svg:y1="10.845cm" svg:x2="11.781cm" svg:y2="10.845cm" draw:end-shape="id3" draw:end-glue-point="6" svg:d="M8273 10845h3508" svg:viewBox="0 0 3509 1">
          <text:p/>
        </draw:connector>
        <draw:connector draw:style-name="gr12" draw:text-style-name="P6" draw:layer="layout" draw:line-skew="0.248cm" svg:x1="12.225cm" svg:y1="11.288cm" svg:x2="7.825cm" svg:y2="11.288cm" draw:start-shape="id3" draw:start-glue-point="8" draw:end-shape="id2" draw:end-glue-point="8" svg:d="M12225 11288v761h-4400v-761" svg:viewBox="0 0 4401 762">
          <text:p/>
        </draw:connector>
        <draw:frame draw:style-name="gr5" draw:text-style-name="P5" draw:layer="layout" svg:width="2.499cm" svg:height="0.509cm" svg:x="8.738cm" svg:y="12.175cm">
          <t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connector draw:style-name="gr12" draw:text-style-name="P6" draw:layer="layout" draw:line-skew="-0.378cm" svg:x1="7.825cm" svg:y1="10.401cm" svg:x2="5.078cm" svg:y2="10.405cm" draw:start-shape="id2" draw:start-glue-point="4" draw:end-shape="id1" draw:end-glue-point="4" svg:d="M7825 10401v-892h-2747v896" svg:viewBox="0 0 2748 897">
          <text:p/>
        </draw:connector>
        <draw:frame draw:style-name="gr5" draw:text-style-name="P6" draw:layer="layout" svg:width="3.492cm" svg:height="0.539cm" svg:x="8.165cm" svg:y="10.26cm">
          <t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5" draw:text-style-name="P5" draw:layer="layout" svg:width="1.164cm" svg:height="0.474cm" svg:x="9.648cm" svg:y="10.82cm">
          <t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custom-shape draw:style-name="gr13" draw:text-style-name="P4" xml:id="id3" draw:id="id3" draw:layer="layout" svg:width="0.887cm" svg:height="0.887cm" svg:x="11.78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2.137cm" svg:height="0.539cm" svg:x="5.325cm" svg:y="8.994cm">
          <t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onnector draw:style-name="gr12" draw:text-style-name="P6" draw:layer="layout" draw:line-skew="-0.378cm" svg:x1="12.225cm" svg:y1="10.401cm" svg:x2="5.078cm" svg:y2="10.405cm" draw:start-shape="id3" draw:start-glue-point="4" draw:end-shape="id1" draw:end-glue-point="4" svg:d="M12225 10401v-892h-7147v896" svg:viewBox="0 0 7148 897">
          <text:p/>
        </draw:connector>
        <draw:frame draw:style-name="gr5" draw:text-style-name="P6" draw:layer="layout" svg:width="3.419cm" svg:height="0.559cm" svg:x="8.291cm" svg:y="11.51cm">
          <t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5" draw:text-style-name="P6" draw:layer="layout" svg:width="0.525cm" svg:height="0.539cm" svg:x="11.934cm" svg:y="10.575cm">
          <t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custom-shape draw:style-name="gr13" draw:text-style-name="P4" xml:id="id1" draw:id="id1" draw:layer="layout" svg:width="0.887cm" svg:height="0.887cm" svg:x="4.634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6cm" svg:height="0.539cm" svg:x="4.787cm" svg:y="10.579cm">
          <t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5" draw:text-style-name="P5" draw:layer="layout" svg:width="2.499cm" svg:height="0.509cm" svg:x="5.142cm" svg:y="9.529cm">
          <t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5" draw:text-style-name="P5" draw:layer="layout" svg:width="0.797cm" svg:height="0.474cm" svg:x="3.594cm" svg:y="10.34cm">
          <t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</draw:page>
      <draw:page draw:name="page3" draw:style-name="dp1" draw:master-page-name="Default">
        <draw:connector draw:style-name="gr12" draw:text-style-name="P4" draw:layer="layout" draw:type="line" svg:x1="3.288cm" svg:y1="10.849cm" svg:x2="4.641cm" svg:y2="10.85cm" draw:end-shape="id4" draw:end-glue-point="6" svg:d="M3288 10849l1353 1" svg:viewBox="0 0 1354 2">
          <text:p/>
        </draw:connector>
        <draw:frame draw:style-name="gr5" draw:text-style-name="P5" draw:layer="layout" svg:width="1.076cm" svg:height="0.474cm" svg:x="3.461cm" svg:y="10.941cm">
          <t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custom-shape draw:style-name="gr13" draw:text-style-name="P4" xml:id="id5" draw:id="id5" draw:layer="layout" svg:width="0.887cm" svg:height="0.887cm" svg:x="7.588cm" svg:y="10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5cm" svg:height="0.539cm" svg:x="7.741cm" svg:y="10.576cm">
          <t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connector draw:style-name="gr12" draw:text-style-name="P6" draw:layer="layout" draw:type="line" svg:x1="5.528cm" svg:y1="10.85cm" svg:x2="7.588cm" svg:y2="10.846cm" draw:start-shape="id4" draw:start-glue-point="10" draw:end-shape="id5" draw:end-glue-point="6" svg:d="M5528 10850l2060-4" svg:viewBox="0 0 2061 5">
          <text:p/>
        </draw:connector>
        <draw:frame draw:style-name="gr5" draw:text-style-name="P6" draw:layer="layout" svg:width="1.402cm" svg:height="0.539cm" svg:x="5.728cm" svg:y="10.261cm">
          <t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5" draw:text-style-name="P5" draw:layer="layout" svg:width="1.164cm" svg:height="0.474cm" svg:x="5.847cm" svg:y="10.842cm">
          <t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custom-shape draw:style-name="gr13" draw:text-style-name="P4" draw:layer="layout" svg:width="0.887cm" svg:height="0.887cm" svg:x="11.988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8.475cm" svg:y1="10.846cm" svg:x2="11.988cm" svg:y2="10.846cm" draw:start-shape="id5" draw:start-glue-point="10" draw:end-shape="id6" draw:end-glue-point="6" svg:d="M8475 10846h3513" svg:viewBox="0 0 3514 1">
          <text:p/>
        </draw:connector>
        <draw:connector draw:style-name="gr12" draw:text-style-name="P6" draw:layer="layout" draw:line-skew="0.247cm" svg:x1="12.432cm" svg:y1="11.289cm" svg:x2="8.032cm" svg:y2="11.289cm" draw:start-shape="id6" draw:start-glue-point="8" draw:end-shape="id5" draw:end-glue-point="8" svg:d="M12432 11289v760h-4400v-760" svg:viewBox="0 0 4401 761">
          <text:p/>
        </draw:connector>
        <draw:frame draw:style-name="gr5" draw:text-style-name="P5" draw:layer="layout" svg:width="2.499cm" svg:height="0.509cm" svg:x="8.893cm" svg:y="12.131cm">
          <t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connector draw:style-name="gr12" draw:text-style-name="P6" draw:layer="layout" draw:line-skew="-0.633cm" svg:x1="7.718cm" svg:y1="10.532cm" svg:x2="5.085cm" svg:y2="10.406cm" draw:start-shape="id5" draw:start-glue-point="5" draw:end-shape="id4" draw:end-glue-point="4" svg:d="M7718 10532v-1277h-2633v1151" svg:viewBox="0 0 2634 1278">
          <text:p/>
        </draw:connector>
        <draw:frame draw:style-name="gr5" draw:text-style-name="P6" draw:layer="layout" svg:width="3.563cm" svg:height="0.539cm" svg:x="8.432cm" svg:y="10.261cm">
          <t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5" draw:text-style-name="P5" draw:layer="layout" svg:width="1.164cm" svg:height="0.474cm" svg:x="9.594cm" svg:y="10.821cm">
          <t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13" draw:text-style-name="P4" xml:id="id6" draw:id="id6" draw:layer="layout" svg:width="0.887cm" svg:height="0.887cm" svg:x="11.988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2.181cm" svg:height="0.539cm" svg:x="5.339cm" svg:y="8.695cm">
          <t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onnector draw:style-name="gr12" draw:text-style-name="P6" draw:layer="layout" draw:line-skew="-0.633cm" svg:x1="12.118cm" svg:y1="10.532cm" svg:x2="5.085cm" svg:y2="10.406cm" draw:start-shape="id6" draw:start-glue-point="5" draw:end-shape="id4" draw:end-glue-point="4" svg:d="M12118 10532v-1277h-7033v1151" svg:viewBox="0 0 7034 1278">
          <text:p/>
        </draw:connector>
        <draw:frame draw:style-name="gr5" draw:text-style-name="P6" draw:layer="layout" svg:width="3.532cm" svg:height="0.581cm" svg:x="8.445cm" svg:y="11.51cm">
          <t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5" draw:text-style-name="P6" draw:layer="layout" svg:width="0.525cm" svg:height="0.539cm" svg:x="12.141cm" svg:y="10.576cm">
          <t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custom-shape draw:style-name="gr13" draw:text-style-name="P4" xml:id="id4" draw:id="id4" draw:layer="layout" svg:width="0.887cm" svg:height="0.887cm" svg:x="4.641cm" svg:y="10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6cm" svg:height="0.539cm" svg:x="4.794cm" svg:y="10.58cm">
          <t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5" draw:text-style-name="P5" draw:layer="layout" svg:width="2.499cm" svg:height="0.509cm" svg:x="5.146cm" svg:y="9.277cm">
          <t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connector draw:style-name="gr14" draw:text-style-name="P6" draw:layer="layout" draw:type="curve" svg:x1="12.118cm" svg:y1="10.532cm" svg:x2="12.745cm" svg:y2="10.532cm" draw:start-shape="id6" draw:start-glue-point="5" draw:end-shape="id6" draw:end-glue-point="11" svg:d="M12118 10532c0-966 627-966 627 0" svg:viewBox="0 0 628 725">
          <text:p/>
        </draw:connector>
        <draw:connector draw:style-name="gr14" draw:text-style-name="P6" draw:layer="layout" draw:type="curve" svg:x1="7.718cm" svg:y1="10.532cm" svg:x2="8.345cm" svg:y2="10.532cm" draw:start-shape="id5" draw:start-glue-point="5" draw:end-shape="id5" draw:end-glue-point="11" svg:d="M7718 10532c0-966 627-966 627 0" svg:viewBox="0 0 628 725">
          <text:p/>
        </draw:connector>
        <draw:frame draw:style-name="gr5" draw:text-style-name="P7" draw:layer="layout" svg:width="2.244cm" svg:height="0.539cm" svg:x="7.633cm" svg:y="9.262cm">
          <t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5" draw:text-style-name="P7" draw:layer="layout" svg:width="2.244cm" svg:height="0.539cm" svg:x="12.008cm" svg:y="9.262cm">
          <t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5" draw:text-style-name="P5" draw:layer="layout" svg:width="0.797cm" svg:height="0.474cm" svg:x="3.601cm" svg:y="10.341cm">
          <text:p/>
          <draw:object xlink:href="./Object 219" xlink:type="simple" xlink:show="embed" xlink:actuate="onLoad"/>
          <draw:image xlink:href="./ObjectReplacements/Object 219" xlink:type="simple" xlink:show="embed" xlink:actuate="onLoad"/>
        </draw:frame>
      </draw:page>
      <draw:page draw:name="page4" draw:style-name="dp1" draw:master-page-name="Default">
        <draw:custom-shape draw:style-name="gr13" draw:text-style-name="P4" xml:id="id7" draw:id="id7" draw:layer="layout" svg:width="0.887cm" svg:height="0.887cm" svg:x="4.047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6cm" svg:height="0.539cm" svg:x="4.2cm" svg:y="9.38cm">
          <text:p/>
          <draw:object xlink:href="./Object 241" xlink:type="simple" xlink:show="embed" xlink:actuate="onLoad"/>
          <draw:image xlink:href="./ObjectReplacements/Object 241" xlink:type="simple" xlink:show="embed" xlink:actuate="onLoad"/>
        </draw:frame>
        <draw:custom-shape draw:style-name="gr13" draw:text-style-name="P4" xml:id="id8" draw:id="id8" draw:layer="layout" svg:width="0.887cm" svg:height="0.887cm" svg:x="6.947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17cm" svg:height="0.539cm" svg:x="7.1cm" svg:y="9.38cm">
          <text:p/>
          <draw:object xlink:href="./Object 242" xlink:type="simple" xlink:show="embed" xlink:actuate="onLoad"/>
          <draw:image xlink:href="./ObjectReplacements/Object 242" xlink:type="simple" xlink:show="embed" xlink:actuate="onLoad"/>
        </draw:frame>
        <draw:custom-shape draw:style-name="gr13" draw:text-style-name="P4" xml:id="id9" draw:id="id9" draw:layer="layout" svg:width="0.887cm" svg:height="0.887cm" svg:x="9.747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1cm" svg:height="0.539cm" svg:x="9.9cm" svg:y="9.38cm">
          <text:p/>
          <draw:object xlink:href="./Object 251" xlink:type="simple" xlink:show="embed" xlink:actuate="onLoad"/>
          <draw:image xlink:href="./ObjectReplacements/Object 251" xlink:type="simple" xlink:show="embed" xlink:actuate="onLoad"/>
        </draw:frame>
        <draw:connector draw:style-name="gr12" draw:text-style-name="P6" draw:layer="layout" draw:type="line" svg:x1="4.934cm" svg:y1="9.65cm" svg:x2="6.947cm" svg:y2="9.65cm" draw:start-shape="id7" draw:start-glue-point="10" draw:end-shape="id8" draw:end-glue-point="6" svg:d="M4934 9650h2013" svg:viewBox="0 0 2014 1">
          <text:p/>
        </draw:connector>
        <draw:frame draw:style-name="gr5" draw:text-style-name="P5" draw:layer="layout" svg:width="2.006cm" svg:height="0.539cm" svg:x="4.957cm" svg:y="9.144cm">
          <text:p/>
          <draw:object xlink:href="./Object 252" xlink:type="simple" xlink:show="embed" xlink:actuate="onLoad"/>
          <draw:image xlink:href="./ObjectReplacements/Object 252" xlink:type="simple" xlink:show="embed" xlink:actuate="onLoad"/>
        </draw:frame>
        <draw:frame draw:style-name="gr5" draw:text-style-name="P5" draw:layer="layout" svg:width="1.164cm" svg:height="0.474cm" svg:x="5.338cm" svg:y="9.686cm">
          <text:p/>
          <draw:object xlink:href="./Object 253" xlink:type="simple" xlink:show="embed" xlink:actuate="onLoad"/>
          <draw:image xlink:href="./ObjectReplacements/Object 253" xlink:type="simple" xlink:show="embed" xlink:actuate="onLoad"/>
        </draw:frame>
        <draw:connector draw:style-name="gr12" draw:text-style-name="P6" draw:layer="layout" draw:type="line" svg:x1="7.834cm" svg:y1="9.65cm" svg:x2="9.747cm" svg:y2="9.65cm" draw:start-shape="id8" draw:start-glue-point="10" draw:end-shape="id9" draw:end-glue-point="6" svg:d="M7834 9650h1913" svg:viewBox="0 0 1914 1">
          <text:p/>
        </draw:connector>
        <draw:frame draw:style-name="gr5" draw:text-style-name="P5" draw:layer="layout" svg:width="2.041cm" svg:height="0.539cm" svg:x="7.751cm" svg:y="9.144cm">
          <text:p/>
          <draw:object xlink:href="./Object 254" xlink:type="simple" xlink:show="embed" xlink:actuate="onLoad"/>
          <draw:image xlink:href="./ObjectReplacements/Object 254" xlink:type="simple" xlink:show="embed" xlink:actuate="onLoad"/>
        </draw:frame>
        <draw:frame draw:style-name="gr5" draw:text-style-name="P5" draw:layer="layout" svg:width="1.786cm" svg:height="1.034cm" svg:x="7.878cm" svg:y="9.686cm">
          <text:p/>
          <draw:object xlink:href="./Object 255" xlink:type="simple" xlink:show="embed" xlink:actuate="onLoad"/>
          <draw:image xlink:href="./ObjectReplacements/Object 255" xlink:type="simple" xlink:show="embed" xlink:actuate="onLoad"/>
        </draw:frame>
        <draw:custom-shape draw:style-name="gr13" draw:text-style-name="P4" xml:id="id10" draw:id="id10" draw:layer="layout" svg:width="0.887cm" svg:height="0.887cm" svg:x="12.553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17cm" svg:height="0.539cm" svg:x="12.706cm" svg:y="9.38cm">
          <text:p/>
          <draw:object xlink:href="./Object 256" xlink:type="simple" xlink:show="embed" xlink:actuate="onLoad"/>
          <draw:image xlink:href="./ObjectReplacements/Object 256" xlink:type="simple" xlink:show="embed" xlink:actuate="onLoad"/>
        </draw:frame>
        <draw:custom-shape draw:style-name="gr13" draw:text-style-name="P4" xml:id="id11" draw:id="id11" draw:layer="layout" svg:width="0.887cm" svg:height="0.887cm" svg:x="15.353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38cm" svg:height="0.539cm" svg:x="15.506cm" svg:y="9.38cm">
          <text:p/>
          <draw:object xlink:href="./Object 257" xlink:type="simple" xlink:show="embed" xlink:actuate="onLoad"/>
          <draw:image xlink:href="./ObjectReplacements/Object 257" xlink:type="simple" xlink:show="embed" xlink:actuate="onLoad"/>
        </draw:frame>
        <draw:connector draw:style-name="gr12" draw:text-style-name="P6" draw:layer="layout" draw:type="line" svg:x1="10.634cm" svg:y1="9.65cm" svg:x2="12.553cm" svg:y2="9.65cm" draw:start-shape="id9" draw:start-glue-point="10" draw:end-shape="id10" draw:end-glue-point="6" svg:d="M10634 9650h1919" svg:viewBox="0 0 1920 1">
          <text:p/>
        </draw:connector>
        <draw:frame draw:style-name="gr5" draw:text-style-name="P5" draw:layer="layout" svg:width="2.006cm" svg:height="0.539cm" svg:x="10.563cm" svg:y="9.144cm">
          <text:p/>
          <draw:object xlink:href="./Object 258" xlink:type="simple" xlink:show="embed" xlink:actuate="onLoad"/>
          <draw:image xlink:href="./ObjectReplacements/Object 258" xlink:type="simple" xlink:show="embed" xlink:actuate="onLoad"/>
        </draw:frame>
        <draw:frame draw:style-name="gr5" draw:text-style-name="P5" draw:layer="layout" svg:width="1.164cm" svg:height="0.474cm" svg:x="10.844cm" svg:y="9.586cm">
          <text:p/>
          <draw:object xlink:href="./Object 259" xlink:type="simple" xlink:show="embed" xlink:actuate="onLoad"/>
          <draw:image xlink:href="./ObjectReplacements/Object 259" xlink:type="simple" xlink:show="embed" xlink:actuate="onLoad"/>
        </draw:frame>
        <draw:connector draw:style-name="gr12" draw:text-style-name="P6" draw:layer="layout" draw:type="line" svg:x1="13.44cm" svg:y1="9.65cm" svg:x2="15.353cm" svg:y2="9.65cm" draw:start-shape="id10" draw:start-glue-point="10" draw:end-shape="id11" draw:end-glue-point="6" svg:d="M13440 9650h1913" svg:viewBox="0 0 1914 1">
          <text:p/>
        </draw:connector>
        <draw:frame draw:style-name="gr5" draw:text-style-name="P5" draw:layer="layout" svg:width="2.041cm" svg:height="0.539cm" svg:x="13.417cm" svg:y="9.144cm">
          <text:p/>
          <draw:object xlink:href="./Object 260" xlink:type="simple" xlink:show="embed" xlink:actuate="onLoad"/>
          <draw:image xlink:href="./ObjectReplacements/Object 260" xlink:type="simple" xlink:show="embed" xlink:actuate="onLoad"/>
        </draw:frame>
        <draw:frame draw:style-name="gr5" draw:text-style-name="P5" draw:layer="layout" svg:width="1.79cm" svg:height="1.034cm" svg:x="13.542cm" svg:y="9.586cm">
          <text:p/>
          <draw:object xlink:href="./Object 261" xlink:type="simple" xlink:show="embed" xlink:actuate="onLoad"/>
          <draw:image xlink:href="./ObjectReplacements/Object 261" xlink:type="simple" xlink:show="embed" xlink:actuate="onLoad"/>
        </draw:frame>
        <draw:connector draw:style-name="gr12" draw:text-style-name="P6" draw:layer="layout" draw:line-skew="-0.453cm" svg:x1="7.391cm" svg:y1="9.206cm" svg:x2="12.683cm" svg:y2="9.336cm" draw:start-shape="id8" draw:start-glue-point="4" draw:end-shape="id10" draw:end-glue-point="5" svg:d="M7391 9206v-967h5292v1097" svg:viewBox="0 0 5293 1098">
          <text:p/>
        </draw:connector>
        <draw:frame draw:style-name="gr5" draw:text-style-name="P5" draw:layer="layout" svg:width="2.841cm" svg:height="0.539cm" svg:x="9.163cm" svg:y="7.644cm">
          <text:p/>
          <draw:object xlink:href="./Object 262" xlink:type="simple" xlink:show="embed" xlink:actuate="onLoad"/>
          <draw:image xlink:href="./ObjectReplacements/Object 262" xlink:type="simple" xlink:show="embed" xlink:actuate="onLoad"/>
        </draw:frame>
        <draw:frame draw:style-name="gr5" draw:text-style-name="P5" draw:layer="layout" svg:width="1.164cm" svg:height="0.474cm" svg:x="9.944cm" svg:y="8.186cm">
          <text:p/>
          <draw:object xlink:href="./Object 263" xlink:type="simple" xlink:show="embed" xlink:actuate="onLoad"/>
          <draw:image xlink:href="./ObjectReplacements/Object 263" xlink:type="simple" xlink:show="embed" xlink:actuate="onLoad"/>
        </draw:frame>
        <draw:custom-shape draw:style-name="gr13" draw:text-style-name="P4" xml:id="id12" draw:id="id12" draw:layer="layout" svg:width="0.887cm" svg:height="0.887cm" svg:x="18.159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13cm" svg:height="0.539cm" svg:x="18.312cm" svg:y="9.38cm">
          <text:p/>
          <draw:object xlink:href="./Object 264" xlink:type="simple" xlink:show="embed" xlink:actuate="onLoad"/>
          <draw:image xlink:href="./ObjectReplacements/Object 264" xlink:type="simple" xlink:show="embed" xlink:actuate="onLoad"/>
        </draw:frame>
        <draw:custom-shape draw:style-name="gr13" draw:text-style-name="P4" xml:id="id13" draw:id="id13" draw:layer="layout" svg:width="0.887cm" svg:height="0.887cm" svg:x="20.959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38cm" svg:height="0.539cm" svg:x="21.112cm" svg:y="9.38cm">
          <text:p/>
          <draw:object xlink:href="./Object 265" xlink:type="simple" xlink:show="embed" xlink:actuate="onLoad"/>
          <draw:image xlink:href="./ObjectReplacements/Object 265" xlink:type="simple" xlink:show="embed" xlink:actuate="onLoad"/>
        </draw:frame>
        <draw:connector draw:style-name="gr12" draw:text-style-name="P6" draw:layer="layout" draw:type="line" svg:x1="16.24cm" svg:y1="9.65cm" svg:x2="18.159cm" svg:y2="9.65cm" draw:start-shape="id11" draw:start-glue-point="10" draw:end-shape="id12" draw:end-glue-point="6" svg:d="M16240 9650h1919" svg:viewBox="0 0 1920 1">
          <text:p/>
        </draw:connector>
        <draw:frame draw:style-name="gr5" draw:text-style-name="P5" draw:layer="layout" svg:width="2.006cm" svg:height="0.539cm" svg:x="16.269cm" svg:y="9.044cm">
          <text:p/>
          <draw:object xlink:href="./Object 266" xlink:type="simple" xlink:show="embed" xlink:actuate="onLoad"/>
          <draw:image xlink:href="./ObjectReplacements/Object 266" xlink:type="simple" xlink:show="embed" xlink:actuate="onLoad"/>
        </draw:frame>
        <draw:frame draw:style-name="gr5" draw:text-style-name="P5" draw:layer="layout" svg:width="1.164cm" svg:height="0.474cm" svg:x="16.55cm" svg:y="9.686cm">
          <text:p/>
          <draw:object xlink:href="./Object 267" xlink:type="simple" xlink:show="embed" xlink:actuate="onLoad"/>
          <draw:image xlink:href="./ObjectReplacements/Object 267" xlink:type="simple" xlink:show="embed" xlink:actuate="onLoad"/>
        </draw:frame>
        <draw:connector draw:style-name="gr12" draw:text-style-name="P6" draw:layer="layout" draw:type="line" svg:x1="19.046cm" svg:y1="9.65cm" svg:x2="20.959cm" svg:y2="9.65cm" draw:start-shape="id12" draw:start-glue-point="10" draw:end-shape="id13" draw:end-glue-point="6" svg:d="M19046 9650h1913" svg:viewBox="0 0 1914 1">
          <text:p/>
        </draw:connector>
        <draw:frame draw:style-name="gr5" draw:text-style-name="P5" draw:layer="layout" svg:width="2.041cm" svg:height="0.539cm" svg:x="18.965cm" svg:y="9.144cm">
          <text:p/>
          <draw:object xlink:href="./Object 268" xlink:type="simple" xlink:show="embed" xlink:actuate="onLoad"/>
          <draw:image xlink:href="./ObjectReplacements/Object 268" xlink:type="simple" xlink:show="embed" xlink:actuate="onLoad"/>
        </draw:frame>
        <draw:frame draw:style-name="gr5" draw:text-style-name="P5" draw:layer="layout" svg:width="1.795cm" svg:height="1.034cm" svg:x="19.088cm" svg:y="9.686cm">
          <text:p/>
          <draw:object xlink:href="./Object 269" xlink:type="simple" xlink:show="embed" xlink:actuate="onLoad"/>
          <draw:image xlink:href="./ObjectReplacements/Object 269" xlink:type="simple" xlink:show="embed" xlink:actuate="onLoad"/>
        </draw:frame>
        <draw:connector draw:style-name="gr12" draw:text-style-name="P6" draw:layer="layout" draw:line-skew="-0.453cm" svg:x1="12.997cm" svg:y1="9.206cm" svg:x2="18.289cm" svg:y2="9.336cm" draw:start-shape="id10" draw:start-glue-point="4" draw:end-shape="id12" draw:end-glue-point="5" svg:d="M12997 9206v-967h5292v1097" svg:viewBox="0 0 5293 1098">
          <text:p/>
        </draw:connector>
        <draw:frame draw:style-name="gr5" draw:text-style-name="P5" draw:layer="layout" svg:width="2.841cm" svg:height="0.539cm" svg:x="15.764cm" svg:y="7.644cm">
          <text:p/>
          <draw:object xlink:href="./Object 270" xlink:type="simple" xlink:show="embed" xlink:actuate="onLoad"/>
          <draw:image xlink:href="./ObjectReplacements/Object 270" xlink:type="simple" xlink:show="embed" xlink:actuate="onLoad"/>
        </draw:frame>
        <draw:frame draw:style-name="gr5" draw:text-style-name="P5" draw:layer="layout" svg:width="1.164cm" svg:height="0.474cm" svg:x="16.545cm" svg:y="8.186cm">
          <text:p/>
          <draw:object xlink:href="./Object 271" xlink:type="simple" xlink:show="embed" xlink:actuate="onLoad"/>
          <draw:image xlink:href="./ObjectReplacements/Object 271" xlink:type="simple" xlink:show="embed" xlink:actuate="onLoad"/>
        </draw:frame>
        <draw:custom-shape draw:style-name="gr13" draw:text-style-name="P4" xml:id="id14" draw:id="id14" draw:layer="layout" svg:width="0.887cm" svg:height="0.887cm" svg:x="13.659cm" svg:y="11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38cm" svg:height="0.539cm" svg:x="13.812cm" svg:y="11.28cm">
          <text:p/>
          <draw:object xlink:href="./Object 272" xlink:type="simple" xlink:show="embed" xlink:actuate="onLoad"/>
          <draw:image xlink:href="./ObjectReplacements/Object 272" xlink:type="simple" xlink:show="embed" xlink:actuate="onLoad"/>
        </draw:frame>
        <draw:connector draw:style-name="gr12" draw:text-style-name="P6" draw:layer="layout" svg:x1="18.603cm" svg:y1="10.093cm" svg:x2="14.546cm" svg:y2="11.55cm" draw:start-shape="id12" draw:start-glue-point="8" draw:end-shape="id14" draw:end-glue-point="10" svg:d="M18603 10093v1457h-4057" svg:viewBox="0 0 4058 1458">
          <text:p/>
        </draw:connector>
        <draw:frame draw:style-name="gr5" draw:text-style-name="P5" draw:layer="layout" svg:width="2.959cm" svg:height="0.539cm" svg:x="15.443cm" svg:y="10.949cm">
          <text:p/>
          <draw:object xlink:href="./Object 274" xlink:type="simple" xlink:show="embed" xlink:actuate="onLoad"/>
          <draw:image xlink:href="./ObjectReplacements/Object 274" xlink:type="simple" xlink:show="embed" xlink:actuate="onLoad"/>
        </draw:frame>
        <draw:connector draw:style-name="gr12" draw:text-style-name="P6" draw:layer="layout" svg:x1="21.403cm" svg:y1="10.093cm" svg:x2="14.546cm" svg:y2="11.55cm" draw:start-shape="id13" draw:start-glue-point="8" draw:end-shape="id14" draw:end-glue-point="10" svg:d="M21403 10093v1457h-6857" svg:viewBox="0 0 6858 1458">
          <text:p/>
        </draw:connector>
        <draw:frame draw:style-name="gr5" draw:text-style-name="P5" draw:layer="layout" svg:width="3.819cm" svg:height="1.099cm" svg:x="2.871cm" svg:y="7.905cm">
          <text:p/>
          <draw:object xlink:href="./Object 273" xlink:type="simple" xlink:show="embed" xlink:actuate="onLoad"/>
          <draw:image xlink:href="./ObjectReplacements/Object 273" xlink:type="simple" xlink:show="embed" xlink:actuate="onLoad"/>
        </draw:frame>
        <draw:line draw:style-name="gr15" draw:text-style-name="P6" xml:id="id15" draw:id="id15" draw:layer="layout" svg:x1="2.916cm" svg:y1="7.906cm" svg:x2="6.842cm" svg:y2="7.906cm">
          <text:p/>
        </draw:line>
        <draw:frame draw:style-name="gr5" draw:text-style-name="P5" draw:layer="layout" svg:width="0.793cm" svg:height="0.474cm" svg:x="4.483cm" svg:y="7.415cm">
          <text:p/>
          <draw:object xlink:href="./Object 275" xlink:type="simple" xlink:show="embed" xlink:actuate="onLoad"/>
          <draw:image xlink:href="./ObjectReplacements/Object 275" xlink:type="simple" xlink:show="embed" xlink:actuate="onLoad"/>
        </draw:frame>
        <draw:connector draw:style-name="gr12" draw:text-style-name="P6" draw:layer="layout" svg:x1="2.916cm" svg:y1="7.906cm" svg:x2="4.047cm" svg:y2="9.65cm" draw:start-shape="id15" draw:start-glue-point="3" draw:end-shape="id7" draw:end-glue-point="6" svg:d="M2916 7906v1744h1131" svg:viewBox="0 0 1132 1745">
          <text:p/>
        </draw:connector>
      </draw:page>
      <draw:page draw:name="page5" draw:style-name="dp1" draw:master-page-name="Default">
        <draw:custom-shape draw:style-name="gr13" draw:text-style-name="P4" xml:id="id16" draw:id="id16" draw:layer="layout" svg:width="0.887cm" svg:height="0.887cm" svg:x="8.747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6cm" svg:height="0.539cm" svg:x="8.9cm" svg:y="9.38cm">
          <text:p/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custom-shape draw:style-name="gr13" draw:text-style-name="P4" xml:id="id17" draw:id="id17" draw:layer="layout" svg:width="0.887cm" svg:height="0.887cm" svg:x="13.347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17cm" svg:height="0.539cm" svg:x="13.5cm" svg:y="9.38cm">
          <t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connector draw:style-name="gr12" draw:text-style-name="P6" draw:layer="layout" draw:type="line" svg:x1="9.634cm" svg:y1="9.65cm" svg:x2="13.347cm" svg:y2="9.65cm" draw:start-shape="id16" draw:start-glue-point="10" draw:end-shape="id17" draw:end-glue-point="6" svg:d="M9634 9650h3713" svg:viewBox="0 0 3714 1">
          <text:p/>
        </draw:connector>
        <draw:frame draw:style-name="gr5" draw:text-style-name="P5" draw:layer="layout" svg:width="2.907cm" svg:height="0.539cm" svg:x="10cm" svg:y="9.144cm">
          <text:p/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5" draw:text-style-name="P5" draw:layer="layout" svg:width="1.919cm" svg:height="0.539cm" svg:x="10.494cm" svg:y="7.827cm">
          <text:p/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5" draw:text-style-name="P5" draw:layer="layout" svg:width="4.308cm" svg:height="0.539cm" svg:x="9.299cm" svg:y="8.366cm">
          <text:p/>
          <draw:object xlink:href="./Object 236" xlink:type="simple" xlink:show="embed" xlink:actuate="onLoad"/>
          <draw:image xlink:href="./ObjectReplacements/Object 236" xlink:type="simple" xlink:show="embed" xlink:actuate="onLoad"/>
        </draw:frame>
        <draw:connector draw:style-name="gr12" draw:text-style-name="P6" draw:layer="layout" draw:line-skew="-0.326cm" svg:x1="13.791cm" svg:y1="9.206cm" svg:x2="9.191cm" svg:y2="9.206cm" draw:start-shape="id17" draw:start-glue-point="4" draw:end-shape="id16" draw:end-glue-point="4" svg:d="M13791 9206v-840h-4600v840" svg:viewBox="0 0 4601 841">
          <text:p/>
        </draw:connector>
        <draw:frame draw:style-name="gr5" draw:text-style-name="P5" draw:layer="layout" svg:width="2.233cm" svg:height="1.529cm" svg:x="6.545cm" svg:y="9.763cm">
          <text:p/>
          <draw:object xlink:href="./Object 282" xlink:type="simple" xlink:show="embed" xlink:actuate="onLoad"/>
          <draw:image xlink:href="./ObjectReplacements/Object 282" xlink:type="simple" xlink:show="embed" xlink:actuate="onLoad"/>
        </draw:frame>
        <draw:frame draw:style-name="gr5" draw:text-style-name="P5" draw:layer="layout" svg:width="0.793cm" svg:height="0.474cm" svg:x="7.265cm" svg:y="9.128cm">
          <text:p/>
          <draw:object xlink:href="./Object 283" xlink:type="simple" xlink:show="embed" xlink:actuate="onLoad"/>
          <draw:image xlink:href="./ObjectReplacements/Object 283" xlink:type="simple" xlink:show="embed" xlink:actuate="onLoad"/>
        </draw:frame>
        <draw:connector draw:style-name="gr12" draw:text-style-name="P6" draw:layer="layout" draw:type="curve" svg:x1="13.791cm" svg:y1="9.206cm" svg:x2="14.104cm" svg:y2="9.963cm" draw:start-shape="id17" draw:start-glue-point="4" draw:end-shape="id17" draw:end-glue-point="9" svg:d="M13791 9206c0-771 479-643 798-261s479 1018-485 1018" svg:viewBox="0 0 1046 1322">
          <text:p/>
        </draw:connector>
        <draw:frame draw:style-name="gr5" draw:text-style-name="P5" draw:layer="layout" svg:width="3.763cm" svg:height="0.539cm" svg:x="14.458cm" svg:y="8.245cm">
          <t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frame draw:style-name="gr5" draw:text-style-name="P5" draw:layer="layout" svg:width="2.573cm" svg:height="0.474cm" svg:x="14.938cm" svg:y="8.886cm">
          <text:p/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custom-shape draw:style-name="gr13" draw:text-style-name="P4" xml:id="id18" draw:id="id18" draw:layer="layout" svg:width="0.887cm" svg:height="0.887cm" svg:x="15.847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6cm" svg:height="0.539cm" svg:x="16cm" svg:y="11.08cm">
          <text:p/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connector draw:style-name="gr12" draw:text-style-name="P6" draw:layer="layout" svg:x1="9.191cm" svg:y1="10.093cm" svg:x2="15.847cm" svg:y2="11.35cm" draw:start-shape="id16" draw:start-glue-point="8" draw:end-shape="id18" draw:end-glue-point="6" svg:d="M9191 10093v1257h6656" svg:viewBox="0 0 6657 1258">
          <text:p/>
        </draw:connector>
        <draw:connector draw:style-name="gr12" draw:text-style-name="P6" draw:layer="layout" svg:x1="13.791cm" svg:y1="10.093cm" svg:x2="15.847cm" svg:y2="11.35cm" draw:start-shape="id17" draw:start-glue-point="8" draw:end-shape="id18" draw:end-glue-point="6" svg:d="M13791 10093v1257h2056" svg:viewBox="0 0 2057 1258">
          <text:p/>
        </draw:connector>
        <draw:frame draw:style-name="gr5" draw:text-style-name="P5" draw:layer="layout" svg:width="3.986cm" svg:height="0.539cm" svg:x="9.469cm" svg:y="10.764cm">
          <text:p/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connector draw:style-name="gr12" draw:text-style-name="P6" draw:layer="layout" draw:type="line" svg:x1="6.644cm" svg:y1="9.672cm" svg:x2="8.747cm" svg:y2="9.65cm" draw:end-shape="id16" draw:end-glue-point="6" svg:d="M6644 9672l2103-22" svg:viewBox="0 0 2104 23">
          <text:p/>
        </draw:connector>
        <draw:line draw:style-name="gr15" draw:text-style-name="P6" draw:layer="layout" svg:x1="14.478cm" svg:y1="8.801cm" svg:x2="18.199cm" svg:y2="8.801cm">
          <text:p/>
        </draw:line>
        <draw:frame draw:style-name="gr5" draw:text-style-name="P5" draw:layer="layout" svg:width="4.528cm" svg:height="0.539cm" svg:x="13.775cm" svg:y="10.167cm">
          <text:p/>
          <draw:object xlink:href="./Object 240" xlink:type="simple" xlink:show="embed" xlink:actuate="onLoad"/>
          <draw:image xlink:href="./ObjectReplacements/Object 240" xlink:type="simple" xlink:show="embed" xlink:actuate="onLoad"/>
        </draw:frame>
      </draw:page>
      <draw:page draw:name="page6" draw:style-name="dp1" draw:master-page-name="Default">
        <draw:line draw:style-name="gr1" draw:text-style-name="P1" draw:layer="layout" svg:x1="4.676cm" svg:y1="14.301cm" svg:x2="13.954cm" svg:y2="14.301cm">
          <text:p/>
        </draw:line>
        <draw:frame draw:style-name="gr16" draw:text-style-name="P3" draw:layer="layout" svg:width="1.234cm" svg:height="0.641cm" svg:x="12.085cm" svg:y="14.232cm">
          <draw:text-box>
            <text:p><text:span text:style-name="T1">Time</text:span></text:p>
          </draw:text-box>
        </draw:frame>
        <draw:frame draw:style-name="gr17" draw:text-style-name="P6" draw:layer="layout" svg:width="1.398cm" svg:height="0.539cm" svg:x="5.191cm" svg:y="11.8cm">
          <t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18" draw:text-style-name="P6" draw:layer="layout" svg:width="1.016cm" svg:height="0.533cm" svg:x="6.752cm" svg:y="11.803cm">
          <t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7" draw:text-style-name="P6" draw:layer="layout" svg:width="1.398cm" svg:height="0.539cm" svg:x="11.593cm" svg:y="11.8cm">
          <t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17" draw:text-style-name="P6" draw:layer="layout" svg:width="1.398cm" svg:height="0.539cm" svg:x="5.191cm" svg:y="12.701cm">
          <t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7" draw:text-style-name="P6" draw:layer="layout" svg:width="1.558cm" svg:height="0.539cm" svg:x="8.292cm" svg:y="12.701cm">
          <t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8" draw:text-style-name="P6" draw:layer="layout" svg:width="1.016cm" svg:height="0.533cm" svg:x="9.953cm" svg:y="12.704cm">
          <t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7" draw:text-style-name="P6" draw:layer="layout" svg:width="1.398cm" svg:height="0.539cm" svg:x="5.191cm" svg:y="13.502cm">
          <t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style-name="gr17" draw:text-style-name="P6" draw:layer="layout" svg:width="1.558cm" svg:height="0.539cm" svg:x="8.292cm" svg:y="13.502cm">
          <t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5" draw:text-style-name="P6" draw:layer="layout" svg:width="1.999cm" svg:height="0.999cm" svg:x="8.71cm" svg:y="13.364cm">
          <t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5" draw:text-style-name="P6" draw:layer="layout" svg:width="0.729cm" svg:height="0.539cm" svg:x="3.667cm" svg:y="11.8cm">
          <t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5" draw:text-style-name="P6" draw:layer="layout" svg:width="0.729cm" svg:height="0.539cm" svg:x="3.668cm" svg:y="12.701cm">
          <t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5" draw:text-style-name="P6" draw:layer="layout" svg:width="0.729cm" svg:height="0.539cm" svg:x="3.669cm" svg:y="13.502cm">
          <t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17" draw:text-style-name="P6" draw:layer="layout" svg:width="1.398cm" svg:height="0.539cm" svg:x="11.593cm" svg:y="12.701cm">
          <t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17" draw:text-style-name="P6" draw:layer="layout" svg:width="1.398cm" svg:height="0.539cm" svg:x="11.593cm" svg:y="13.502cm">
          <t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</draw:page>
      <draw:page draw:name="page7" draw:style-name="dp1" draw:master-page-name="Default">
        <draw:line draw:style-name="gr1" draw:text-style-name="P1" draw:layer="layout" svg:x1="6.269cm" svg:y1="15.401cm" svg:x2="14.843cm" svg:y2="15.401cm">
          <text:p/>
        </draw:line>
        <draw:frame draw:style-name="gr16" draw:text-style-name="P3" draw:layer="layout" svg:width="1.234cm" svg:height="0.641cm" svg:x="12.878cm" svg:y="15.332cm">
          <draw:text-box>
            <text:p><text:span text:style-name="T1">Time</text:span></text:p>
          </draw:text-box>
        </draw:frame>
        <draw:frame draw:style-name="gr17" draw:text-style-name="P6" draw:layer="layout" svg:width="1.398cm" svg:height="0.539cm" svg:x="7.684cm" svg:y="12.601cm">
          <t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17" draw:text-style-name="P6" draw:layer="layout" svg:width="1.558cm" svg:height="0.539cm" svg:x="10.585cm" svg:y="12.601cm">
          <t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18" draw:text-style-name="P6" draw:layer="layout" svg:width="1.016cm" svg:height="0.533cm" svg:x="12.246cm" svg:y="12.604cm">
          <t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frame draw:style-name="gr5" draw:text-style-name="P6" draw:layer="layout" svg:width="1.145cm" svg:height="0.539cm" svg:x="6.103cm" svg:y="12.601cm">
          <t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5" draw:text-style-name="P6" draw:layer="layout" svg:width="0.719cm" svg:height="0.539cm" svg:x="6.316cm" svg:y="13.702cm">
          <t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17" draw:text-style-name="P6" draw:layer="layout" svg:width="1.398cm" svg:height="0.539cm" svg:x="7.685cm" svg:y="11.402cm">
          <t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17" draw:text-style-name="P6" draw:layer="layout" svg:width="1.558cm" svg:height="0.539cm" svg:x="10.586cm" svg:y="11.402cm">
          <t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8" draw:text-style-name="P6" draw:layer="layout" svg:width="1.016cm" svg:height="0.533cm" svg:x="12.247cm" svg:y="11.405cm">
          <t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18" draw:text-style-name="P6" draw:layer="layout" svg:width="1.016cm" svg:height="0.533cm" svg:x="9.247cm" svg:y="11.406cm">
          <t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17" draw:text-style-name="P6" draw:layer="layout" svg:width="1.398cm" svg:height="0.539cm" svg:x="7.686cm" svg:y="13.703cm">
          <t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7" draw:text-style-name="P6" draw:layer="layout" svg:width="1.558cm" svg:height="0.539cm" svg:x="10.587cm" svg:y="13.703cm">
          <t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8" draw:text-style-name="P6" draw:layer="layout" svg:width="1.016cm" svg:height="0.533cm" svg:x="12.248cm" svg:y="13.706cm">
          <t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18" draw:text-style-name="P6" draw:layer="layout" svg:width="1.016cm" svg:height="0.533cm" svg:x="9.248cm" svg:y="13.707cm">
          <t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5" draw:text-style-name="P6" draw:layer="layout" svg:width="1.065cm" svg:height="0.539cm" svg:x="6.143cm" svg:y="11.401cm">
          <t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5" draw:text-style-name="P6" draw:layer="layout" svg:width="0.723cm" svg:height="0.539cm" svg:x="6.314cm" svg:y="14.503cm">
          <t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8" draw:text-style-name="P6" draw:layer="layout" svg:width="1.016cm" svg:height="0.533cm" svg:x="12.249cm" svg:y="14.507cm">
          <t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17" draw:text-style-name="P6" draw:layer="layout" svg:width="1.398cm" svg:height="0.539cm" svg:x="7.686cm" svg:y="14.504cm">
          <t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line draw:style-name="gr19" draw:text-style-name="P6" draw:layer="layout" svg:x1="5.953cm" svg:y1="12.176cm" svg:x2="14.843cm" svg:y2="12.176cm">
          <text:p/>
        </draw:line>
        <draw:line draw:style-name="gr19" draw:text-style-name="P6" draw:layer="layout" svg:x1="5.953cm" svg:y1="13.376cm" svg:x2="14.843cm" svg:y2="13.376cm">
          <text:p/>
        </draw:line>
      </draw:page>
      <draw:page draw:name="page8" draw:style-name="dp1" draw:master-page-name="Default">
        <draw:line draw:style-name="gr1" draw:text-style-name="P1" draw:layer="layout" svg:x1="7.128cm" svg:y1="12.428cm" svg:x2="16.406cm" svg:y2="12.428cm">
          <text:p/>
        </draw:line>
        <draw:frame draw:style-name="gr16" draw:text-style-name="P3" draw:layer="layout" svg:width="1.234cm" svg:height="0.641cm" svg:x="14.537cm" svg:y="12.359cm">
          <draw:text-box>
            <text:p><text:span text:style-name="T1">Time</text:span></text:p>
          </draw:text-box>
        </draw:frame>
        <draw:frame draw:style-name="gr17" draw:text-style-name="P6" draw:layer="layout" svg:width="1.398cm" svg:height="0.539cm" svg:x="7.643cm" svg:y="10.32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7" draw:text-style-name="P6" draw:layer="layout" svg:width="1.558cm" svg:height="0.539cm" svg:x="10.544cm" svg:y="10.32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6" draw:layer="layout" svg:width="1.145cm" svg:height="0.539cm" svg:x="6.062cm" svg:y="10.32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6" draw:layer="layout" svg:width="0.719cm" svg:height="0.539cm" svg:x="6.275cm" svg:y="11.42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text-style-name="P6" draw:layer="layout" svg:width="1.398cm" svg:height="0.539cm" svg:x="14.145cm" svg:y="10.32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7" draw:text-style-name="P6" draw:layer="layout" svg:width="1.398cm" svg:height="0.539cm" svg:x="7.644cm" svg:y="9.12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7" draw:text-style-name="P6" draw:layer="layout" svg:width="1.558cm" svg:height="0.539cm" svg:x="10.545cm" svg:y="9.12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7" draw:text-style-name="P6" draw:layer="layout" svg:width="1.398cm" svg:height="0.539cm" svg:x="14.146cm" svg:y="9.12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8" draw:text-style-name="P6" draw:layer="layout" svg:width="1.016cm" svg:height="0.533cm" svg:x="9.206cm" svg:y="9.13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text-style-name="P6" draw:layer="layout" svg:width="1.398cm" svg:height="0.539cm" svg:x="7.645cm" svg:y="11.4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7" draw:text-style-name="P6" draw:layer="layout" svg:width="1.398cm" svg:height="0.539cm" svg:x="14.147cm" svg:y="11.4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8" draw:text-style-name="P6" draw:layer="layout" svg:width="1.016cm" svg:height="0.533cm" svg:x="9.207cm" svg:y="11.43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5" draw:text-style-name="P6" draw:layer="layout" svg:width="1.065cm" svg:height="0.539cm" svg:x="6.102cm" svg:y="9.12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19" draw:text-style-name="P6" draw:layer="layout" svg:x1="5.923cm" svg:y1="9.903cm" svg:x2="16.464cm" svg:y2="9.903cm">
          <text:p/>
        </draw:line>
        <draw:line draw:style-name="gr19" draw:text-style-name="P6" draw:layer="layout" svg:x1="5.953cm" svg:y1="11.103cm" svg:x2="16.494cm" svg:y2="11.103cm">
          <text:p/>
        </draw:line>
        <draw:frame draw:style-name="gr18" draw:text-style-name="P6" draw:layer="layout" svg:width="1.016cm" svg:height="0.533cm" svg:x="9.206cm" svg:y="10.33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</draw:page>
      <draw:page draw:name="page9" draw:style-name="dp1" draw:master-page-name="Default">
        <draw:connector draw:style-name="gr12" draw:text-style-name="P4" draw:layer="layout" draw:type="line" svg:x1="3.665cm" svg:y1="7.163cm" svg:x2="4.643cm" svg:y2="7.166cm" draw:end-shape="id19" draw:end-glue-point="6" svg:d="M3665 7163l978 3" svg:viewBox="0 0 979 4">
          <text:p/>
        </draw:connector>
        <draw:frame draw:style-name="gr20" draw:text-style-name="P8" draw:layer="layout" svg:width="1.141cm" svg:height="0.802cm" svg:x="3.513cm" svg:y="6.54cm">
          <draw:text-box>
            <text:p><text:span text:style-name="T2">init</text:span></text:p>
          </draw:text-box>
        </draw:frame>
        <draw:custom-shape draw:style-name="gr13" draw:text-style-name="P4" xml:id="id20" draw:id="id20" draw:layer="layout" svg:width="0.887cm" svg:height="0.887cm" svg:x="6.79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5cm" svg:height="0.539cm" svg:x="6.943cm" svg:y="6.8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2" draw:text-style-name="P6" draw:layer="layout" draw:type="line" svg:x1="5.53cm" svg:y1="7.166cm" svg:x2="6.79cm" svg:y2="7.162cm" draw:start-shape="id19" draw:start-glue-point="10" draw:end-shape="id20" draw:end-glue-point="6" svg:d="M5530 7166l1260-4" svg:viewBox="0 0 1261 5">
          <text:p/>
        </draw:connector>
        <draw:frame draw:style-name="gr5" draw:text-style-name="P6" draw:layer="layout" svg:width="1.398cm" svg:height="0.539cm" svg:x="5.425cm" svg:y="6.577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g>
          <draw:custom-shape draw:style-name="gr13" draw:text-style-name="P4" xml:id="id19" draw:id="id19" draw:layer="layout" svg:width="0.887cm" svg:height="0.887cm" svg:x="4.643cm" svg:y="6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6cm" svg:height="0.539cm" svg:x="4.796cm" svg:y="6.896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draw:g>
        <draw:frame draw:style-name="gr17" draw:text-style-name="P6" draw:layer="layout" svg:width="1.398cm" svg:height="0.539cm" svg:x="5.387cm" svg:y="3.089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7" draw:text-style-name="P6" draw:layer="layout" svg:width="1.558cm" svg:height="0.539cm" svg:x="8.288cm" svg:y="3.08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8" draw:text-style-name="P6" draw:layer="layout" svg:width="1.016cm" svg:height="0.533cm" svg:x="9.949cm" svg:y="3.09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text-style-name="P6" draw:layer="layout" svg:width="1.145cm" svg:height="0.539cm" svg:x="3.806cm" svg:y="3.08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" draw:text-style-name="P6" draw:layer="layout" svg:width="0.719cm" svg:height="0.539cm" svg:x="4.019cm" svg:y="4.1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7" draw:text-style-name="P6" draw:layer="layout" svg:width="1.398cm" svg:height="0.539cm" svg:x="11.889cm" svg:y="3.089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7" draw:text-style-name="P6" draw:layer="layout" svg:width="1.398cm" svg:height="0.539cm" svg:x="5.389cm" svg:y="4.19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7" draw:text-style-name="P6" draw:layer="layout" svg:width="1.558cm" svg:height="0.539cm" svg:x="8.29cm" svg:y="4.191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8" draw:text-style-name="P6" draw:layer="layout" svg:width="1.016cm" svg:height="0.533cm" svg:x="9.951cm" svg:y="4.19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7" draw:text-style-name="P6" draw:layer="layout" svg:width="1.398cm" svg:height="0.539cm" svg:x="11.891cm" svg:y="4.19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8" draw:text-style-name="P6" draw:layer="layout" svg:width="1.016cm" svg:height="0.533cm" svg:x="6.951cm" svg:y="4.195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line draw:style-name="gr19" draw:text-style-name="P6" draw:layer="layout" svg:x1="3.697cm" svg:y1="3.864cm" svg:x2="14.238cm" svg:y2="3.864cm">
          <text:p/>
        </draw:line>
        <draw:g xml:id="id21" draw:id="id21">
          <draw:custom-shape draw:style-name="gr13" draw:text-style-name="P4" draw:layer="layout" svg:width="0.887cm" svg:height="0.887cm" svg:x="8.943cm" svg:y="5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6cm" svg:height="0.539cm" svg:x="9.096cm" svg:y="5.996cm">
            <t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connector draw:style-name="gr12" draw:text-style-name="P6" draw:layer="layout" draw:type="line" svg:x1="7.547cm" svg:y1="6.848cm" svg:x2="8.943cm" svg:y2="6.265cm" draw:start-shape="id20" draw:start-glue-point="11" draw:end-shape="id21" draw:end-glue-point="3" svg:d="M7547 6848l1396-583" svg:viewBox="0 0 1397 584">
          <text:p/>
        </draw:connector>
        <draw:frame draw:style-name="gr5" draw:text-style-name="P6" draw:layer="layout" svg:width="0.906cm" svg:height="0.474cm" svg:x="7.614cm" svg:y="6.114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onnector draw:style-name="gr21" draw:text-style-name="P6" draw:layer="layout" draw:type="curve" draw:line-skew="0.364cm" svg:x1="9.386cm" svg:y1="5.822cm" svg:x2="7.233cm" svg:y2="6.718cm" draw:start-shape="id21" draw:start-glue-point="0" svg:d="M9386 5822c0-225-2153-673-2153 896" svg:viewBox="0 0 2154 1133">
          <text:p/>
        </draw:connector>
        <draw:g xml:id="id22" draw:id="id22">
          <draw:custom-shape draw:style-name="gr13" draw:text-style-name="P4" draw:layer="layout" svg:width="0.887cm" svg:height="0.887cm" svg:x="8.943cm" svg:y="7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6cm" svg:height="0.539cm" svg:x="9.096cm" svg:y="7.796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frame draw:style-name="gr5" draw:text-style-name="P6" draw:layer="layout" svg:width="1.559cm" svg:height="0.539cm" svg:x="7.677cm" svg:y="7.192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g xml:id="id23" draw:id="id23">
          <draw:custom-shape draw:style-name="gr13" draw:text-style-name="P4" draw:layer="layout" svg:width="0.887cm" svg:height="0.887cm" svg:x="10.843cm" svg:y="7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6cm" svg:height="0.539cm" svg:x="10.996cm" svg:y="7.796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connector draw:style-name="gr12" draw:text-style-name="P6" draw:layer="layout" draw:type="line" svg:x1="9.83cm" svg:y1="8.065cm" svg:x2="10.843cm" svg:y2="8.065cm" draw:start-shape="id22" draw:start-glue-point="1" draw:end-shape="id23" draw:end-glue-point="3" svg:d="M9830 8065h1013" svg:viewBox="0 0 1014 1">
          <text:p/>
        </draw:connector>
        <draw:frame draw:style-name="gr5" draw:text-style-name="P6" draw:layer="layout" svg:width="0.906cm" svg:height="0.474cm" svg:x="9.826cm" svg:y="7.57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onnector draw:style-name="gr12" draw:text-style-name="P6" draw:layer="layout" draw:type="line" svg:x1="7.547cm" svg:y1="7.475cm" svg:x2="8.943cm" svg:y2="8.065cm" draw:start-shape="id20" draw:start-glue-point="9" draw:end-shape="id22" draw:end-glue-point="3" svg:d="M7547 7475l1396 590" svg:viewBox="0 0 1397 591">
          <text:p/>
        </draw:connector>
        <draw:g xml:id="id24" draw:id="id24">
          <draw:custom-shape draw:style-name="gr13" draw:text-style-name="P4" draw:layer="layout" svg:width="0.887cm" svg:height="0.887cm" svg:x="13.143cm" svg:y="7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6cm" svg:height="0.539cm" svg:x="13.296cm" svg:y="7.796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connector draw:style-name="gr12" draw:text-style-name="P6" draw:layer="layout" draw:type="line" svg:x1="11.73cm" svg:y1="8.065cm" svg:x2="13.143cm" svg:y2="8.065cm" draw:start-shape="id23" draw:start-glue-point="1" draw:end-shape="id24" draw:end-glue-point="3" svg:d="M11730 8065h1413" svg:viewBox="0 0 1414 1">
          <text:p/>
        </draw:connector>
        <draw:frame draw:style-name="gr5" draw:text-style-name="P6" draw:layer="layout" svg:width="1.398cm" svg:height="0.539cm" svg:x="11.74cm" svg:y="7.573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5" draw:text-style-name="P6" draw:layer="layout" svg:width="1.559cm" svg:height="0.539cm" svg:x="9.836cm" svg:y="5.699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custom-shape draw:style-name="gr22" draw:text-style-name="P6" draw:layer="layout" svg:width="0.762cm" svg:height="0.762cm" draw:transform="rotate (0.785398163397448) translate (11.168cm 6.30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56.7496723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9.83cm" svg:y1="6.265cm" svg:x2="11.346cm" svg:y2="6.297cm" draw:start-shape="id21" draw:start-glue-point="1" svg:d="M9830 6265l1516 32" svg:viewBox="0 0 1517 33">
          <text:p/>
        </draw:connector>
        <draw:custom-shape draw:style-name="gr23" draw:text-style-name="P9" draw:layer="layout" svg:width="0.381cm" svg:height="0.381cm" svg:x="5.953cm" svg:y="7.223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381cm" svg:height="0.381cm" svg:x="8.193cm" svg:y="6.588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381cm" svg:height="0.381cm" svg:x="7.939cm" svg:y="5.191cm">
          <text:p text:style-name="P6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381cm" svg:height="0.381cm" svg:x="8.012cm" svg:y="7.801cm">
          <text:p text:style-name="P6"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381cm" svg:height="0.381cm" svg:x="10.112cm" svg:y="8.101cm">
          <text:p text:style-name="P6"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381cm" svg:height="0.381cm" svg:x="12.212cm" svg:y="8.101cm">
          <text:p text:style-name="P6"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onnector draw:style-name="gr12" draw:text-style-name="P4" draw:layer="layout" draw:type="line" svg:x1="3.032cm" svg:y1="7.17cm" svg:x2="3.949cm" svg:y2="7.173cm" draw:end-shape="id25" draw:end-glue-point="6" svg:d="M3032 7170l917 3" svg:viewBox="0 0 918 4">
          <text:p/>
        </draw:connector>
        <draw:frame draw:style-name="gr20" draw:text-style-name="P8" draw:layer="layout" svg:width="1.141cm" svg:height="0.802cm" svg:x="2.82cm" svg:y="6.468cm">
          <draw:text-box>
            <text:p><text:span text:style-name="T2">init</text:span></text:p>
          </draw:text-box>
        </draw:frame>
        <draw:custom-shape draw:style-name="gr13" draw:text-style-name="P4" xml:id="id26" draw:id="id26" draw:layer="layout" svg:width="0.887cm" svg:height="0.887cm" svg:x="6.096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5cm" svg:height="0.539cm" svg:x="6.249cm" svg:y="6.899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onnector draw:style-name="gr12" draw:text-style-name="P6" draw:layer="layout" draw:type="line" svg:x1="4.836cm" svg:y1="7.173cm" svg:x2="6.096cm" svg:y2="7.169cm" draw:start-shape="id25" draw:start-glue-point="10" draw:end-shape="id26" draw:end-glue-point="6" svg:d="M4836 7173l1260-4" svg:viewBox="0 0 1261 5">
          <text:p/>
        </draw:connector>
        <draw:frame draw:style-name="gr5" draw:text-style-name="P6" draw:layer="layout" svg:width="1.398cm" svg:height="0.539cm" svg:x="4.731cm" svg:y="6.584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custom-shape draw:style-name="gr13" draw:text-style-name="P4" xml:id="id25" draw:id="id25" draw:layer="layout" svg:width="0.887cm" svg:height="0.887cm" svg:x="3.949cm" svg:y="6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6cm" svg:height="0.539cm" svg:x="4.102cm" svg:y="6.903cm">
            <t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</draw:g>
        <draw:frame draw:style-name="gr17" draw:text-style-name="P6" draw:layer="layout" svg:width="1.398cm" svg:height="0.539cm" svg:x="5.393cm" svg:y="3.096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7" draw:text-style-name="P6" draw:layer="layout" svg:width="1.558cm" svg:height="0.539cm" svg:x="8.294cm" svg:y="3.096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8" draw:text-style-name="P6" draw:layer="layout" svg:width="1.016cm" svg:height="0.533cm" svg:x="9.955cm" svg:y="3.099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" draw:text-style-name="P6" draw:layer="layout" svg:width="1.145cm" svg:height="0.539cm" svg:x="3.812cm" svg:y="3.096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7" draw:text-style-name="P6" draw:layer="layout" svg:width="1.398cm" svg:height="0.539cm" svg:x="11.895cm" svg:y="3.096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19" draw:text-style-name="P6" draw:layer="layout" svg:x1="3.703cm" svg:y1="3.871cm" svg:x2="14.244cm" svg:y2="3.871cm">
          <text:p/>
        </draw:line>
        <draw:g xml:id="id27" draw:id="id27">
          <draw:custom-shape draw:style-name="gr13" draw:text-style-name="P4" draw:layer="layout" svg:width="0.887cm" svg:height="0.887cm" svg:x="8.149cm" svg:y="5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6cm" svg:height="0.539cm" svg:x="8.302cm" svg:y="6.003cm">
            <text:p/>
            <draw:object xlink:href="./Object 69" xlink:type="simple" xlink:show="embed" xlink:actuate="onLoad"/>
            <draw:image xlink:href="./ObjectReplacements/Object 69" xlink:type="simple" xlink:show="embed" xlink:actuate="onLoad"/>
          </draw:frame>
        </draw:g>
        <draw:connector draw:style-name="gr21" draw:text-style-name="P6" draw:layer="layout" draw:type="line" svg:x1="6.853cm" svg:y1="6.855cm" svg:x2="8.149cm" svg:y2="6.272cm" draw:start-shape="id26" draw:start-glue-point="11" draw:end-shape="id27" draw:end-glue-point="3" svg:d="M6853 6855l1296-583" svg:viewBox="0 0 1297 584">
          <text:p/>
        </draw:connector>
        <draw:frame draw:style-name="gr5" draw:text-style-name="P6" draw:layer="layout" svg:width="0.906cm" svg:height="0.474cm" svg:x="6.82cm" svg:y="6.121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g xml:id="id28" draw:id="id28">
          <draw:custom-shape draw:style-name="gr13" draw:text-style-name="P4" draw:layer="layout" svg:width="0.887cm" svg:height="0.887cm" svg:x="8.149cm" svg:y="7.6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6cm" svg:height="0.539cm" svg:x="8.302cm" svg:y="7.803cm">
            <text:p/>
            <draw:object xlink:href="./Object 71" xlink:type="simple" xlink:show="embed" xlink:actuate="onLoad"/>
            <draw:image xlink:href="./ObjectReplacements/Object 71" xlink:type="simple" xlink:show="embed" xlink:actuate="onLoad"/>
          </draw:frame>
        </draw:g>
        <draw:frame draw:style-name="gr5" draw:text-style-name="P6" draw:layer="layout" svg:width="1.559cm" svg:height="0.539cm" svg:x="6.961cm" svg:y="7.192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g xml:id="id29" draw:id="id29">
          <draw:custom-shape draw:style-name="gr13" draw:text-style-name="P4" draw:layer="layout" svg:width="0.887cm" svg:height="0.887cm" svg:x="10.149cm" svg:y="7.6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6cm" svg:height="0.539cm" svg:x="10.302cm" svg:y="7.803cm">
            <text:p/>
            <draw:object xlink:href="./Object 73" xlink:type="simple" xlink:show="embed" xlink:actuate="onLoad"/>
            <draw:image xlink:href="./ObjectReplacements/Object 73" xlink:type="simple" xlink:show="embed" xlink:actuate="onLoad"/>
          </draw:frame>
        </draw:g>
        <draw:connector draw:style-name="gr12" draw:text-style-name="P6" draw:layer="layout" draw:type="line" svg:x1="9.036cm" svg:y1="8.072cm" svg:x2="10.149cm" svg:y2="8.072cm" draw:start-shape="id28" draw:start-glue-point="1" draw:end-shape="id29" draw:end-glue-point="3" svg:d="M9036 8072h1113" svg:viewBox="0 0 1114 1">
          <text:p/>
        </draw:connector>
        <draw:frame draw:style-name="gr5" draw:text-style-name="P6" draw:layer="layout" svg:width="0.906cm" svg:height="0.474cm" svg:x="9.032cm" svg:y="7.585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connector draw:style-name="gr21" draw:text-style-name="P6" draw:layer="layout" draw:type="line" svg:x1="6.853cm" svg:y1="7.482cm" svg:x2="8.149cm" svg:y2="8.072cm" draw:end-shape="id28" draw:end-glue-point="3" svg:d="M6853 7482l1296 590" svg:viewBox="0 0 1297 591">
          <text:p/>
        </draw:connector>
        <draw:g xml:id="id30" draw:id="id30">
          <draw:custom-shape draw:style-name="gr13" draw:text-style-name="P4" draw:layer="layout" svg:width="0.887cm" svg:height="0.887cm" svg:x="12.449cm" svg:y="7.6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6cm" svg:height="0.539cm" svg:x="12.602cm" svg:y="7.803cm">
            <text:p/>
            <draw:object xlink:href="./Object 75" xlink:type="simple" xlink:show="embed" xlink:actuate="onLoad"/>
            <draw:image xlink:href="./ObjectReplacements/Object 75" xlink:type="simple" xlink:show="embed" xlink:actuate="onLoad"/>
          </draw:frame>
        </draw:g>
        <draw:connector draw:style-name="gr12" draw:text-style-name="P6" draw:layer="layout" draw:type="line" svg:x1="11.036cm" svg:y1="8.072cm" svg:x2="12.449cm" svg:y2="8.072cm" draw:start-shape="id29" draw:start-glue-point="1" draw:end-shape="id30" draw:end-glue-point="3" svg:d="M11036 8072h1413" svg:viewBox="0 0 1414 1">
          <text:p/>
        </draw:connector>
        <draw:frame draw:style-name="gr5" draw:text-style-name="P6" draw:layer="layout" svg:width="1.398cm" svg:height="0.539cm" svg:x="10.946cm" svg:y="7.48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5" draw:text-style-name="P6" draw:layer="layout" svg:width="0.723cm" svg:height="0.539cm" svg:x="4.048cm" svg:y="4.143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8" draw:text-style-name="P6" draw:layer="layout" svg:width="1.016cm" svg:height="0.533cm" svg:x="9.983cm" svg:y="4.147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7" draw:text-style-name="P6" draw:layer="layout" svg:width="1.398cm" svg:height="0.539cm" svg:x="11.923cm" svg:y="4.144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7" draw:text-style-name="P6" draw:layer="layout" svg:width="1.398cm" svg:height="0.539cm" svg:x="5.42cm" svg:y="4.144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custom-shape draw:style-name="gr13" draw:text-style-name="P4" xml:id="id31" draw:id="id31" draw:layer="layout" svg:width="0.887cm" svg:height="0.887cm" svg:x="10.349cm" svg:y="5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6cm" svg:height="0.539cm" svg:x="10.502cm" svg:y="6.003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custom-shape draw:style-name="gr13" draw:text-style-name="P4" xml:id="id32" draw:id="id32" draw:layer="layout" svg:width="0.887cm" svg:height="0.887cm" svg:x="12.249cm" svg:y="5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6cm" svg:height="0.539cm" svg:x="12.402cm" svg:y="6.003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connector draw:style-name="gr21" draw:text-style-name="P6" draw:layer="layout" draw:type="line" svg:x1="9.036cm" svg:y1="6.272cm" svg:x2="10.349cm" svg:y2="6.273cm" draw:start-shape="id27" draw:start-glue-point="1" draw:end-shape="id31" draw:end-glue-point="6" svg:d="M9036 6272l1313 1" svg:viewBox="0 0 1314 2">
          <text:p/>
        </draw:connector>
        <draw:frame draw:style-name="gr5" draw:text-style-name="P6" draw:layer="layout" svg:width="1.398cm" svg:height="0.539cm" svg:x="8.989cm" svg:y="5.695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connector draw:style-name="gr12" draw:text-style-name="P6" draw:layer="layout" draw:type="line" svg:x1="11.236cm" svg:y1="6.273cm" svg:x2="12.249cm" svg:y2="6.273cm" draw:start-shape="id31" draw:start-glue-point="10" draw:end-shape="id32" draw:end-glue-point="6" svg:d="M11236 6273h1013" svg:viewBox="0 0 1014 1">
          <text:p/>
        </draw:connector>
        <draw:frame draw:style-name="gr5" draw:text-style-name="P6" draw:layer="layout" svg:width="0.906cm" svg:height="0.474cm" svg:x="11.203cm" svg:y="5.826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connector draw:style-name="gr12" draw:text-style-name="P6" draw:layer="layout" draw:type="line" svg:x1="13.136cm" svg:y1="6.273cm" svg:x2="14.579cm" svg:y2="6.291cm" draw:start-shape="id32" draw:start-glue-point="10" svg:d="M13136 6273l1443 18" svg:viewBox="0 0 1444 19">
          <text:p/>
        </draw:connector>
        <draw:frame draw:style-name="gr5" draw:text-style-name="P6" draw:layer="layout" svg:width="1.398cm" svg:height="0.539cm" svg:x="13.046cm" svg:y="5.695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custom-shape draw:style-name="gr22" draw:text-style-name="P6" draw:layer="layout" svg:width="0.762cm" svg:height="0.762cm" draw:transform="rotate (0.785398163397448) translate (14.335cm 6.30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56.7496723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0.473cm" svg:height="0.473cm" svg:x="7.061cm" svg:y="7.731cm">
          <text:p text:style-name="P6"><text:span text:style-name="T4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473cm" svg:height="0.473cm" svg:x="5.161cm" svg:y="7.231cm">
          <text:p text:style-name="P6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473cm" svg:height="0.473cm" svg:x="7.461cm" svg:y="6.531cm">
          <text:p text:style-name="P6"><text:span text:style-name="T4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473cm" svg:height="0.473cm" svg:x="9.461cm" svg:y="6.331cm">
          <text:p text:style-name="P6"><text:span text:style-name="T4">3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473cm" svg:height="0.473cm" svg:x="11.461cm" svg:y="6.331cm">
          <text:p text:style-name="P6"><text:span text:style-name="T4">4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473cm" svg:height="0.473cm" svg:x="9.261cm" svg:y="8.131cm">
          <text:p text:style-name="P6"><text:span text:style-name="T4">3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473cm" svg:height="0.473cm" svg:x="11.461cm" svg:y="8.131cm">
          <text:p text:style-name="P6"><text:span text:style-name="T4">4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6" draw:layer="layout" draw:type="curve" svg:x1="12.693cm" svg:y1="5.829cm" svg:x2="10.793cm" svg:y2="5.829cm" draw:start-shape="id32" draw:start-glue-point="4" draw:end-shape="id31" draw:end-glue-point="4" svg:d="M12693 5829c0-771-1900-771-1900 0" svg:viewBox="0 0 1901 579">
          <text:p/>
        </draw:connector>
        <draw:custom-shape draw:style-name="gr24" draw:text-style-name="P10" draw:layer="layout" svg:width="0.473cm" svg:height="0.473cm" svg:x="11.461cm" svg:y="5.231cm">
          <text:p text:style-name="P6"><text:span text:style-name="T4">5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291cm" svg:height="0.291cm" draw:transform="rotate (0.785398163397448) translate (10.425cm 5.42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56.7496723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line draw:style-name="gr1" draw:text-style-name="P1" draw:layer="layout" svg:x1="8.047cm" svg:y1="14.371cm" svg:x2="17.325cm" svg:y2="14.371cm">
          <text:p/>
        </draw:line>
        <draw:frame draw:style-name="gr16" draw:text-style-name="P3" draw:layer="layout" svg:width="1.234cm" svg:height="0.641cm" svg:x="15.456cm" svg:y="14.302cm">
          <draw:text-box>
            <text:p><text:span text:style-name="T1">Time</text:span></text:p>
          </draw:text-box>
        </draw:frame>
        <draw:frame draw:style-name="gr17" draw:text-style-name="P6" draw:layer="layout" svg:width="1.398cm" svg:height="0.539cm" svg:x="8.562cm" svg:y="12.171cm">
          <t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5" draw:text-style-name="P6" draw:layer="layout" svg:width="0.885cm" svg:height="0.539cm" svg:x="7.081cm" svg:y="12.171cm">
          <t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5" draw:text-style-name="P6" draw:layer="layout" svg:width="0.87cm" svg:height="0.539cm" svg:x="7.088cm" svg:y="12.872cm">
          <t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17" draw:text-style-name="P6" draw:layer="layout" svg:width="1.398cm" svg:height="0.539cm" svg:x="15.064cm" svg:y="12.171cm">
          <t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17" draw:text-style-name="P6" draw:layer="layout" svg:width="1.398cm" svg:height="0.539cm" svg:x="8.563cm" svg:y="10.972cm">
          <t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7" draw:text-style-name="P6" draw:layer="layout" svg:width="1.398cm" svg:height="0.539cm" svg:x="15.065cm" svg:y="10.972cm">
          <t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17" draw:text-style-name="P6" draw:layer="layout" svg:width="1.398cm" svg:height="0.539cm" svg:x="8.564cm" svg:y="12.873cm">
          <t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17" draw:text-style-name="P6" draw:layer="layout" svg:width="1.398cm" svg:height="0.539cm" svg:x="15.066cm" svg:y="12.873cm">
          <t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5" draw:text-style-name="P6" draw:layer="layout" svg:width="0.598cm" svg:height="0.474cm" svg:x="7.224cm" svg:y="10.971cm">
          <t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line draw:style-name="gr19" draw:text-style-name="P6" draw:layer="layout" svg:x1="6.842cm" svg:y1="11.746cm" svg:x2="17.383cm" svg:y2="11.746cm">
          <text:p/>
        </draw:line>
        <draw:frame draw:style-name="gr18" draw:text-style-name="P6" draw:layer="layout" svg:width="1.016cm" svg:height="0.533cm" svg:x="10.125cm" svg:y="12.177cm">
          <t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17" draw:text-style-name="P6" draw:layer="layout" svg:width="1.567cm" svg:height="0.539cm" svg:x="11.366cm" svg:y="12.874cm">
          <t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5" draw:text-style-name="P6" draw:layer="layout" svg:width="0.874cm" svg:height="0.539cm" svg:x="7.088cm" svg:y="13.573cm">
          <t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17" draw:text-style-name="P6" draw:layer="layout" svg:width="1.398cm" svg:height="0.539cm" svg:x="8.565cm" svg:y="13.574cm">
          <t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17" draw:text-style-name="P6" draw:layer="layout" svg:width="1.398cm" svg:height="0.539cm" svg:x="15.067cm" svg:y="13.574cm">
          <t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17" draw:text-style-name="P6" draw:layer="layout" svg:width="1.567cm" svg:height="0.539cm" svg:x="11.367cm" svg:y="13.575cm">
          <text:p/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18" draw:text-style-name="P6" draw:layer="layout" svg:width="1.016cm" svg:height="0.533cm" svg:x="13.127cm" svg:y="13.579cm">
          <text:p/>
          <draw:object xlink:href="./Object 177" xlink:type="simple" xlink:show="embed" xlink:actuate="onLoad"/>
          <draw:image xlink:href="./ObjectReplacements/Object 177" xlink:type="simple" xlink:show="embed" xlink:actuate="onLoad"/>
        </draw:frame>
      </draw:page>
      <draw:page draw:name="page12" draw:style-name="dp1" draw:master-page-name="Default">
        <draw:connector draw:style-name="gr12" draw:text-style-name="P4" draw:layer="layout" draw:type="line" svg:x1="3.634cm" svg:y1="8.07cm" svg:x2="4.551cm" svg:y2="8.073cm" draw:end-shape="id33" draw:end-glue-point="6" svg:d="M3634 8070l917 3" svg:viewBox="0 0 918 4">
          <text:p/>
        </draw:connector>
        <draw:frame draw:style-name="gr20" draw:text-style-name="P8" draw:layer="layout" svg:width="1.141cm" svg:height="0.802cm" svg:x="3.467cm" svg:y="7.448cm">
          <draw:text-box>
            <text:p><text:span text:style-name="T2">init</text:span></text:p>
          </draw:text-box>
        </draw:frame>
        <draw:custom-shape draw:style-name="gr13" draw:text-style-name="P4" xml:id="id34" draw:id="id34" draw:layer="layout" svg:width="0.887cm" svg:height="0.887cm" svg:x="6.698cm" svg:y="7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5cm" svg:height="0.539cm" svg:x="6.851cm" svg:y="7.79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12" draw:text-style-name="P6" draw:layer="layout" draw:type="line" svg:x1="5.438cm" svg:y1="8.073cm" svg:x2="6.698cm" svg:y2="8.069cm" draw:start-shape="id33" draw:start-glue-point="10" draw:end-shape="id34" draw:end-glue-point="6" svg:d="M5438 8073l1260-4" svg:viewBox="0 0 1261 5">
          <text:p/>
        </draw:connector>
        <draw:frame draw:style-name="gr5" draw:text-style-name="P6" draw:layer="layout" svg:width="1.398cm" svg:height="0.539cm" svg:x="5.333cm" svg:y="7.48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g>
          <draw:custom-shape draw:style-name="gr13" draw:text-style-name="P4" xml:id="id33" draw:id="id33" draw:layer="layout" svg:width="0.887cm" svg:height="0.887cm" svg:x="4.551cm" svg:y="7.6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6cm" svg:height="0.539cm" svg:x="4.704cm" svg:y="7.803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frame draw:style-name="gr17" draw:text-style-name="P6" draw:layer="layout" svg:width="1.398cm" svg:height="0.539cm" svg:x="5.395cm" svg:y="3.09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7" draw:text-style-name="P6" draw:layer="layout" svg:width="1.558cm" svg:height="0.539cm" svg:x="8.296cm" svg:y="3.096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8" draw:text-style-name="P6" draw:layer="layout" svg:width="1.016cm" svg:height="0.533cm" svg:x="9.957cm" svg:y="3.09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5" draw:text-style-name="P6" draw:layer="layout" svg:width="1.145cm" svg:height="0.539cm" svg:x="3.814cm" svg:y="3.096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7" draw:text-style-name="P6" draw:layer="layout" svg:width="1.398cm" svg:height="0.539cm" svg:x="12.797cm" svg:y="3.096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line draw:style-name="gr19" draw:text-style-name="P6" draw:layer="layout" svg:x1="3.705cm" svg:y1="3.871cm" svg:x2="14.97cm" svg:y2="3.871cm">
          <text:p/>
        </draw:line>
        <draw:custom-shape draw:style-name="gr13" draw:text-style-name="P4" xml:id="id35" draw:id="id35" draw:layer="layout" svg:width="0.887cm" svg:height="0.887cm" svg:x="8.251cm" svg:y="6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6cm" svg:height="0.539cm" svg:x="8.431cm" svg:y="6.503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connector draw:style-name="gr25" draw:text-style-name="P6" draw:layer="layout" draw:type="line" svg:x1="7.455cm" svg:y1="7.755cm" svg:x2="8.251cm" svg:y2="6.773cm" draw:start-shape="id34" draw:start-glue-point="11" draw:end-shape="id35" draw:end-glue-point="6" svg:d="M7455 7755l796-982" svg:viewBox="0 0 797 983">
          <text:p/>
        </draw:connector>
        <draw:frame draw:style-name="gr5" draw:text-style-name="P6" draw:layer="layout" svg:width="0.906cm" svg:height="0.474cm" svg:x="7.034cm" svg:y="6.821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g xml:id="id36" draw:id="id36">
          <draw:custom-shape draw:style-name="gr13" draw:text-style-name="P4" draw:layer="layout" svg:width="0.887cm" svg:height="0.887cm" svg:x="8.251cm" svg:y="9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1cm" svg:height="0.539cm" svg:x="8.404cm" svg:y="9.203cm">
            <text:p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</draw:g>
        <draw:frame draw:style-name="gr5" draw:text-style-name="P6" draw:layer="layout" svg:width="0.906cm" svg:height="0.474cm" svg:x="7.614cm" svg:y="8.157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custom-shape draw:style-name="gr13" draw:text-style-name="P4" xml:id="id37" draw:id="id37" draw:layer="layout" svg:width="0.887cm" svg:height="0.887cm" svg:x="10.451cm" svg:y="9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1cm" svg:height="0.539cm" svg:x="10.634cm" svg:y="9.203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6" draw:text-style-name="P6" draw:layer="layout" draw:type="line" svg:x1="9.138cm" svg:y1="9.472cm" svg:x2="10.451cm" svg:y2="9.472cm" draw:start-shape="id36" draw:start-glue-point="1" svg:d="M9138 9472h1313" svg:viewBox="0 0 1314 1">
          <text:p/>
        </draw:connector>
        <draw:frame draw:style-name="gr5" draw:text-style-name="P6" draw:layer="layout" svg:width="1.559cm" svg:height="0.539cm" svg:x="9.034cm" svg:y="8.885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connector draw:style-name="gr25" draw:text-style-name="P6" draw:layer="layout" draw:type="line" svg:x1="7.455cm" svg:y1="8.382cm" svg:x2="8.251cm" svg:y2="9.472cm" draw:start-shape="id34" draw:start-glue-point="9" draw:end-shape="id36" draw:end-glue-point="3" svg:d="M7455 8382l796 1090" svg:viewBox="0 0 797 1091">
          <text:p/>
        </draw:connector>
        <draw:g xml:id="id38" draw:id="id38">
          <draw:custom-shape draw:style-name="gr13" draw:text-style-name="P4" draw:layer="layout" svg:width="0.887cm" svg:height="0.887cm" svg:x="12.148cm" svg:y="8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35cm" svg:height="0.539cm" svg:x="12.301cm" svg:y="8.503cm">
            <text:p/>
            <draw:object xlink:href="./Object 83" xlink:type="simple" xlink:show="embed" xlink:actuate="onLoad"/>
            <draw:image xlink:href="./ObjectReplacements/Object 83" xlink:type="simple" xlink:show="embed" xlink:actuate="onLoad"/>
          </draw:frame>
        </draw:g>
        <draw:connector draw:style-name="gr12" draw:text-style-name="P6" draw:layer="layout" draw:type="line" svg:x1="11.208cm" svg:y1="9.159cm" svg:x2="12.148cm" svg:y2="8.772cm" draw:start-shape="id37" draw:start-glue-point="11" draw:end-shape="id38" draw:end-glue-point="3" svg:d="M11208 9159l940-387" svg:viewBox="0 0 941 388">
          <text:p/>
        </draw:connector>
        <draw:frame draw:style-name="gr5" draw:text-style-name="P6" draw:layer="layout" svg:width="0.911cm" svg:height="0.474cm" svg:x="11.048cm" svg:y="8.48cm">
          <t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5" draw:text-style-name="P6" draw:layer="layout" svg:width="0.589cm" svg:height="0.474cm" svg:x="4.05cm" svg:y="4.143cm">
          <t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7" draw:text-style-name="P6" draw:layer="layout" svg:width="1.398cm" svg:height="0.539cm" svg:x="12.825cm" svg:y="4.111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7" draw:text-style-name="P6" draw:layer="layout" svg:width="1.398cm" svg:height="0.539cm" svg:x="5.422cm" svg:y="4.111cm">
          <t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connector draw:style-name="gr26" draw:text-style-name="P6" draw:layer="layout" draw:type="line" svg:x1="9.138cm" svg:y1="6.773cm" svg:x2="10.451cm" svg:y2="6.773cm" draw:start-shape="id35" draw:start-glue-point="10" draw:end-shape="id39" draw:end-glue-point="6" svg:d="M9138 6773h1313" svg:viewBox="0 0 1314 1">
          <text:p/>
        </draw:connector>
        <draw:frame draw:style-name="gr5" draw:text-style-name="P6" draw:layer="layout" svg:width="1.396cm" svg:height="0.539cm" svg:x="9.091cm" svg:y="6.195cm">
          <t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8" draw:text-style-name="P6" draw:layer="layout" svg:width="1.016cm" svg:height="0.533cm" svg:x="6.957cm" svg:y="4.114cm">
          <t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8" draw:text-style-name="P6" draw:layer="layout" svg:width="1.016cm" svg:height="0.533cm" svg:x="9.957cm" svg:y="4.114cm">
          <t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custom-shape draw:style-name="gr13" draw:text-style-name="P4" xml:id="id39" draw:id="id39" draw:layer="layout" svg:width="0.887cm" svg:height="0.887cm" svg:x="10.451cm" svg:y="6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17cm" svg:height="0.539cm" svg:x="10.636cm" svg:y="6.503cm">
          <t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custom-shape draw:style-name="gr13" draw:text-style-name="P4" xml:id="id40" draw:id="id40" draw:layer="layout" svg:width="0.887cm" svg:height="0.887cm" svg:x="12.148cm" svg:y="5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26cm" svg:height="0.539cm" svg:x="12.328cm" svg:y="5.603cm">
          <t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connector draw:style-name="gr12" draw:text-style-name="P6" draw:layer="layout" draw:type="line" svg:x1="11.208cm" svg:y1="6.459cm" svg:x2="12.148cm" svg:y2="5.873cm" draw:start-shape="id39" draw:start-glue-point="11" draw:end-shape="id40" draw:end-glue-point="6" svg:d="M11208 6459l940-586" svg:viewBox="0 0 941 587">
          <text:p/>
        </draw:connector>
        <draw:frame draw:style-name="gr5" draw:text-style-name="P6" draw:layer="layout" svg:width="0.911cm" svg:height="0.474cm" svg:x="10.949cm" svg:y="5.68cm">
          <t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12" draw:text-style-name="P6" draw:layer="layout" draw:type="line" svg:x1="13.038cm" svg:y1="5.873cm" svg:x2="14.082cm" svg:y2="5.862cm" svg:d="M13038 5873l1044-11" svg:viewBox="0 0 1045 12">
          <text:p/>
        </draw:connector>
        <draw:custom-shape draw:style-name="gr22" draw:text-style-name="P6" draw:layer="layout" svg:width="0.291cm" svg:height="0.291cm" draw:transform="rotate (0.785398163397448) translate (14.054cm 5.95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56.7496723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13.035cm" svg:y1="8.772cm" svg:x2="14.348cm" svg:y2="8.772cm" draw:start-shape="id38" draw:end-shape="id41" draw:end-glue-point="3" svg:d="M13035 8772h1313" svg:viewBox="0 0 1314 1">
          <text:p/>
        </draw:connector>
        <draw:frame draw:style-name="gr5" draw:text-style-name="P6" draw:layer="layout" svg:width="1.389cm" svg:height="0.539cm" svg:x="12.933cm" svg:y="8.186cm">
          <t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5" draw:text-style-name="P6" draw:layer="layout" svg:width="1.389cm" svg:height="0.539cm" svg:x="12.933cm" svg:y="5.287cm">
          <t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custom-shape draw:style-name="gr13" draw:text-style-name="P4" xml:id="id42" draw:id="id42" draw:layer="layout" svg:width="0.887cm" svg:height="0.887cm" svg:x="12.148cm" svg:y="7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517cm" svg:height="0.539cm" svg:x="12.333cm" svg:y="7.204cm">
          <t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onnector draw:style-name="gr12" draw:text-style-name="P6" draw:layer="layout" draw:type="line" svg:x1="13.032cm" svg:y1="7.474cm" svg:x2="14.069cm" svg:y2="7.483cm" svg:d="M13032 7474l1037 9" svg:viewBox="0 0 1038 10">
          <text:p/>
        </draw:connector>
        <draw:custom-shape draw:style-name="gr22" draw:text-style-name="P6" draw:layer="layout" svg:width="0.291cm" svg:height="0.291cm" draw:transform="rotate (0.785398163397448) translate (14.048cm 7.55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56.7496723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389cm" svg:height="0.539cm" svg:x="12.933cm" svg:y="6.888cm">
          <text:p/>
          <draw:object xlink:href="./Object 210" xlink:type="simple" xlink:show="embed" xlink:actuate="onLoad"/>
          <draw:image xlink:href="./ObjectReplacements/Object 210" xlink:type="simple" xlink:show="embed" xlink:actuate="onLoad"/>
        </draw:frame>
        <draw:connector draw:style-name="gr12" draw:text-style-name="P6" draw:layer="layout" draw:type="line" svg:x1="11.208cm" svg:y1="7.086cm" svg:x2="12.148cm" svg:y2="7.474cm" draw:start-shape="id39" draw:start-glue-point="9" draw:end-shape="id42" draw:end-glue-point="6" svg:d="M11208 7086l940 388" svg:viewBox="0 0 941 389">
          <text:p/>
        </draw:connector>
        <draw:g xml:id="id43" draw:id="id43">
          <draw:custom-shape draw:style-name="gr13" draw:text-style-name="P4" draw:layer="layout" svg:width="0.887cm" svg:height="0.887cm" svg:x="12.148cm" svg:y="9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29cm" svg:height="0.539cm" svg:x="12.301cm" svg:y="10.004cm">
            <text:p/>
            <draw:object xlink:href="./Object 211" xlink:type="simple" xlink:show="embed" xlink:actuate="onLoad"/>
            <draw:image xlink:href="./ObjectReplacements/Object 211" xlink:type="simple" xlink:show="embed" xlink:actuate="onLoad"/>
          </draw:frame>
        </draw:g>
        <draw:connector draw:style-name="gr12" draw:text-style-name="P6" draw:layer="layout" draw:type="line" svg:x1="13.035cm" svg:y1="10.273cm" svg:x2="14.348cm" svg:y2="10.272cm" draw:start-shape="id43" draw:end-shape="id44" draw:end-glue-point="3" svg:d="M13035 10273l1313-1" svg:viewBox="0 0 1314 2">
          <text:p/>
        </draw:connector>
        <draw:frame draw:style-name="gr5" draw:text-style-name="P6" draw:layer="layout" svg:width="1.389cm" svg:height="0.539cm" svg:x="12.933cm" svg:y="9.687cm">
          <text:p/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connector draw:style-name="gr12" draw:text-style-name="P6" draw:layer="layout" draw:type="line" svg:x1="11.208cm" svg:y1="9.786cm" svg:x2="12.148cm" svg:y2="10.273cm" draw:start-shape="id37" draw:start-glue-point="9" draw:end-shape="id43" draw:end-glue-point="3" svg:d="M11208 9786l940 487" svg:viewBox="0 0 941 488">
          <text:p/>
        </draw:connector>
        <draw:frame draw:style-name="gr5" draw:text-style-name="P6" draw:layer="layout" svg:width="0.911cm" svg:height="0.474cm" svg:x="11.349cm" svg:y="9.58cm">
          <text:p/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5" draw:text-style-name="P6" draw:layer="layout" svg:width="0.911cm" svg:height="0.474cm" svg:x="11.25cm" svg:y="6.78cm">
          <text:p/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7" draw:text-style-name="P11" draw:layer="layout" svg:width="0.714cm" svg:height="0.717cm" svg:x="5.572cm" svg:y="7.985cm">
          <draw:text-box>
            <text:p><text:span text:style-name="T5">1</text:span></text:p>
          </draw:text-box>
        </draw:frame>
        <draw:frame draw:style-name="gr28" draw:text-style-name="P11" draw:layer="layout" svg:width="0.9cm" svg:height="0.717cm" svg:x="7.572cm" svg:y="7.086cm">
          <draw:text-box>
            <text:p><text:span text:style-name="T5">2a</text:span></text:p>
          </draw:text-box>
        </draw:frame>
        <draw:frame draw:style-name="gr29" draw:text-style-name="P11" draw:layer="layout" svg:width="0.925cm" svg:height="0.717cm" svg:x="7.172cm" svg:y="8.587cm">
          <draw:text-box>
            <text:p><text:span text:style-name="T5">2b</text:span></text:p>
          </draw:text-box>
        </draw:frame>
        <draw:frame draw:style-name="gr28" draw:text-style-name="P11" draw:layer="layout" svg:width="0.9cm" svg:height="0.717cm" svg:x="9.272cm" svg:y="6.587cm">
          <draw:text-box>
            <text:p><text:span text:style-name="T5">3a</text:span></text:p>
          </draw:text-box>
        </draw:frame>
        <draw:frame draw:style-name="gr29" draw:text-style-name="P11" draw:layer="layout" svg:width="0.925cm" svg:height="0.717cm" svg:x="9.272cm" svg:y="9.388cm">
          <draw:text-box>
            <text:p><text:span text:style-name="T5">3b</text:span></text:p>
          </draw:text-box>
        </draw:frame>
        <draw:frame draw:style-name="gr30" draw:text-style-name="P11" draw:layer="layout" svg:width="1.086cm" svg:height="0.717cm" svg:x="11.372cm" svg:y="5.988cm">
          <draw:text-box>
            <text:p><text:span text:style-name="T5">4aa</text:span></text:p>
          </draw:text-box>
        </draw:frame>
        <draw:frame draw:style-name="gr31" draw:text-style-name="P11" draw:layer="layout" svg:width="1.107cm" svg:height="0.717cm" svg:x="10.972cm" svg:y="7.089cm">
          <draw:text-box>
            <text:p><text:span text:style-name="T5">4ab</text:span></text:p>
          </draw:text-box>
        </draw:frame>
        <draw:frame draw:style-name="gr32" draw:text-style-name="P11" draw:layer="layout" svg:width="1.112cm" svg:height="0.717cm" svg:x="11.273cm" svg:y="8.79cm">
          <draw:text-box>
            <text:p><text:span text:style-name="T5">4ba</text:span></text:p>
          </draw:text-box>
        </draw:frame>
        <draw:frame draw:style-name="gr33" draw:text-style-name="P11" draw:layer="layout" svg:width="1.133cm" svg:height="0.717cm" svg:x="10.973cm" svg:y="9.891cm">
          <draw:text-box>
            <text:p><text:span text:style-name="T5">4bb</text:span></text:p>
          </draw:text-box>
        </draw:frame>
        <draw:frame draw:style-name="gr30" draw:text-style-name="P11" draw:layer="layout" svg:width="1.086cm" svg:height="0.717cm" svg:x="12.922cm" svg:y="5.789cm">
          <draw:text-box>
            <text:p><text:span text:style-name="T5">5aa</text:span></text:p>
          </draw:text-box>
        </draw:frame>
        <draw:frame draw:style-name="gr31" draw:text-style-name="P11" draw:layer="layout" svg:width="1.107cm" svg:height="0.717cm" svg:x="12.912cm" svg:y="7.39cm">
          <draw:text-box>
            <text:p><text:span text:style-name="T5">5ab</text:span></text:p>
          </draw:text-box>
        </draw:frame>
        <draw:frame draw:style-name="gr32" draw:text-style-name="P11" draw:layer="layout" svg:width="1.112cm" svg:height="0.717cm" svg:x="12.909cm" svg:y="8.691cm">
          <draw:text-box>
            <text:p><text:span text:style-name="T5">5ba</text:span></text:p>
          </draw:text-box>
        </draw:frame>
        <draw:frame draw:style-name="gr33" draw:text-style-name="P11" draw:layer="layout" svg:width="1.133cm" svg:height="0.717cm" svg:x="12.899cm" svg:y="10.192cm">
          <draw:text-box>
            <text:p><text:span text:style-name="T5">5bb</text:span></text:p>
          </draw:text-box>
        </draw:frame>
        <draw:g xml:id="id41" draw:id="id41">
          <draw:custom-shape draw:style-name="gr13" draw:text-style-name="P4" draw:layer="layout" svg:width="0.887cm" svg:height="0.887cm" svg:x="14.348cm" svg:y="8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35cm" svg:height="0.539cm" svg:x="14.501cm" svg:y="8.503cm">
            <text:p/>
            <draw:object xlink:href="./Object 215" xlink:type="simple" xlink:show="embed" xlink:actuate="onLoad"/>
            <draw:image xlink:href="./ObjectReplacements/Object 215" xlink:type="simple" xlink:show="embed" xlink:actuate="onLoad"/>
          </draw:frame>
        </draw:g>
        <draw:g xml:id="id44" draw:id="id44">
          <draw:custom-shape draw:style-name="gr13" draw:text-style-name="P4" draw:layer="layout" svg:width="0.887cm" svg:height="0.887cm" svg:x="14.348cm" svg:y="9.8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0.535cm" svg:height="0.539cm" svg:x="14.501cm" svg:y="10.003cm">
            <text:p/>
            <draw:object xlink:href="./Object 216" xlink:type="simple" xlink:show="embed" xlink:actuate="onLoad"/>
            <draw:image xlink:href="./ObjectReplacements/Object 216" xlink:type="simple" xlink:show="embed" xlink:actuate="onLoad"/>
          </draw:frame>
        </draw:g>
      </draw:page>
      <draw:page draw:name="page13" draw:style-name="dp1" draw:master-page-name="Default">
        <draw:custom-shape draw:style-name="gr34" draw:text-style-name="P9" xml:id="id45" draw:id="id45" draw:layer="layout" svg:width="1.016cm" svg:height="0.635cm" svg:x="7.477cm" svg:y="9.763cm">
          <text:p text:style-name="P6"><text:span text:style-name="T3">DUT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xml:id="id47" draw:id="id47" draw:layer="layout" svg:width="2.282cm" svg:height="0.635cm" svg:x="12.815cm" svg:y="9.763cm">
          <text:p text:style-name="P6"><text:span text:style-name="T3">Endpoint (EP)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xml:id="id46" draw:id="id46" draw:layer="layout" svg:width="1.297cm" svg:height="0.635cm" svg:x="10.119cm" svg:y="10.863cm">
          <text:p text:style-name="P6"><text:span text:style-name="T3">Sniffer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915cm" svg:height="0.539cm" svg:x="8.132cm" svg:y="10.779cm">
          <t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5" draw:text-style-name="P6" draw:layer="layout" svg:width="0.902cm" svg:height="0.539cm" svg:x="12.582cm" svg:y="10.879cm">
          <t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5" draw:text-style-name="P6" draw:layer="layout" svg:width="0.941cm" svg:height="0.539cm" svg:x="10.297cm" svg:y="9.551cm">
          <text:p/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onnector draw:style-name="gr12" draw:text-style-name="P6" draw:layer="layout" draw:type="line" svg:x1="7.985cm" svg:y1="10.398cm" svg:x2="10.119cm" svg:y2="11.18cm" draw:start-shape="id45" draw:start-glue-point="2" draw:end-shape="id46" draw:end-glue-point="3" svg:d="M7985 10398l2134 782" svg:viewBox="0 0 2135 783">
          <text:p/>
        </draw:connector>
        <draw:connector draw:style-name="gr37" draw:text-style-name="P6" draw:layer="layout" draw:type="line" svg:x1="12.815cm" svg:y1="10.08cm" svg:x2="8.493cm" svg:y2="10.08cm" draw:start-shape="id47" draw:start-glue-point="3" draw:end-shape="id45" draw:end-glue-point="1" svg:d="M12815 10080h-4322" svg:viewBox="0 0 4323 1">
          <text:p/>
        </draw:connector>
        <draw:connector draw:style-name="gr12" draw:text-style-name="P6" draw:layer="layout" draw:type="line" svg:x1="13.956cm" svg:y1="10.398cm" svg:x2="11.416cm" svg:y2="11.18cm" draw:start-shape="id47" draw:start-glue-point="2" draw:end-shape="id46" draw:end-glue-point="1" svg:d="M13956 10398l-2540 782" svg:viewBox="0 0 2541 783">
          <text:p/>
        </draw:connector>
      </draw:page>
      <draw:page draw:name="page14" draw:style-name="dp1" draw:master-page-name="Default">
        <draw:line draw:style-name="gr1" draw:text-style-name="P1" draw:layer="layout" svg:x1="7.412cm" svg:y1="14.53cm" svg:x2="14.208cm" svg:y2="14.53cm">
          <text:p/>
        </draw:line>
        <draw:frame draw:style-name="gr16" draw:text-style-name="P3" draw:layer="layout" svg:width="1.234cm" svg:height="0.641cm" svg:x="12.811cm" svg:y="14.462cm">
          <draw:text-box>
            <text:p><text:span text:style-name="T1">Time</text:span></text:p>
          </draw:text-box>
        </draw:frame>
        <draw:frame draw:style-name="gr17" draw:text-style-name="P6" draw:layer="layout" svg:width="1.398cm" svg:height="0.539cm" svg:x="7.927cm" svg:y="13.63cm">
          <t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5" draw:text-style-name="P6" draw:layer="layout" svg:width="0.758cm" svg:height="0.474cm" svg:x="6.446cm" svg:y="13.63cm">
          <t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17" draw:text-style-name="P6" draw:layer="layout" svg:width="1.398cm" svg:height="0.539cm" svg:x="7.928cm" svg:y="12.431cm">
          <t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5" draw:text-style-name="P6" draw:layer="layout" svg:width="0.598cm" svg:height="0.474cm" svg:x="6.589cm" svg:y="12.43cm">
          <t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line draw:style-name="gr19" draw:text-style-name="P6" draw:layer="layout" svg:x1="6.207cm" svg:y1="13.205cm" svg:x2="14.081cm" svg:y2="13.205cm">
          <text:p/>
        </draw:line>
        <draw:frame draw:style-name="gr18" draw:text-style-name="P6" draw:layer="layout" svg:width="1.016cm" svg:height="0.533cm" svg:x="9.49cm" svg:y="12.437cm">
          <t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frame draw:style-name="gr18" draw:text-style-name="P6" draw:layer="layout" svg:width="1.016cm" svg:height="0.533cm" svg:x="12.49cm" svg:y="12.438cm">
          <t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17" draw:text-style-name="P6" draw:layer="layout" svg:width="1.559cm" svg:height="0.539cm" svg:x="10.827cm" svg:y="13.631cm">
          <t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18" draw:text-style-name="P6" draw:layer="layout" svg:width="1.016cm" svg:height="0.533cm" svg:x="12.49cm" svg:y="13.639cm">
          <t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</draw:page>
      <draw:page draw:name="page15" draw:style-name="dp1" draw:master-page-name="Default">
        <draw:custom-shape draw:style-name="gr38" draw:text-style-name="P4" xml:id="id48" draw:id="id48" draw:layer="layout" svg:width="0.887cm" svg:height="0.887cm" svg:x="4.834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526cm" svg:height="0.539cm" svg:x="4.987cm" svg:y="10.579cm">
          <t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draw:custom-shape draw:style-name="gr38" draw:text-style-name="P4" xml:id="id49" draw:id="id49" draw:layer="layout" svg:width="0.887cm" svg:height="0.887cm" svg:x="8.634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517cm" svg:height="0.539cm" svg:x="8.787cm" svg:y="10.579cm">
          <t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custom-shape draw:style-name="gr38" draw:text-style-name="P4" xml:id="id50" draw:id="id50" draw:layer="layout" svg:width="0.887cm" svg:height="0.887cm" svg:x="6.734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538cm" svg:height="0.539cm" svg:x="6.887cm" svg:y="9.179cm">
          <t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connector draw:style-name="gr12" draw:text-style-name="P6" draw:layer="layout" draw:type="line" svg:x1="5.721cm" svg:y1="10.849cm" svg:x2="8.634cm" svg:y2="10.849cm" draw:start-shape="id48" draw:start-glue-point="10" draw:end-shape="id49" draw:end-glue-point="6" svg:d="M5721 10849h2913" svg:viewBox="0 0 2914 1">
          <text:p/>
        </draw:connector>
        <draw:connector draw:style-name="gr12" draw:text-style-name="P6" draw:layer="layout" svg:x1="9.078cm" svg:y1="10.405cm" svg:x2="7.621cm" svg:y2="9.449cm" draw:start-shape="id49" draw:start-glue-point="4" draw:end-shape="id50" draw:end-glue-point="10" svg:d="M9078 10405v-956h-1457" svg:viewBox="0 0 1458 957">
          <text:p/>
        </draw:connector>
        <draw:connector draw:style-name="gr12" draw:text-style-name="P6" draw:layer="layout" svg:x1="6.734cm" svg:y1="9.449cm" svg:x2="5.278cm" svg:y2="10.405cm" draw:start-shape="id50" draw:start-glue-point="6" draw:end-shape="id48" draw:end-glue-point="4" svg:d="M6734 9449h-1456v956" svg:viewBox="0 0 1457 957">
          <text:p/>
        </draw:connector>
        <draw:connector draw:style-name="gr12" draw:text-style-name="P6" draw:layer="layout" draw:line-skew="0.244cm" svg:x1="9.078cm" svg:y1="11.292cm" svg:x2="5.278cm" svg:y2="11.292cm" draw:start-shape="id49" draw:start-glue-point="8" draw:end-shape="id48" draw:end-glue-point="8" svg:d="M9078 11292v757h-3800v-757" svg:viewBox="0 0 3801 758">
          <text:p/>
        </draw:connector>
        <draw:frame draw:style-name="gr39" draw:text-style-name="P7" draw:layer="layout" svg:width="1.381cm" svg:height="0.599cm" svg:x="6.407cm" svg:y="10.245cm">
          <t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39" draw:text-style-name="P7" draw:layer="layout" svg:width="3.21cm" svg:height="0.599cm" svg:x="9.346cm" svg:y="10.245cm">
          <t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custom-shape draw:style-name="gr38" draw:text-style-name="P4" xml:id="id51" draw:id="id51" draw:layer="layout" svg:width="0.887cm" svg:height="0.887cm" svg:x="12.434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521cm" svg:height="0.539cm" svg:x="12.587cm" svg:y="10.579cm">
          <t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connector draw:style-name="gr12" draw:text-style-name="P6" draw:layer="layout" draw:type="line" svg:x1="9.521cm" svg:y1="10.849cm" svg:x2="12.434cm" svg:y2="10.849cm" draw:start-shape="id49" draw:start-glue-point="10" draw:end-shape="id51" draw:end-glue-point="6" svg:d="M9521 10849h2913" svg:viewBox="0 0 2914 1">
          <text:p/>
        </draw:connector>
        <draw:connector draw:style-name="gr12" draw:text-style-name="P6" draw:layer="layout" draw:line-skew="-0.128cm" svg:x1="15.578cm" svg:y1="10.405cm" svg:x2="12.878cm" svg:y2="10.405cm" draw:start-shape="id52" draw:start-glue-point="4" draw:end-shape="id51" draw:end-glue-point="4" svg:d="M15578 10405v-642h-2700v642" svg:viewBox="0 0 2701 643">
          <text:p/>
        </draw:connector>
        <draw:frame draw:style-name="gr39" draw:text-style-name="P7" draw:layer="layout" svg:width="1.542cm" svg:height="0.599cm" svg:x="13.374cm" svg:y="9.101cm">
          <t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39" draw:text-style-name="P7" draw:layer="layout" svg:width="3.279cm" svg:height="0.534cm" svg:x="8.197cm" svg:y="8.267cm">
          <t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onnector draw:style-name="gr12" draw:text-style-name="P6" draw:layer="layout" draw:type="curve" svg:x1="7.491cm" svg:y1="9.135cm" svg:x2="6.864cm" svg:y2="9.135cm" draw:start-shape="id50" draw:start-glue-point="11" draw:end-shape="id50" draw:end-glue-point="5" svg:d="M7491 9135c0-966-627-966-627 0" svg:viewBox="0 0 628 725">
          <text:p/>
        </draw:connector>
        <draw:frame draw:style-name="gr39" draw:text-style-name="P7" draw:layer="layout" svg:width="1.542cm" svg:height="0.599cm" svg:x="6.515cm" svg:y="7.731cm">
          <t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39" draw:text-style-name="P7" draw:layer="layout" svg:width="0.906cm" svg:height="0.474cm" svg:x="6.608cm" svg:y="11.544cm">
          <t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39" draw:text-style-name="P7" draw:layer="layout" svg:width="0.906cm" svg:height="0.474cm" svg:x="4.569cm" svg:y="8.239cm">
          <t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connector draw:style-name="gr12" draw:text-style-name="P6" draw:layer="layout" draw:line-skew="0.244cm" svg:x1="12.878cm" svg:y1="11.292cm" svg:x2="5.278cm" svg:y2="11.292cm" draw:start-shape="id51" draw:start-glue-point="8" draw:end-shape="id48" draw:end-glue-point="8" svg:d="M12878 11292v757h-7600v-757" svg:viewBox="0 0 7601 758">
          <text:p/>
        </draw:connector>
        <draw:connector draw:style-name="gr12" draw:text-style-name="P6" draw:layer="layout" draw:type="line" svg:x1="2.515cm" svg:y1="10.848cm" svg:x2="4.834cm" svg:y2="10.849cm" draw:end-shape="id48" draw:end-glue-point="6" svg:d="M2515 10848l2319 1" svg:viewBox="0 0 2320 2">
          <text:p/>
        </draw:connector>
        <draw:frame draw:style-name="gr39" draw:text-style-name="P7" draw:layer="layout" svg:width="0.797cm" svg:height="0.474cm" svg:x="2.521cm" svg:y="10.318cm">
          <t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39" draw:text-style-name="P7" draw:layer="layout" svg:width="2.587cm" svg:height="2.454cm" svg:x="2.422cm" svg:y="10.918cm">
          <t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39" draw:text-style-name="P7" draw:layer="layout" svg:width="2.084cm" svg:height="0.509cm" svg:x="6.304cm" svg:y="12.111cm">
          <t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39" draw:text-style-name="P7" draw:layer="layout" svg:width="0.196cm" svg:height="0.474cm" svg:x="11.395cm" svg:y="9.736cm">
          <t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39" draw:text-style-name="P7" draw:layer="layout" svg:width="2.084cm" svg:height="0.509cm" svg:x="4.026cm" svg:y="8.807cm">
          <t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39" draw:text-style-name="P7" draw:layer="layout" svg:width="1.664cm" svg:height="0.474cm" svg:x="9.004cm" svg:y="8.834cm">
          <t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39" draw:text-style-name="P7" draw:layer="layout" svg:width="3.128cm" svg:height="0.969cm" svg:x="9.564cm" svg:y="10.826cm">
          <t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line draw:style-name="gr15" draw:text-style-name="P6" draw:layer="layout" svg:x1="8.132cm" svg:y1="8.846cm" svg:x2="11.541cm" svg:y2="8.846cm">
          <text:p/>
        </draw:line>
        <draw:custom-shape draw:style-name="gr38" draw:text-style-name="P4" xml:id="id52" draw:id="id52" draw:layer="layout" svg:width="0.887cm" svg:height="0.887cm" svg:x="15.134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526cm" svg:height="0.539cm" svg:x="15.287cm" svg:y="10.579cm">
          <t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connector draw:style-name="gr12" draw:text-style-name="P6" draw:layer="layout" draw:type="line" svg:x1="13.321cm" svg:y1="10.849cm" svg:x2="15.134cm" svg:y2="10.849cm" draw:start-shape="id51" draw:start-glue-point="10" draw:end-shape="id52" draw:end-glue-point="6" svg:d="M13321 10849h1813" svg:viewBox="0 0 1814 1">
          <text:p/>
        </draw:connector>
        <draw:frame draw:style-name="gr39" draw:text-style-name="P7" draw:layer="layout" svg:width="1.887cm" svg:height="0.599cm" svg:x="13.246cm" svg:y="10.246cm">
          <t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12" draw:text-style-name="P6" draw:layer="layout" draw:line-skew="0.244cm" svg:x1="15.578cm" svg:y1="11.292cm" svg:x2="5.278cm" svg:y2="11.292cm" draw:start-shape="id52" draw:start-glue-point="8" draw:end-shape="id48" draw:end-glue-point="8" svg:d="M15578 11292v757h-10300v-757" svg:viewBox="0 0 10301 758">
          <text:p/>
        </draw:connector>
        <draw:frame draw:style-name="gr39" draw:text-style-name="P7" draw:layer="layout" svg:width="1.894cm" svg:height="0.969cm" svg:x="13.222cm" svg:y="10.807cm">
          <t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line draw:style-name="gr15" draw:text-style-name="P6" draw:layer="layout" svg:x1="3.794cm" svg:y1="8.747cm" svg:x2="6.08cm" svg:y2="8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16:36:53.302089638</meta:creation-date>
    <dc:date>2016-01-29T22:56:22.988001287</dc:date>
    <meta:editing-duration>P25DT48M46S</meta:editing-duration>
    <meta:editing-cycles>440</meta:editing-cycles>
    <meta:generator>LibreOffice/4.2.8.2$Linux_X86_64 LibreOffice_project/420m0$Build-2</meta:generator>
    <dc:creator>Jinghao Shi</dc:creator>
    <meta:document-statistic meta:object-count="480"/>
  </office:meta>
</office:document-meta>
</file>

<file path=Object 1/content.xml><?xml version="1.0" encoding="utf-8"?>
<math xmlns="http://www.w3.org/1998/Math/MathML" display="block">
  <semantics>
    <msubsup>
      <mi>T</mi>
      <mn>1</mn>
      <mi>A</mi>
    </msubsup>
    <annotation encoding="StarMath 5.0">T^A_1
</annotation>
  </semantics>
</math>
</file>

<file path=Object 10/content.xml><?xml version="1.0" encoding="utf-8"?>
<math xmlns="http://www.w3.org/1998/Math/MathML" display="block">
  <semantics>
    <msub>
      <mi mathvariant="italic">Tr</mi>
      <mi mathvariant="italic">DUT</mi>
    </msub>
    <annotation encoding="StarMath 5.0">Tr_{DUT}</annotation>
  </semantics>
</math>
</file>

<file path=Object 100/content.xml><?xml version="1.0" encoding="utf-8"?>
<math xmlns="http://www.w3.org/1998/Math/MathML" display="block">
  <semantics>
    <mrow>
      <mstyle mathvariant="bold">
        <mover accent="true">
          <mrow>
            <mi mathvariant="italic">DATA</mi>
            <msub>
              <mi>'</mi>
              <mi>i</mi>
            </msub>
          </mrow>
          <mo>¯</mo>
        </mover>
      </mstyle>
      <mi>;</mi>
      <mrow>
        <msub>
          <mi>T</mi>
          <mi>o</mi>
        </msub>
        <mo stretchy="false">&lt;</mo>
        <mi>c</mi>
        <mo stretchy="false">≤</mo>
        <msub>
          <mi>T</mi>
          <mi>m</mi>
        </msub>
      </mrow>
    </mrow>
    <annotation encoding="StarMath 5.0">bold overline{DATA'_i}; T_o &lt; c le T_m
</annotation>
  </semantics>
</math>
</file>

<file path=Object 101/content.xml><?xml version="1.0" encoding="utf-8"?>
<math xmlns="http://www.w3.org/1998/Math/MathML" display="block">
  <semantics>
    <mrow>
      <mi>c</mi>
      <mrow>
        <mi mathvariant="normal">:</mi>
        <mo stretchy="false">=</mo>
        <mn>0</mn>
      </mrow>
    </mrow>
    <annotation encoding="StarMath 5.0">c:= 0
</annotation>
  </semantics>
</math>
</file>

<file path=Object 103/content.xml><?xml version="1.0" encoding="utf-8"?>
<math xmlns="http://www.w3.org/1998/Math/MathML" display="block">
  <semantics>
    <mrow>
      <mstyle mathvariant="bold">
        <mover accent="true">
          <mi mathvariant="italic">Ack</mi>
          <mo>¯</mo>
        </mover>
      </mstyle>
      <mi>;</mi>
      <mrow>
        <mi>c</mi>
        <mo stretchy="false">≤</mo>
        <msub>
          <mi>T</mi>
          <mi>o</mi>
        </msub>
      </mrow>
    </mrow>
    <annotation encoding="StarMath 5.0">bold overline {Ack}  ; c le T_o</annotation>
  </semantics>
</math>
</file>

<file path=Object 104/content.xml><?xml version="1.0" encoding="utf-8"?>
<math xmlns="http://www.w3.org/1998/Math/MathML" display="block">
  <semantics>
    <mrow>
      <mstyle mathvariant="bold">
        <mover accent="true">
          <msub>
            <mi mathvariant="italic">DATA</mi>
            <mrow>
              <mrow>
                <mo fence="true" stretchy="false">(</mo>
                <mrow>
                  <mrow>
                    <mi>i</mi>
                    <mo stretchy="false">+</mo>
                    <mn>1</mn>
                  </mrow>
                </mrow>
                <mo fence="true" stretchy="false">)</mo>
              </mrow>
              <mi mathvariant="normal">%</mi>
            </mrow>
          </msub>
          <mo>¯</mo>
        </mover>
      </mstyle>
      <mi>;</mi>
      <mrow>
        <mi>c</mi>
        <mo stretchy="false">&gt;</mo>
        <msub>
          <mi>T</mi>
          <mi>o</mi>
        </msub>
      </mrow>
    </mrow>
    <annotation encoding="StarMath 5.0">bold overline {DATA_{(i+1)%N}}; c &gt; T_o</annotation>
  </semantics>
</math>
</file>

<file path=Object 105/content.xml><?xml version="1.0" encoding="utf-8"?>
<math xmlns="http://www.w3.org/1998/Math/MathML" display="block">
  <semantics>
    <msub>
      <mi>s</mi>
      <mn>2</mn>
    </msub>
    <annotation encoding="StarMath 5.0">s_2
</annotation>
  </semantics>
</math>
</file>

<file path=Object 106/content.xml><?xml version="1.0" encoding="utf-8"?>
<math xmlns="http://www.w3.org/1998/Math/MathML" display="block">
  <semantics>
    <mrow>
      <mi>i</mi>
      <mrow>
        <mi mathvariant="normal">:</mi>
        <mo stretchy="false">=</mo>
        <mn>0</mn>
      </mrow>
    </mrow>
    <annotation encoding="StarMath 5.0">i:= 0</annotation>
  </semantics>
</math>
</file>

<file path=Object 107/content.xml><?xml version="1.0" encoding="utf-8"?>
<math xmlns="http://www.w3.org/1998/Math/MathML" display="block">
  <semantics>
    <msub>
      <mi>s</mi>
      <mn>1</mn>
    </msub>
    <annotation encoding="StarMath 5.0">s_1
</annotation>
  </semantics>
</math>
</file>

<file path=Object 108/content.xml><?xml version="1.0" encoding="utf-8"?>
<math xmlns="http://www.w3.org/1998/Math/MathML" display="block">
  <semantics>
    <msub>
      <mi mathvariant="italic">DATA</mi>
      <mi>i</mi>
    </msub>
    <annotation encoding="StarMath 5.0">DATA_i</annotation>
  </semantics>
</math>
</file>

<file path=Object 109/content.xml><?xml version="1.0" encoding="utf-8"?>
<math xmlns="http://www.w3.org/1998/Math/MathML" display="block">
  <semantics>
    <mrow>
      <mi>c</mi>
      <mrow>
        <mi mathvariant="normal">:</mi>
        <mo stretchy="false">=</mo>
        <mn>0</mn>
      </mrow>
    </mrow>
    <annotation encoding="StarMath 5.0">c:=0
</annotation>
  </semantics>
</math>
</file>

<file path=Object 11/content.xml><?xml version="1.0" encoding="utf-8"?>
<math xmlns="http://www.w3.org/1998/Math/MathML" display="block">
  <semantics>
    <msub>
      <mi mathvariant="italic">Tr</mi>
      <mn>3</mn>
    </msub>
    <annotation encoding="StarMath 5.0">Tr_3</annotation>
  </semantics>
</math>
</file>

<file path=Object 110/content.xml><?xml version="1.0" encoding="utf-8"?>
<math xmlns="http://www.w3.org/1998/Math/MathML" display="block">
  <semantics>
    <mrow>
      <mi>i</mi>
      <mrow>
        <mi mathvariant="normal">:</mi>
        <mo stretchy="false">=</mo>
        <mrow>
          <mo fence="true" stretchy="false">(</mo>
          <mrow>
            <mrow>
              <mi>i</mi>
              <mo stretchy="false">+</mo>
              <mn>1</mn>
            </mrow>
          </mrow>
          <mo fence="true" stretchy="false">)</mo>
        </mrow>
      </mrow>
      <mi mathvariant="normal">%</mi>
    </mrow>
    <annotation encoding="StarMath 5.0">i:= (i+1)%N</annotation>
  </semantics>
</math>
</file>

<file path=Object 111/content.xml><?xml version="1.0" encoding="utf-8"?>
<math xmlns="http://www.w3.org/1998/Math/MathML" display="block">
  <semantics>
    <mrow>
      <mi mathvariant="italic">DATA</mi>
      <msub>
        <mi>'</mi>
        <mi>i</mi>
      </msub>
      <mi>;</mi>
      <mrow>
        <msub>
          <mi>T</mi>
          <mi>o</mi>
        </msub>
        <mo stretchy="false">&lt;</mo>
        <mi>c</mi>
        <mo stretchy="false">≤</mo>
        <msub>
          <mi>T</mi>
          <mi>m</mi>
        </msub>
      </mrow>
    </mrow>
    <annotation encoding="StarMath 5.0">DATA'_i; T_o &lt; c le T_m
</annotation>
  </semantics>
</math>
</file>

<file path=Object 112/content.xml><?xml version="1.0" encoding="utf-8"?>
<math xmlns="http://www.w3.org/1998/Math/MathML" display="block">
  <semantics>
    <mrow>
      <mi>c</mi>
      <mrow>
        <mi mathvariant="normal">:</mi>
        <mo stretchy="false">=</mo>
        <mn>0</mn>
      </mrow>
    </mrow>
    <annotation encoding="StarMath 5.0">c:= 0
</annotation>
  </semantics>
</math>
</file>

<file path=Object 113/content.xml><?xml version="1.0" encoding="utf-8"?>
<math xmlns="http://www.w3.org/1998/Math/MathML" display="block">
  <semantics>
    <mi mathvariant="italic">init</mi>
    <annotation encoding="StarMath 5.0">init</annotation>
  </semantics>
</math>
</file>

<file path=Object 114/content.xml><?xml version="1.0" encoding="utf-8"?>
<math xmlns="http://www.w3.org/1998/Math/MathML" display="block">
  <semantics>
    <mrow>
      <mi mathvariant="italic">Ack</mi>
      <mi>;</mi>
      <mrow>
        <mi>c</mi>
        <mo stretchy="false">≤</mo>
        <msub>
          <mi>T</mi>
          <mi>o</mi>
        </msub>
      </mrow>
    </mrow>
    <annotation encoding="StarMath 5.0">Ack; c le T_o</annotation>
  </semantics>
</math>
</file>

<file path=Object 115/content.xml><?xml version="1.0" encoding="utf-8"?>
<math xmlns="http://www.w3.org/1998/Math/MathML" display="block">
  <semantics>
    <mrow>
      <msub>
        <mi mathvariant="italic">DATA</mi>
        <mrow>
          <mrow>
            <mo fence="true" stretchy="false">(</mo>
            <mrow>
              <mrow>
                <mi>i</mi>
                <mo stretchy="false">+</mo>
                <mn>1</mn>
              </mrow>
            </mrow>
            <mo fence="true" stretchy="false">)</mo>
          </mrow>
          <mi mathvariant="normal">%</mi>
        </mrow>
      </msub>
      <mi>;</mi>
      <mrow>
        <mi>c</mi>
        <mo stretchy="false">&gt;</mo>
        <msub>
          <mi>T</mi>
          <mi>o</mi>
        </msub>
      </mrow>
    </mrow>
    <annotation encoding="StarMath 5.0">DATA_{(i+1)%N}; c &gt; T_o</annotation>
  </semantics>
</math>
</file>

<file path=Object 116/content.xml><?xml version="1.0" encoding="utf-8"?>
<math xmlns="http://www.w3.org/1998/Math/MathML" display="block">
  <semantics>
    <msub>
      <mi>s</mi>
      <mn>2</mn>
    </msub>
    <annotation encoding="StarMath 5.0">s_2
</annotation>
  </semantics>
</math>
</file>

<file path=Object 117/content.xml><?xml version="1.0" encoding="utf-8"?>
<math xmlns="http://www.w3.org/1998/Math/MathML" display="block">
  <semantics>
    <msub>
      <mi>s</mi>
      <mn>0</mn>
    </msub>
    <annotation encoding="StarMath 5.0">s_0
</annotation>
  </semantics>
</math>
</file>

<file path=Object 118/content.xml><?xml version="1.0" encoding="utf-8"?>
<math xmlns="http://www.w3.org/1998/Math/MathML" display="block">
  <semantics>
    <mrow>
      <mi>i</mi>
      <mrow>
        <mi mathvariant="normal">:</mi>
        <mo stretchy="false">=</mo>
        <mrow>
          <mo fence="true" stretchy="false">(</mo>
          <mrow>
            <mrow>
              <mi>i</mi>
              <mo stretchy="false">+</mo>
              <mn>1</mn>
            </mrow>
          </mrow>
          <mo fence="true" stretchy="false">)</mo>
        </mrow>
      </mrow>
      <mi mathvariant="normal">%</mi>
    </mrow>
    <annotation encoding="StarMath 5.0">i:= (i+1)%N</annotation>
  </semantics>
</math>
</file>

<file path=Object 12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120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21/content.xml><?xml version="1.0" encoding="utf-8"?>
<math xmlns="http://www.w3.org/1998/Math/MathML" display="block">
  <semantics>
    <mi mathvariant="italic">Ack</mi>
    <annotation encoding="StarMath 5.0">Ack</annotation>
  </semantics>
</math>
</file>

<file path=Object 122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123/content.xml><?xml version="1.0" encoding="utf-8"?>
<math xmlns="http://www.w3.org/1998/Math/MathML" display="block">
  <semantics>
    <msub>
      <mi>s</mi>
      <mn>0</mn>
    </msub>
    <annotation encoding="StarMath 5.0">s_0
</annotation>
  </semantics>
</math>
</file>

<file path=Object 124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25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26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127/content.xml><?xml version="1.0" encoding="utf-8"?>
<math xmlns="http://www.w3.org/1998/Math/MathML" display="block">
  <semantics>
    <mi mathvariant="italic">Ack</mi>
    <annotation encoding="StarMath 5.0">Ack</annotation>
  </semantics>
</math>
</file>

<file path=Object 128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129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13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30/content.xml><?xml version="1.0" encoding="utf-8"?>
<math xmlns="http://www.w3.org/1998/Math/MathML" display="block"/>
</file>

<file path=Object 131/content.xml><?xml version="1.0" encoding="utf-8"?>
<math xmlns="http://www.w3.org/1998/Math/MathML" display="block">
  <semantics>
    <msub>
      <mi mathvariant="italic">Tr</mi>
      <mn>1</mn>
    </msub>
    <annotation encoding="StarMath 5.0">Tr_1</annotation>
  </semantics>
</math>
</file>

<file path=Object 132/content.xml><?xml version="1.0" encoding="utf-8"?>
<math xmlns="http://www.w3.org/1998/Math/MathML" display="block">
  <semantics>
    <msub>
      <mi mathvariant="italic">Tr</mi>
      <mn>2</mn>
    </msub>
    <annotation encoding="StarMath 5.0">Tr_2</annotation>
  </semantics>
</math>
</file>

<file path=Object 133/content.xml><?xml version="1.0" encoding="utf-8"?>
<math xmlns="http://www.w3.org/1998/Math/MathML" display="block">
  <semantics>
    <msub>
      <mi mathvariant="italic">Tr</mi>
      <mn>3</mn>
    </msub>
    <annotation encoding="StarMath 5.0">Tr_3</annotation>
  </semantics>
</math>
</file>

<file path=Object 134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135/content.xml><?xml version="1.0" encoding="utf-8"?>
<math xmlns="http://www.w3.org/1998/Math/MathML" display="block">
  <semantics>
    <mrow>
      <mi>i</mi>
      <mrow>
        <mi mathvariant="normal">:</mi>
        <mo stretchy="false">=</mo>
        <mrow>
          <mo fence="true" stretchy="false">(</mo>
          <mrow>
            <mrow>
              <mi>i</mi>
              <mo stretchy="false">+</mo>
              <mn>1</mn>
            </mrow>
          </mrow>
          <mo fence="true" stretchy="false">)</mo>
        </mrow>
      </mrow>
      <mi mathvariant="normal">%</mi>
    </mrow>
    <annotation encoding="StarMath 5.0">i:= (i+1)%N
</annotation>
  </semantics>
</math>
</file>

<file path=Object 137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38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139/content.xml><?xml version="1.0" encoding="utf-8"?>
<math xmlns="http://www.w3.org/1998/Math/MathML" display="block">
  <semantics>
    <mi mathvariant="italic">Ack</mi>
    <annotation encoding="StarMath 5.0">Ack</annotation>
  </semantics>
</math>
</file>

<file path=Object 14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141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42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143/content.xml><?xml version="1.0" encoding="utf-8"?>
<math xmlns="http://www.w3.org/1998/Math/MathML" display="block">
  <semantics>
    <mi mathvariant="italic">Ack</mi>
    <annotation encoding="StarMath 5.0">Ack</annotation>
  </semantics>
</math>
</file>

<file path=Object 144/content.xml><?xml version="1.0" encoding="utf-8"?>
<math xmlns="http://www.w3.org/1998/Math/MathML" display="block">
  <semantics>
    <msub>
      <mi mathvariant="italic">Tr</mi>
      <mi mathvariant="italic">OTA</mi>
    </msub>
    <annotation encoding="StarMath 5.0">Tr_{OTA}</annotation>
  </semantics>
</math>
</file>

<file path=Object 145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46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147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48/content.xml><?xml version="1.0" encoding="utf-8"?>
<math xmlns="http://www.w3.org/1998/Math/MathML" display="block">
  <semantics>
    <msub>
      <mi mathvariant="italic">Tr</mi>
      <mi mathvariant="italic">DUT</mi>
    </msub>
    <annotation encoding="StarMath 5.0">Tr_{DUT}</annotation>
  </semantics>
</math>
</file>

<file path=Object 149/content.xml><?xml version="1.0" encoding="utf-8"?>
<math xmlns="http://www.w3.org/1998/Math/MathML" display="block">
  <semantics>
    <msub>
      <mi mathvariant="italic">Tr</mi>
      <mn>1</mn>
    </msub>
    <annotation encoding="StarMath 5.0">Tr_1</annotation>
  </semantics>
</math>
</file>

<file path=Object 15/content.xml><?xml version="1.0" encoding="utf-8"?>
<math xmlns="http://www.w3.org/1998/Math/MathML" display="block">
  <semantics>
    <msub>
      <mi>s</mi>
      <mn>1</mn>
    </msub>
    <annotation encoding="StarMath 5.0">s_1
</annotation>
  </semantics>
</math>
</file>

<file path=Object 151/content.xml><?xml version="1.0" encoding="utf-8"?>
<math xmlns="http://www.w3.org/1998/Math/MathML" display="block">
  <semantics>
    <mstyle mathvariant="bold">
      <mrow>
        <mi mathvariant="italic">Ack</mi>
        <mi>;</mi>
        <mrow>
          <mi>c</mi>
          <mo stretchy="false">≤</mo>
          <msub>
            <mi>T</mi>
            <mi>o</mi>
          </msub>
        </mrow>
      </mrow>
    </mstyle>
    <annotation encoding="StarMath 5.0">bold {Ack; c le T_o}</annotation>
  </semantics>
</math>
</file>

<file path=Object 152/content.xml><?xml version="1.0" encoding="utf-8"?>
<math xmlns="http://www.w3.org/1998/Math/MathML" display="block">
  <semantics>
    <mi mathvariant="italic">Ack</mi>
    <annotation encoding="StarMath 5.0">Ack</annotation>
  </semantics>
</math>
</file>

<file path=Object 154/content.xml><?xml version="1.0" encoding="utf-8"?>
<math xmlns="http://www.w3.org/1998/Math/MathML" display="block">
  <semantics>
    <mi mathvariant="italic">Ack</mi>
    <annotation encoding="StarMath 5.0">Ack</annotation>
  </semantics>
</math>
</file>

<file path=Object 155/content.xml><?xml version="1.0" encoding="utf-8"?>
<math xmlns="http://www.w3.org/1998/Math/MathML" display="block">
  <semantics>
    <mstyle mathvariant="bold">
      <mrow>
        <mi mathvariant="italic">Ack</mi>
        <mi>;</mi>
        <mrow>
          <mi>c</mi>
          <mo stretchy="false">≤</mo>
          <msub>
            <mi>T</mi>
            <mi>o</mi>
          </msub>
        </mrow>
      </mrow>
    </mstyle>
    <annotation encoding="StarMath 5.0">bold {Ack; c le T_o}</annotation>
  </semantics>
</math>
</file>

<file path=Object 156/content.xml><?xml version="1.0" encoding="utf-8"?>
<math xmlns="http://www.w3.org/1998/Math/MathML" display="block">
  <semantics>
    <mi mathvariant="italic">Ack</mi>
    <annotation encoding="StarMath 5.0">Ack</annotation>
  </semantics>
</math>
</file>

<file path=Object 157/content.xml><?xml version="1.0" encoding="utf-8"?>
<math xmlns="http://www.w3.org/1998/Math/MathML" display="block">
  <semantics>
    <msub>
      <mi mathvariant="italic">Tr</mi>
      <mn>2</mn>
    </msub>
    <annotation encoding="StarMath 5.0">Tr_2</annotation>
  </semantics>
</math>
</file>

<file path=Object 158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59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16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160/content.xml><?xml version="1.0" encoding="utf-8"?>
<math xmlns="http://www.w3.org/1998/Math/MathML" display="block">
  <semantics>
    <mi mathvariant="italic">Ack</mi>
    <annotation encoding="StarMath 5.0">Ack</annotation>
  </semantics>
</math>
</file>

<file path=Object 162/content.xml><?xml version="1.0" encoding="utf-8"?>
<math xmlns="http://www.w3.org/1998/Math/MathML" display="block">
  <semantics>
    <mrow>
      <mi mathvariant="italic">Tr</mi>
      <msub>
        <mi>'</mi>
        <mn>1</mn>
      </msub>
    </mrow>
    <annotation encoding="StarMath 5.0">Tr'_1</annotation>
  </semantics>
</math>
</file>

<file path=Object 163/content.xml><?xml version="1.0" encoding="utf-8"?>
<math xmlns="http://www.w3.org/1998/Math/MathML" display="block">
  <semantics>
    <mrow>
      <mi mathvariant="italic">Tr</mi>
      <msub>
        <mi>'</mi>
        <mn>2</mn>
      </msub>
    </mrow>
    <annotation encoding="StarMath 5.0">Tr'_2</annotation>
  </semantics>
</math>
</file>

<file path=Object 164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165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66/content.xml><?xml version="1.0" encoding="utf-8"?>
<math xmlns="http://www.w3.org/1998/Math/MathML" display="block">
  <semantics>
    <mrow>
      <mi mathvariant="italic">Tr</mi>
      <msub>
        <mi>'</mi>
        <mn>3</mn>
      </msub>
    </mrow>
    <annotation encoding="StarMath 5.0">Tr'_3</annotation>
  </semantics>
</math>
</file>

<file path=Object 167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168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69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7/content.xml><?xml version="1.0" encoding="utf-8"?>
<math xmlns="http://www.w3.org/1998/Math/MathML" display="block">
  <semantics>
    <mi mathvariant="italic">Ack</mi>
    <annotation encoding="StarMath 5.0">Ack</annotation>
  </semantics>
</math>
</file>

<file path=Object 170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171/content.xml><?xml version="1.0" encoding="utf-8"?>
<math xmlns="http://www.w3.org/1998/Math/MathML" display="block">
  <semantics>
    <msub>
      <mi mathvariant="italic">Pr</mi>
      <mi mathvariant="italic">ds</mi>
    </msub>
    <annotation encoding="StarMath 5.0">Pr_{ds}</annotation>
  </semantics>
</math>
</file>

<file path=Object 172/content.xml><?xml version="1.0" encoding="utf-8"?>
<math xmlns="http://www.w3.org/1998/Math/MathML" display="block">
  <semantics>
    <mi mathvariant="italic">Tr</mi>
    <annotation encoding="StarMath 5.0">Tr</annotation>
  </semantics>
</math>
</file>

<file path=Object 173/content.xml><?xml version="1.0" encoding="utf-8"?>
<math xmlns="http://www.w3.org/1998/Math/MathML" display="block">
  <semantics>
    <mi mathvariant="italic">Ack</mi>
    <annotation encoding="StarMath 5.0">Ack</annotation>
  </semantics>
</math>
</file>

<file path=Object 174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175/content.xml><?xml version="1.0" encoding="utf-8"?>
<math xmlns="http://www.w3.org/1998/Math/MathML" display="block">
  <semantics>
    <msub>
      <mi mathvariant="italic">Pr</mi>
      <mi mathvariant="italic">es</mi>
    </msub>
    <annotation encoding="StarMath 5.0">Pr_{es}</annotation>
  </semantics>
</math>
</file>

<file path=Object 176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177/content.xml><?xml version="1.0" encoding="utf-8"?>
<math xmlns="http://www.w3.org/1998/Math/MathML" display="block">
  <semantics>
    <mi mathvariant="italic">Ack</mi>
    <annotation encoding="StarMath 5.0">Ack</annotation>
  </semantics>
</math>
</file>

<file path=Object 178/content.xml><?xml version="1.0" encoding="utf-8"?>
<math xmlns="http://www.w3.org/1998/Math/MathML" display="block">
  <semantics>
    <msub>
      <mi mathvariant="italic">Pr</mi>
      <mi mathvariant="italic">ed</mi>
    </msub>
    <annotation encoding="StarMath 5.0">Pr_{ed}</annotation>
  </semantics>
</math>
</file>

<file path=Object 179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8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80/content.xml><?xml version="1.0" encoding="utf-8"?>
<math xmlns="http://www.w3.org/1998/Math/MathML" display="block">
  <semantics>
    <mrow>
      <mi mathvariant="italic">Tr</mi>
      <mi>'</mi>
    </mrow>
    <annotation encoding="StarMath 5.0">Tr'</annotation>
  </semantics>
</math>
</file>

<file path=Object 181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182/content.xml><?xml version="1.0" encoding="utf-8"?>
<math xmlns="http://www.w3.org/1998/Math/MathML" display="block">
  <semantics>
    <msub>
      <mi>s</mi>
      <mn>0</mn>
    </msub>
    <annotation encoding="StarMath 5.0">s_0
</annotation>
  </semantics>
</math>
</file>

<file path=Object 183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84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85/content.xml><?xml version="1.0" encoding="utf-8"?>
<math xmlns="http://www.w3.org/1998/Math/MathML" display="block">
  <semantics>
    <mi mathvariant="italic">Ack</mi>
    <annotation encoding="StarMath 5.0">Ack</annotation>
  </semantics>
</math>
</file>

<file path=Object 186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187/content.xml><?xml version="1.0" encoding="utf-8"?>
<math xmlns="http://www.w3.org/1998/Math/MathML" display="block">
  <semantics>
    <mi mathvariant="italic">Tr</mi>
    <annotation encoding="StarMath 5.0">Tr</annotation>
  </semantics>
</math>
</file>

<file path=Object 188/content.xml><?xml version="1.0" encoding="utf-8"?>
<math xmlns="http://www.w3.org/1998/Math/MathML" display="block">
  <semantics>
    <msubsup>
      <mi mathvariant="italic">DATA</mi>
      <mi>i</mi>
      <mi>r</mi>
    </msubsup>
    <annotation encoding="StarMath 5.0">DATA_i^r</annotation>
  </semantics>
</math>
</file>

<file path=Object 189/content.xml><?xml version="1.0" encoding="utf-8"?>
<math xmlns="http://www.w3.org/1998/Math/MathML" display="block">
  <semantics>
    <mrow>
      <msubsup>
        <mi mathvariant="italic">DATA</mi>
        <mi>i</mi>
        <mi>r</mi>
      </msubsup>
      <mrow>
        <mi>'</mi>
        <mo stretchy="false">∧</mo>
        <mrow>
          <mo stretchy="false">¬</mo>
          <mi mathvariant="italic">probe</mi>
        </mrow>
      </mrow>
    </mrow>
    <annotation encoding="StarMath 5.0">DATA_i^r' and neg probe</annotation>
  </semantics>
</math>
</file>

<file path=Object 19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190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91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192/content.xml><?xml version="1.0" encoding="utf-8"?>
<math xmlns="http://www.w3.org/1998/Math/MathML" display="block">
  <semantics>
    <mrow>
      <msubsup>
        <mi mathvariant="italic">DATA</mi>
        <mi>i</mi>
        <mi>r</mi>
      </msubsup>
      <mi>'</mi>
    </mrow>
    <annotation encoding="StarMath 5.0">DATA_i^r'</annotation>
  </semantics>
</math>
</file>

<file path=Object 19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194/content.xml><?xml version="1.0" encoding="utf-8"?>
<math xmlns="http://www.w3.org/1998/Math/MathML" display="block">
  <semantics>
    <mrow>
      <msup>
        <mi mathvariant="italic">DATA</mi>
        <mrow>
          <mi>r</mi>
          <mo stretchy="false">−</mo>
          <mn>1</mn>
        </mrow>
      </msup>
      <mrow>
        <mi>'</mi>
        <mo stretchy="false">∧</mo>
        <mi mathvariant="italic">probe</mi>
      </mrow>
    </mrow>
    <annotation encoding="StarMath 5.0">DATA^{ r-1 }' and probe</annotation>
  </semantics>
</math>
</file>

<file path=Object 195/content.xml><?xml version="1.0" encoding="utf-8"?>
<math xmlns="http://www.w3.org/1998/Math/MathML" display="block">
  <semantics>
    <mi mathvariant="italic">Ack</mi>
    <annotation encoding="StarMath 5.0">Ack</annotation>
  </semantics>
</math>
</file>

<file path=Object 196/content.xml><?xml version="1.0" encoding="utf-8"?>
<math xmlns="http://www.w3.org/1998/Math/MathML" display="block">
  <semantics>
    <mi mathvariant="italic">Ack</mi>
    <annotation encoding="StarMath 5.0">Ack</annotation>
  </semantics>
</math>
</file>

<file path=Object 197/content.xml><?xml version="1.0" encoding="utf-8"?>
<math xmlns="http://www.w3.org/1998/Math/MathML" display="block">
  <semantics>
    <mrow>
      <msubsup>
        <mi mathvariant="italic">DATA</mi>
        <mi>i</mi>
        <mi>r</mi>
      </msubsup>
      <mi>'</mi>
    </mrow>
    <annotation encoding="StarMath 5.0">DATA_i^r'</annotation>
  </semantics>
</math>
</file>

<file path=Object 198/content.xml><?xml version="1.0" encoding="utf-8"?>
<math xmlns="http://www.w3.org/1998/Math/MathML" display="block">
  <semantics>
    <mi mathvariant="italic">Ack</mi>
    <annotation encoding="StarMath 5.0">Ack</annotation>
  </semantics>
</math>
</file>

<file path=Object 199/content.xml><?xml version="1.0" encoding="utf-8"?>
<math xmlns="http://www.w3.org/1998/Math/MathML" display="block">
  <semantics>
    <mi mathvariant="italic">Ack</mi>
    <annotation encoding="StarMath 5.0">Ack</annotation>
  </semantics>
</math>
</file>

<file path=Object 2/content.xml><?xml version="1.0" encoding="utf-8"?>
<math xmlns="http://www.w3.org/1998/Math/MathML" display="block">
  <semantics>
    <msubsup>
      <mi>T</mi>
      <mn>1</mn>
      <mi>B</mi>
    </msubsup>
    <annotation encoding="StarMath 5.0">T^B_1
</annotation>
  </semantics>
</math>
</file>

<file path=Object 20/content.xml><?xml version="1.0" encoding="utf-8"?>
<math xmlns="http://www.w3.org/1998/Math/MathML" display="block">
  <semantics>
    <mi mathvariant="italic">Ack</mi>
    <annotation encoding="StarMath 5.0">Ack</annotation>
  </semantics>
</math>
</file>

<file path=Object 200/content.xml><?xml version="1.0" encoding="utf-8"?>
<math xmlns="http://www.w3.org/1998/Math/MathML" display="block">
  <semantics>
    <mi mathvariant="italic">init</mi>
    <annotation encoding="StarMath 5.0">init</annotation>
  </semantics>
</math>
</file>

<file path=Object 201/content.xml><?xml version="1.0" encoding="utf-8"?>
<math xmlns="http://www.w3.org/1998/Math/MathML" display="block">
  <semantics>
    <mtable>
      <mtr>
        <mtd columnalign="left">
          <mrow>
            <mi>i</mi>
            <mrow>
              <mi mathvariant="normal">:</mi>
              <mo stretchy="false">=</mo>
              <mn>0,</mn>
            </mrow>
            <mspace width="2em"/>
            <mi>r</mi>
            <mrow>
              <mi mathvariant="normal">:</mi>
              <mo stretchy="false">=</mo>
              <mn>0</mn>
            </mrow>
          </mrow>
        </mtd>
      </mtr>
      <mtr>
        <mtd columnalign="left">
          <mrow>
            <mtext>succ</mtext>
            <mrow>
              <mi mathvariant="normal">:</mi>
              <mo stretchy="false">=</mo>
              <mn>0</mn>
            </mrow>
          </mrow>
        </mtd>
      </mtr>
      <mtr>
        <mtd columnalign="left">
          <mrow>
            <mi mathvariant="italic">count</mi>
            <mrow>
              <mi mathvariant="normal">:</mi>
              <mo stretchy="false">=</mo>
              <mn>0</mn>
            </mrow>
          </mrow>
        </mtd>
      </mtr>
      <mtr>
        <mtd columnalign="left">
          <mrow>
            <mi mathvariant="italic">probe</mi>
            <mrow>
              <mi mathvariant="normal">:</mi>
              <mo stretchy="false">=</mo>
              <mi mathvariant="italic">false</mi>
            </mrow>
          </mrow>
        </mtd>
      </mtr>
    </mtable>
    <annotation encoding="StarMath 5.0">alignl i := 0,~r:= 0 newline
alignl "succ" := 0 newline
alignl count := 0 newline
alignl probe := false newline
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row>
      <mtext>pkt_succ</mtext>
      <mrow>
        <mo fence="true" stretchy="false">(</mo>
        <mrow/>
        <mo fence="true" stretchy="false">)</mo>
      </mrow>
    </mrow>
    <annotation encoding="StarMath 5.0">"pkt_succ"(  )</annotation>
  </semantics>
</math>
</file>

<file path=Object 204/content.xml><?xml version="1.0" encoding="utf-8"?>
<math xmlns="http://www.w3.org/1998/Math/MathML" display="block">
  <semantics>
    <mrow>
      <mtext>pkt_succ</mtext>
      <mrow>
        <mo fence="true" stretchy="false">(</mo>
        <mrow/>
        <mo fence="true" stretchy="false">)</mo>
      </mrow>
    </mrow>
    <annotation encoding="StarMath 5.0">"pkt_succ"(  )</annotation>
  </semantics>
</math>
</file>

<file path=Object 205/content.xml><?xml version="1.0" encoding="utf-8"?>
<math xmlns="http://www.w3.org/1998/Math/MathML" display="block">
  <semantics>
    <mrow>
      <mi>r</mi>
      <mrow>
        <mi mathvariant="normal">:</mi>
        <mo stretchy="false">=</mo>
        <mrow>
          <mi>r</mi>
          <mo stretchy="false">−</mo>
          <mn>1</mn>
        </mrow>
      </mrow>
    </mrow>
    <annotation encoding="StarMath 5.0">r:= r-1</annotation>
  </semantics>
</math>
</file>

<file path=Object 206/content.xml><?xml version="1.0" encoding="utf-8"?>
<math xmlns="http://www.w3.org/1998/Math/MathML" display="block">
  <semantics>
    <mrow>
      <msubsup>
        <mi mathvariant="italic">DATA</mi>
        <mi>i</mi>
        <mrow>
          <mi>r</mi>
          <mo stretchy="false">−</mo>
          <mn>1</mn>
        </mrow>
      </msubsup>
      <mi>'</mi>
    </mrow>
    <annotation encoding="StarMath 5.0">DATA_i^{r-1}'</annotation>
  </semantics>
</math>
</file>

<file path=Object 207/content.xml><?xml version="1.0" encoding="utf-8"?>
<math xmlns="http://www.w3.org/1998/Math/MathML" display="block">
  <semantics>
    <mtable>
      <mtr>
        <mtd>
          <mrow>
            <mtext>succ</mtext>
            <mrow>
              <mi mathvariant="normal">:</mi>
              <mo stretchy="false">=</mo>
              <mn>0</mn>
            </mrow>
          </mrow>
        </mtd>
      </mtr>
      <mtr>
        <mtd>
          <mrow>
            <mi mathvariant="italic">count</mi>
            <mrow>
              <mi mathvariant="normal">:</mi>
              <mo stretchy="false">=</mo>
              <mrow>
                <mi mathvariant="italic">count</mi>
                <mo stretchy="false">+</mo>
                <mn>1</mn>
              </mrow>
            </mrow>
          </mrow>
        </mtd>
      </mtr>
    </mtable>
    <annotation encoding="StarMath 5.0">"succ" := 0 newline
count := count+1</annotation>
  </semantics>
</math>
</file>

<file path=Object 208/content.xml><?xml version="1.0" encoding="utf-8"?>
<math xmlns="http://www.w3.org/1998/Math/MathML" display="block">
  <semantics>
    <mtable>
      <mtr>
        <mtd>
          <mrow>
            <mi>r</mi>
            <mrow>
              <mi mathvariant="normal">:</mi>
              <mo stretchy="false">=</mo>
              <mrow>
                <mi>r</mi>
                <mo stretchy="false">−</mo>
                <mn>1</mn>
              </mrow>
            </mrow>
          </mrow>
        </mtd>
      </mtr>
      <mtr>
        <mtd>
          <mrow>
            <mi mathvariant="italic">count</mi>
            <mrow>
              <mi mathvariant="normal">:</mi>
              <mo stretchy="false">=</mo>
              <mn>0</mn>
            </mrow>
          </mrow>
        </mtd>
      </mtr>
    </mtable>
    <annotation encoding="StarMath 5.0">r := r-1 newline
count := 0</annotation>
  </semantics>
</math>
</file>

<file path=Object 20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1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210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21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12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213/content.xml><?xml version="1.0" encoding="utf-8"?>
<math xmlns="http://www.w3.org/1998/Math/MathML" display="block">
  <semantics>
    <mi mathvariant="italic">Ack</mi>
    <annotation encoding="StarMath 5.0">Ack</annotation>
  </semantics>
</math>
</file>

<file path=Object 214/content.xml><?xml version="1.0" encoding="utf-8"?>
<math xmlns="http://www.w3.org/1998/Math/MathML" display="block">
  <semantics>
    <mi mathvariant="italic">Ack</mi>
    <annotation encoding="StarMath 5.0">Ack</annotation>
  </semantics>
</math>
</file>

<file path=Object 215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216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219/content.xml><?xml version="1.0" encoding="utf-8"?>
<math xmlns="http://www.w3.org/1998/Math/MathML" display="block">
  <semantics>
    <mi mathvariant="italic">init</mi>
    <annotation encoding="StarMath 5.0">init</annotation>
  </semantics>
</math>
</file>

<file path=Object 22/content.xml><?xml version="1.0" encoding="utf-8"?>
<math xmlns="http://www.w3.org/1998/Math/MathML" display="block">
  <semantics>
    <mi mathvariant="italic">Ack</mi>
    <annotation encoding="StarMath 5.0">Ack</annotation>
  </semantics>
</math>
</file>

<file path=Object 220/content.xml><?xml version="1.0" encoding="utf-8"?>
<math xmlns="http://www.w3.org/1998/Math/MathML" display="block">
  <semantics>
    <msub>
      <mi>s</mi>
      <mn>0</mn>
    </msub>
    <annotation encoding="StarMath 5.0">s_0
</annotation>
  </semantics>
</math>
</file>

<file path=Object 23/content.xml><?xml version="1.0" encoding="utf-8"?>
<math xmlns="http://www.w3.org/1998/Math/MathML" display="block">
  <semantics>
    <msub>
      <mi mathvariant="italic">Tr</mi>
      <mi mathvariant="italic">OTA</mi>
    </msub>
    <annotation encoding="StarMath 5.0">Tr_{OTA}</annotation>
  </semantics>
</math>
</file>

<file path=Object 231/content.xml><?xml version="1.0" encoding="utf-8"?>
<math xmlns="http://www.w3.org/1998/Math/MathML" display="block">
  <semantics>
    <msub>
      <mi>s</mi>
      <mn>1</mn>
    </msub>
    <annotation encoding="StarMath 5.0">s_1
</annotation>
  </semantics>
</math>
</file>

<file path=Object 232/content.xml><?xml version="1.0" encoding="utf-8"?>
<math xmlns="http://www.w3.org/1998/Math/MathML" display="block">
  <semantics>
    <mrow>
      <mrow>
        <mi>i</mi>
        <mo stretchy="false">&lt;</mo>
        <mrow>
          <mi>n</mi>
          <mo stretchy="false">−</mo>
          <mrow>
            <mn>1</mn>
            <mo stretchy="false">∧</mo>
            <msub>
              <mi mathvariant="italic">pkt</mi>
              <mrow>
                <mi>i</mi>
                <mo stretchy="false">+</mo>
                <mn>1</mn>
              </mrow>
            </msub>
          </mrow>
        </mrow>
      </mrow>
      <mi>;</mi>
      <mrow>
        <mi>c</mi>
        <mo stretchy="false">=</mo>
        <mn>1</mn>
      </mrow>
    </mrow>
    <annotation encoding="StarMath 5.0">i &lt; n-1 and pkt_{i+1}; c=1</annotation>
  </semantics>
</math>
</file>

<file path=Object 233/content.xml><?xml version="1.0" encoding="utf-8"?>
<math xmlns="http://www.w3.org/1998/Math/MathML" display="block">
  <semantics>
    <mrow>
      <mrow>
        <mi>i</mi>
        <mo stretchy="false">&lt;</mo>
        <mrow>
          <mi>n</mi>
          <mo stretchy="false">∧</mo>
          <msub>
            <mi mathvariant="italic">pkt</mi>
            <mi>i</mi>
          </msub>
        </mrow>
      </mrow>
      <mi>;</mi>
      <mrow>
        <mi>c</mi>
        <mo stretchy="false">=</mo>
        <mn>0</mn>
      </mrow>
    </mrow>
    <annotation encoding="StarMath 5.0">i &lt; n and pkt_i; c=0</annotation>
  </semantics>
</math>
</file>

<file path=Object 235/content.xml><?xml version="1.0" encoding="utf-8"?>
<math xmlns="http://www.w3.org/1998/Math/MathML" display="block">
  <semantics>
    <mrow>
      <msub>
        <mi mathvariant="italic">ack</mi>
        <mi>i</mi>
      </msub>
      <mi>;</mi>
      <mrow>
        <mi>c</mi>
        <mo stretchy="false">=</mo>
        <mn>1</mn>
      </mrow>
    </mrow>
    <annotation encoding="StarMath 5.0">ack_i; c = 1</annotation>
  </semantics>
</math>
</file>

<file path=Object 236/content.xml><?xml version="1.0" encoding="utf-8"?>
<math xmlns="http://www.w3.org/1998/Math/MathML" display="block">
  <semantics>
    <mrow>
      <mi>c</mi>
      <mrow>
        <mi mathvariant="normal">:</mi>
        <mo stretchy="false">=</mo>
        <mn>0,</mn>
      </mrow>
      <msub>
        <mi>x</mi>
        <mi>i</mi>
      </msub>
      <mrow>
        <mi mathvariant="normal">:</mi>
        <mo stretchy="false">=</mo>
        <mi mathvariant="italic">true</mi>
      </mrow>
      <mi>,</mi>
      <mi>i</mi>
      <mrow>
        <mi mathvariant="normal">:</mi>
        <mo stretchy="false">=</mo>
        <mrow>
          <mi>i</mi>
          <mo stretchy="false">+</mo>
          <mn>1</mn>
        </mrow>
      </mrow>
    </mrow>
    <annotation encoding="StarMath 5.0">c:=0, x_i:=true, i:=i+1</annotation>
  </semantics>
</math>
</file>

<file path=Object 237/content.xml><?xml version="1.0" encoding="utf-8"?>
<math xmlns="http://www.w3.org/1998/Math/MathML" display="block">
  <semantics>
    <mrow>
      <mi>c</mi>
      <mrow>
        <mi mathvariant="normal">:</mi>
        <mo stretchy="false">=</mo>
        <mn>0,</mn>
      </mrow>
      <mi>i</mi>
      <mrow>
        <mi mathvariant="normal">:</mi>
        <mo stretchy="false">=</mo>
        <mrow>
          <mi>i</mi>
          <mo stretchy="false">+</mo>
          <mn>1</mn>
        </mrow>
      </mrow>
    </mrow>
    <annotation encoding="StarMath 5.0">c:=0, i:=i+1</annotation>
  </semantics>
</math>
</file>

<file path=Object 238/content.xml><?xml version="1.0" encoding="utf-8"?>
<math xmlns="http://www.w3.org/1998/Math/MathML" display="block">
  <semantics>
    <msub>
      <mi>s</mi>
      <mn>2</mn>
    </msub>
    <annotation encoding="StarMath 5.0">s_2
</annotation>
  </semantics>
</math>
</file>

<file path=Object 239/content.xml><?xml version="1.0" encoding="utf-8"?>
<math xmlns="http://www.w3.org/1998/Math/MathML" display="block">
  <semantics>
    <mrow>
      <mrow>
        <mi>i</mi>
        <mo stretchy="false">=</mo>
        <mrow>
          <mi>n</mi>
          <mo stretchy="false">∧</mo>
          <mi>F</mi>
          <mo stretchy="false">∧</mo>
          <msub>
            <mi mathvariant="italic">pkt</mi>
            <mi mathvariant="italic">true</mi>
          </msub>
        </mrow>
      </mrow>
      <mi>;</mi>
      <mrow>
        <mi>c</mi>
        <mo stretchy="false">=</mo>
        <mn>0</mn>
      </mrow>
    </mrow>
    <annotation encoding="StarMath 5.0">i =n and F and pkt_true; c = 0</annotation>
  </semantics>
</math>
</file>

<file path=Object 24/content.xml><?xml version="1.0" encoding="utf-8"?>
<math xmlns="http://www.w3.org/1998/Math/MathML" display="block">
  <semantics>
    <msub>
      <mi>s</mi>
      <mn>0</mn>
    </msub>
    <annotation encoding="StarMath 5.0">s_0
</annotation>
  </semantics>
</math>
</file>

<file path=Object 240/content.xml><?xml version="1.0" encoding="utf-8"?>
<math xmlns="http://www.w3.org/1998/Math/MathML" display="block">
  <semantics>
    <mrow>
      <mrow>
        <mi>i</mi>
        <mo stretchy="false">=</mo>
        <mrow>
          <mi>n</mi>
          <mo stretchy="false">−</mo>
          <mrow>
            <mn>1</mn>
            <mo stretchy="false">∧</mo>
            <mi>F</mi>
            <mo stretchy="false">∧</mo>
            <msub>
              <mi mathvariant="italic">pkt</mi>
              <mi mathvariant="italic">true</mi>
            </msub>
          </mrow>
        </mrow>
      </mrow>
      <mi>;</mi>
      <mrow>
        <mi>c</mi>
        <mo stretchy="false">=</mo>
        <mn>1</mn>
      </mrow>
    </mrow>
    <annotation encoding="StarMath 5.0">i =n-1 and F and pkt_true; c=1</annotation>
  </semantics>
</math>
</file>

<file path=Object 241/content.xml><?xml version="1.0" encoding="utf-8"?>
<math xmlns="http://www.w3.org/1998/Math/MathML" display="block">
  <semantics>
    <msub>
      <mi>s</mi>
      <mn>0</mn>
    </msub>
    <annotation encoding="StarMath 5.0">s_0
</annotation>
  </semantics>
</math>
</file>

<file path=Object 242/content.xml><?xml version="1.0" encoding="utf-8"?>
<math xmlns="http://www.w3.org/1998/Math/MathML" display="block">
  <semantics>
    <msub>
      <mi>s</mi>
      <mn>1</mn>
    </msub>
    <annotation encoding="StarMath 5.0">s_1
</annotation>
  </semantics>
</math>
</file>

<file path=Object 25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251/content.xml><?xml version="1.0" encoding="utf-8"?>
<math xmlns="http://www.w3.org/1998/Math/MathML" display="block">
  <semantics>
    <msub>
      <mi>s</mi>
      <mn>2</mn>
    </msub>
    <annotation encoding="StarMath 5.0">s_2
</annotation>
  </semantics>
</math>
</file>

<file path=Object 252/content.xml><?xml version="1.0" encoding="utf-8"?>
<math xmlns="http://www.w3.org/1998/Math/MathML" display="block">
  <semantics>
    <mrow>
      <msub>
        <mi mathvariant="italic">pkt</mi>
        <mn>1</mn>
      </msub>
      <mi>;</mi>
      <mrow>
        <mi>c</mi>
        <mo stretchy="false">≤</mo>
        <mi>T</mi>
      </mrow>
    </mrow>
    <annotation encoding="StarMath 5.0">pkt_1; c le T</annotation>
  </semantics>
</math>
</file>

<file path=Object 253/content.xml><?xml version="1.0" encoding="utf-8"?>
<math xmlns="http://www.w3.org/1998/Math/MathML" display="block">
  <semantics>
    <mrow>
      <mi>c</mi>
      <mrow>
        <mi mathvariant="normal">:</mi>
        <mo stretchy="false">=</mo>
        <mn>0</mn>
      </mrow>
    </mrow>
    <annotation encoding="StarMath 5.0">c:=0</annotation>
  </semantics>
</math>
</file>

<file path=Object 254/content.xml><?xml version="1.0" encoding="utf-8"?>
<math xmlns="http://www.w3.org/1998/Math/MathML" display="block">
  <semantics>
    <mrow>
      <msub>
        <mi mathvariant="italic">ack</mi>
        <mn>1</mn>
      </msub>
      <mi>;</mi>
      <mrow>
        <mi>c</mi>
        <mo stretchy="false">≤</mo>
        <mi>T</mi>
      </mrow>
    </mrow>
    <annotation encoding="StarMath 5.0">ack_1; c le T</annotation>
  </semantics>
</math>
</file>

<file path=Object 255/content.xml><?xml version="1.0" encoding="utf-8"?>
<math xmlns="http://www.w3.org/1998/Math/MathML" display="block">
  <semantics>
    <mtable>
      <mtr>
        <mtd>
          <mrow>
            <mi>c</mi>
            <mrow>
              <mi mathvariant="normal">:</mi>
              <mo stretchy="false">=</mo>
              <mn>0</mn>
            </mrow>
          </mrow>
        </mtd>
      </mtr>
      <mtr>
        <mtd>
          <mrow>
            <msub>
              <mi>x</mi>
              <mn>1</mn>
            </msub>
            <mrow>
              <mi mathvariant="normal">:</mi>
              <mo stretchy="false">=</mo>
              <mi mathvariant="italic">true</mi>
            </mrow>
          </mrow>
        </mtd>
      </mtr>
    </mtable>
    <annotation encoding="StarMath 5.0">c:=0 newline
x_1:=true</annotation>
  </semantics>
</math>
</file>

<file path=Object 256/content.xml><?xml version="1.0" encoding="utf-8"?>
<math xmlns="http://www.w3.org/1998/Math/MathML" display="block">
  <semantics>
    <msub>
      <mi>s</mi>
      <mn>3</mn>
    </msub>
    <annotation encoding="StarMath 5.0">s_3
</annotation>
  </semantics>
</math>
</file>

<file path=Object 257/content.xml><?xml version="1.0" encoding="utf-8"?>
<math xmlns="http://www.w3.org/1998/Math/MathML" display="block">
  <semantics>
    <msub>
      <mi>s</mi>
      <mn>4</mn>
    </msub>
    <annotation encoding="StarMath 5.0">s_4
</annotation>
  </semantics>
</math>
</file>

<file path=Object 258/content.xml><?xml version="1.0" encoding="utf-8"?>
<math xmlns="http://www.w3.org/1998/Math/MathML" display="block">
  <semantics>
    <mrow>
      <msub>
        <mi mathvariant="italic">pkt</mi>
        <mn>2</mn>
      </msub>
      <mi>;</mi>
      <mrow>
        <mi>c</mi>
        <mo stretchy="false">≤</mo>
        <mi>T</mi>
      </mrow>
    </mrow>
    <annotation encoding="StarMath 5.0">pkt_2; c le T</annotation>
  </semantics>
</math>
</file>

<file path=Object 259/content.xml><?xml version="1.0" encoding="utf-8"?>
<math xmlns="http://www.w3.org/1998/Math/MathML" display="block">
  <semantics>
    <mrow>
      <mi>c</mi>
      <mrow>
        <mi mathvariant="normal">:</mi>
        <mo stretchy="false">=</mo>
        <mn>0</mn>
      </mrow>
    </mrow>
    <annotation encoding="StarMath 5.0">c:=0</annotation>
  </semantics>
</math>
</file>

<file path=Object 26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260/content.xml><?xml version="1.0" encoding="utf-8"?>
<math xmlns="http://www.w3.org/1998/Math/MathML" display="block">
  <semantics>
    <mrow>
      <msub>
        <mi mathvariant="italic">ack</mi>
        <mn>2</mn>
      </msub>
      <mi>;</mi>
      <mrow>
        <mi>c</mi>
        <mo stretchy="false">≤</mo>
        <mi>T</mi>
      </mrow>
    </mrow>
    <annotation encoding="StarMath 5.0">ack_2; c le T</annotation>
  </semantics>
</math>
</file>

<file path=Object 261/content.xml><?xml version="1.0" encoding="utf-8"?>
<math xmlns="http://www.w3.org/1998/Math/MathML" display="block">
  <semantics>
    <mtable>
      <mtr>
        <mtd>
          <mrow>
            <mi>c</mi>
            <mrow>
              <mi mathvariant="normal">:</mi>
              <mo stretchy="false">=</mo>
              <mn>0</mn>
            </mrow>
          </mrow>
        </mtd>
      </mtr>
      <mtr>
        <mtd>
          <mrow>
            <msub>
              <mi>x</mi>
              <mn>2</mn>
            </msub>
            <mrow>
              <mi mathvariant="normal">:</mi>
              <mo stretchy="false">=</mo>
              <mi mathvariant="italic">true</mi>
            </mrow>
          </mrow>
        </mtd>
      </mtr>
    </mtable>
    <annotation encoding="StarMath 5.0">c:=0 newline
x_2:=true</annotation>
  </semantics>
</math>
</file>

<file path=Object 262/content.xml><?xml version="1.0" encoding="utf-8"?>
<math xmlns="http://www.w3.org/1998/Math/MathML" display="block">
  <semantics>
    <mrow>
      <msub>
        <mi mathvariant="italic">pkt</mi>
        <mn>2</mn>
      </msub>
      <mi>;</mi>
      <mrow>
        <mi>T</mi>
        <mo stretchy="false">&lt;</mo>
        <mi>c</mi>
        <mo stretchy="false">≤</mo>
        <mn>2</mn>
      </mrow>
      <mi>T</mi>
    </mrow>
    <annotation encoding="StarMath 5.0">pkt_2; T &lt; c le 2T</annotation>
  </semantics>
</math>
</file>

<file path=Object 263/content.xml><?xml version="1.0" encoding="utf-8"?>
<math xmlns="http://www.w3.org/1998/Math/MathML" display="block">
  <semantics>
    <mrow>
      <mi>c</mi>
      <mrow>
        <mi mathvariant="normal">:</mi>
        <mo stretchy="false">=</mo>
        <mn>0</mn>
      </mrow>
    </mrow>
    <annotation encoding="StarMath 5.0">c:=0</annotation>
  </semantics>
</math>
</file>

<file path=Object 264/content.xml><?xml version="1.0" encoding="utf-8"?>
<math xmlns="http://www.w3.org/1998/Math/MathML" display="block">
  <semantics>
    <msub>
      <mi>s</mi>
      <mn>5</mn>
    </msub>
    <annotation encoding="StarMath 5.0">s_5
</annotation>
  </semantics>
</math>
</file>

<file path=Object 265/content.xml><?xml version="1.0" encoding="utf-8"?>
<math xmlns="http://www.w3.org/1998/Math/MathML" display="block">
  <semantics>
    <msub>
      <mi>s</mi>
      <mn>6</mn>
    </msub>
    <annotation encoding="StarMath 5.0">s_6
</annotation>
  </semantics>
</math>
</file>

<file path=Object 266/content.xml><?xml version="1.0" encoding="utf-8"?>
<math xmlns="http://www.w3.org/1998/Math/MathML" display="block">
  <semantics>
    <mrow>
      <msub>
        <mi mathvariant="italic">pkt</mi>
        <mn>3</mn>
      </msub>
      <mi>;</mi>
      <mrow>
        <mi>c</mi>
        <mo stretchy="false">≤</mo>
        <mi>T</mi>
      </mrow>
    </mrow>
    <annotation encoding="StarMath 5.0">pkt_3; c le T</annotation>
  </semantics>
</math>
</file>

<file path=Object 267/content.xml><?xml version="1.0" encoding="utf-8"?>
<math xmlns="http://www.w3.org/1998/Math/MathML" display="block">
  <semantics>
    <mrow>
      <mi>c</mi>
      <mrow>
        <mi mathvariant="normal">:</mi>
        <mo stretchy="false">=</mo>
        <mn>0</mn>
      </mrow>
    </mrow>
    <annotation encoding="StarMath 5.0">c:=0</annotation>
  </semantics>
</math>
</file>

<file path=Object 268/content.xml><?xml version="1.0" encoding="utf-8"?>
<math xmlns="http://www.w3.org/1998/Math/MathML" display="block">
  <semantics>
    <mrow>
      <msub>
        <mi mathvariant="italic">ack</mi>
        <mn>3</mn>
      </msub>
      <mi>;</mi>
      <mrow>
        <mi>c</mi>
        <mo stretchy="false">≤</mo>
        <mi>T</mi>
      </mrow>
    </mrow>
    <annotation encoding="StarMath 5.0">ack_3; c le T</annotation>
  </semantics>
</math>
</file>

<file path=Object 269/content.xml><?xml version="1.0" encoding="utf-8"?>
<math xmlns="http://www.w3.org/1998/Math/MathML" display="block">
  <semantics>
    <mtable>
      <mtr>
        <mtd>
          <mrow>
            <mi>c</mi>
            <mrow>
              <mi mathvariant="normal">:</mi>
              <mo stretchy="false">=</mo>
              <mn>0</mn>
            </mrow>
          </mrow>
        </mtd>
      </mtr>
      <mtr>
        <mtd>
          <mrow>
            <msub>
              <mi>x</mi>
              <mn>3</mn>
            </msub>
            <mrow>
              <mi mathvariant="normal">:</mi>
              <mo stretchy="false">=</mo>
              <mi mathvariant="italic">true</mi>
            </mrow>
          </mrow>
        </mtd>
      </mtr>
    </mtable>
    <annotation encoding="StarMath 5.0">c:=0 newline
x_3:=true</annotation>
  </semantics>
</math>
</file>

<file path=Object 27/content.xml><?xml version="1.0" encoding="utf-8"?>
<math xmlns="http://www.w3.org/1998/Math/MathML" display="block">
  <semantics>
    <mi mathvariant="italic">Ack</mi>
    <annotation encoding="StarMath 5.0">Ack</annotation>
  </semantics>
</math>
</file>

<file path=Object 270/content.xml><?xml version="1.0" encoding="utf-8"?>
<math xmlns="http://www.w3.org/1998/Math/MathML" display="block">
  <semantics>
    <mrow>
      <msub>
        <mi mathvariant="italic">pkt</mi>
        <mn>3</mn>
      </msub>
      <mi>;</mi>
      <mrow>
        <mi>T</mi>
        <mo stretchy="false">&lt;</mo>
        <mi>c</mi>
        <mo stretchy="false">≤</mo>
        <mn>2</mn>
      </mrow>
      <mi>T</mi>
    </mrow>
    <annotation encoding="StarMath 5.0">pkt_3; T &lt; c le 2T</annotation>
  </semantics>
</math>
</file>

<file path=Object 271/content.xml><?xml version="1.0" encoding="utf-8"?>
<math xmlns="http://www.w3.org/1998/Math/MathML" display="block">
  <semantics>
    <mrow>
      <mi>c</mi>
      <mrow>
        <mi mathvariant="normal">:</mi>
        <mo stretchy="false">=</mo>
        <mn>0</mn>
      </mrow>
    </mrow>
    <annotation encoding="StarMath 5.0">c:=0</annotation>
  </semantics>
</math>
</file>

<file path=Object 272/content.xml><?xml version="1.0" encoding="utf-8"?>
<math xmlns="http://www.w3.org/1998/Math/MathML" display="block">
  <semantics>
    <msub>
      <mi>s</mi>
      <mn>7</mn>
    </msub>
    <annotation encoding="StarMath 5.0">s_7
</annotation>
  </semantics>
</math>
</file>

<file path=Object 273/content.xml><?xml version="1.0" encoding="utf-8"?>
<math xmlns="http://www.w3.org/1998/Math/MathML" display="block">
  <semantics>
    <mtable>
      <mtr>
        <mtd>
          <mrow>
            <mi>c</mi>
            <mrow>
              <mi mathvariant="normal">:</mi>
              <mo stretchy="false">=</mo>
              <mn>0,</mn>
            </mrow>
            <msub>
              <mi>x</mi>
              <mn>1</mn>
            </msub>
            <mrow>
              <mi mathvariant="normal">:</mi>
              <mo stretchy="false">=</mo>
              <mi mathvariant="italic">false</mi>
            </mrow>
          </mrow>
        </mtd>
      </mtr>
      <mtr>
        <mtd>
          <mrow>
            <msub>
              <mi>x</mi>
              <mn>2</mn>
            </msub>
            <mrow>
              <mi mathvariant="normal">:</mi>
              <mo stretchy="false">=</mo>
              <mi mathvariant="italic">false</mi>
            </mrow>
            <mi>,</mi>
            <msub>
              <mi>x</mi>
              <mn>3</mn>
            </msub>
            <mrow>
              <mi mathvariant="normal">:</mi>
              <mo stretchy="false">=</mo>
              <mi mathvariant="italic">false</mi>
            </mrow>
          </mrow>
        </mtd>
      </mtr>
    </mtable>
    <annotation encoding="StarMath 5.0">c:=0, x_1:=false newline
x_2:=false, x_3:=false</annotation>
  </semantics>
</math>
</file>

<file path=Object 274/content.xml><?xml version="1.0" encoding="utf-8"?>
<math xmlns="http://www.w3.org/1998/Math/MathML" display="block">
  <semantics>
    <mrow>
      <mrow>
        <mi>F</mi>
        <mo stretchy="false">∧</mo>
        <msub>
          <mi mathvariant="italic">pkt</mi>
          <mi mathvariant="italic">true</mi>
        </msub>
      </mrow>
      <mi>;</mi>
      <mrow>
        <mi>c</mi>
        <mo stretchy="false">≤</mo>
        <mi>T</mi>
      </mrow>
    </mrow>
    <annotation encoding="StarMath 5.0">F and pkt_true; c le T</annotation>
  </semantics>
</math>
</file>

<file path=Object 275/content.xml><?xml version="1.0" encoding="utf-8"?>
<math xmlns="http://www.w3.org/1998/Math/MathML" display="block">
  <semantics>
    <mi mathvariant="italic">init</mi>
    <annotation encoding="StarMath 5.0">init</annotation>
  </semantics>
</math>
</file>

<file path=Object 28/content.xml><?xml version="1.0" encoding="utf-8"?>
<math xmlns="http://www.w3.org/1998/Math/MathML" display="block">
  <semantics>
    <mi mathvariant="italic">Ack</mi>
    <annotation encoding="StarMath 5.0">Ack</annotation>
  </semantics>
</math>
</file>

<file path=Object 282/content.xml><?xml version="1.0" encoding="utf-8"?>
<math xmlns="http://www.w3.org/1998/Math/MathML" display="block">
  <semantics>
    <mtable>
      <mtr>
        <mtd>
          <mrow>
            <mi>i</mi>
            <mrow>
              <mi mathvariant="normal">:</mi>
              <mo stretchy="false">=</mo>
              <mn>0,</mn>
            </mrow>
            <mi>c</mi>
            <mrow>
              <mi mathvariant="normal">:</mi>
              <mo stretchy="false">=</mo>
              <mn>0</mn>
            </mrow>
          </mrow>
        </mtd>
      </mtr>
      <mtr>
        <mtd>
          <mrow>
            <msub>
              <mi>x</mi>
              <mi>j</mi>
            </msub>
            <mrow>
              <mi mathvariant="normal">:</mi>
              <mo stretchy="false">=</mo>
              <mi mathvariant="italic">false</mi>
            </mrow>
          </mrow>
        </mtd>
      </mtr>
      <mtr>
        <mtd>
          <mrow>
            <mtext> for </mtext>
            <mrow>
              <mn>0</mn>
              <mo stretchy="false">≤</mo>
              <mi>j</mi>
              <mo stretchy="false">&lt;</mo>
              <mi>n</mi>
            </mrow>
          </mrow>
        </mtd>
      </mtr>
    </mtable>
    <annotation encoding="StarMath 5.0">i:=0, c:=0 newline
 x_j:=false newline " for "  0 le j &lt; n</annotation>
  </semantics>
</math>
</file>

<file path=Object 283/content.xml><?xml version="1.0" encoding="utf-8"?>
<math xmlns="http://www.w3.org/1998/Math/MathML" display="block">
  <semantics>
    <mi mathvariant="italic">init</mi>
    <annotation encoding="StarMath 5.0">init</annotation>
  </semantics>
</math>
</file>

<file path=Object 29/content.xml><?xml version="1.0" encoding="utf-8"?>
<math xmlns="http://www.w3.org/1998/Math/MathML" display="block">
  <semantics>
    <msub>
      <mi mathvariant="italic">Tr</mi>
      <mi mathvariant="italic">DUT</mi>
    </msub>
    <annotation encoding="StarMath 5.0">Tr_{DUT}</annotation>
  </semantics>
</math>
</file>

<file path=Object 3/content.xml><?xml version="1.0" encoding="utf-8"?>
<math xmlns="http://www.w3.org/1998/Math/MathML" display="block">
  <semantics>
    <msubsup>
      <mi>T</mi>
      <mn>2</mn>
      <mi>A</mi>
    </msubsup>
    <annotation encoding="StarMath 5.0">T^A_2
</annotation>
  </semantics>
</math>
</file>

<file path=Object 30/content.xml><?xml version="1.0" encoding="utf-8"?>
<math xmlns="http://www.w3.org/1998/Math/MathML" display="block">
  <semantics>
    <msub>
      <mi mathvariant="italic">Tr</mi>
      <mn>1</mn>
    </msub>
    <annotation encoding="StarMath 5.0">Tr_1</annotation>
  </semantics>
</math>
</file>

<file path=Object 31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32/content.xml><?xml version="1.0" encoding="utf-8"?>
<math xmlns="http://www.w3.org/1998/Math/MathML" display="block">
  <semantics>
    <msub>
      <mi>s</mi>
      <mn>1</mn>
    </msub>
    <annotation encoding="StarMath 5.0">s_1
</annotation>
  </semantics>
</math>
</file>

<file path=Object 33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34/content.xml><?xml version="1.0" encoding="utf-8"?>
<math xmlns="http://www.w3.org/1998/Math/MathML" display="block">
  <semantics>
    <msub>
      <mi>s</mi>
      <mn>0</mn>
    </msub>
    <annotation encoding="StarMath 5.0">s_0
</annotation>
  </semantics>
</math>
</file>

<file path=Object 35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36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37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38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39/content.xml><?xml version="1.0" encoding="utf-8"?>
<math xmlns="http://www.w3.org/1998/Math/MathML" display="block">
  <semantics>
    <mi mathvariant="italic">Ack</mi>
    <annotation encoding="StarMath 5.0">Ack</annotation>
  </semantics>
</math>
</file>

<file path=Object 4/content.xml><?xml version="1.0" encoding="utf-8"?>
<math xmlns="http://www.w3.org/1998/Math/MathML" display="block">
  <semantics>
    <msubsup>
      <mi>T</mi>
      <mn>2</mn>
      <mi>B</mi>
    </msubsup>
    <annotation encoding="StarMath 5.0">T^B_2
</annotation>
  </semantics>
</math>
</file>

<file path=Object 40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41/content.xml><?xml version="1.0" encoding="utf-8"?>
<math xmlns="http://www.w3.org/1998/Math/MathML" display="block">
  <semantics>
    <mi mathvariant="italic">Ack</mi>
    <annotation encoding="StarMath 5.0">Ack</annotation>
  </semantics>
</math>
</file>

<file path=Object 42/content.xml><?xml version="1.0" encoding="utf-8"?>
<math xmlns="http://www.w3.org/1998/Math/MathML" display="block">
  <semantics>
    <mi mathvariant="italic">Ack</mi>
    <annotation encoding="StarMath 5.0">Ack</annotation>
  </semantics>
</math>
</file>

<file path=Object 43/content.xml><?xml version="1.0" encoding="utf-8"?>
<math xmlns="http://www.w3.org/1998/Math/MathML" display="block">
  <semantics>
    <msub>
      <mi>s</mi>
      <mn>0</mn>
    </msub>
    <annotation encoding="StarMath 5.0">s_0
</annotation>
  </semantics>
</math>
</file>

<file path=Object 44/content.xml><?xml version="1.0" encoding="utf-8"?>
<math xmlns="http://www.w3.org/1998/Math/MathML" display="block">
  <semantics>
    <mi mathvariant="italic">Ack</mi>
    <annotation encoding="StarMath 5.0">Ack</annotation>
  </semantics>
</math>
</file>

<file path=Object 45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46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47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8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49/content.xml><?xml version="1.0" encoding="utf-8"?>
<math xmlns="http://www.w3.org/1998/Math/MathML" display="block">
  <semantics>
    <msub>
      <mi>s</mi>
      <mn>1</mn>
    </msub>
    <annotation encoding="StarMath 5.0">s_1
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
</annotation>
  </semantics>
</math>
</file>

<file path=Object 50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51/content.xml><?xml version="1.0" encoding="utf-8"?>
<math xmlns="http://www.w3.org/1998/Math/MathML" display="block">
  <semantics>
    <msub>
      <mi>s</mi>
      <mn>0</mn>
    </msub>
    <annotation encoding="StarMath 5.0">s_0
</annotation>
  </semantics>
</math>
</file>

<file path=Object 52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53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54/content.xml><?xml version="1.0" encoding="utf-8"?>
<math xmlns="http://www.w3.org/1998/Math/MathML" display="block">
  <semantics>
    <mi mathvariant="italic">Ack</mi>
    <annotation encoding="StarMath 5.0">Ack</annotation>
  </semantics>
</math>
</file>

<file path=Object 55/content.xml><?xml version="1.0" encoding="utf-8"?>
<math xmlns="http://www.w3.org/1998/Math/MathML" display="block">
  <semantics>
    <msub>
      <mi mathvariant="italic">Tr</mi>
      <mi mathvariant="italic">DUT</mi>
    </msub>
    <annotation encoding="StarMath 5.0">Tr_{DUT}</annotation>
  </semantics>
</math>
</file>

<file path=Object 56/content.xml><?xml version="1.0" encoding="utf-8"?>
<math xmlns="http://www.w3.org/1998/Math/MathML" display="block">
  <semantics>
    <msub>
      <mi mathvariant="italic">Tr</mi>
      <mn>2</mn>
    </msub>
    <annotation encoding="StarMath 5.0">Tr_2</annotation>
  </semantics>
</math>
</file>

<file path=Object 57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58/content.xml><?xml version="1.0" encoding="utf-8"?>
<math xmlns="http://www.w3.org/1998/Math/MathML" display="block">
  <semantics>
    <msub>
      <mi mathvariant="italic">Tr</mi>
      <mi mathvariant="italic">DUT</mi>
    </msub>
    <annotation encoding="StarMath 5.0">Tr_{DUT}</annotation>
  </semantics>
</math>
</file>

<file path=Object 59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60/content.xml><?xml version="1.0" encoding="utf-8"?>
<math xmlns="http://www.w3.org/1998/Math/MathML" display="block">
  <semantics>
    <msub>
      <mi>s</mi>
      <mn>0</mn>
    </msub>
    <annotation encoding="StarMath 5.0">s_0
</annotation>
  </semantics>
</math>
</file>

<file path=Object 61/content.xml><?xml version="1.0" encoding="utf-8"?>
<math xmlns="http://www.w3.org/1998/Math/MathML" display="block">
  <semantics>
    <mi mathvariant="italic">Ack</mi>
    <annotation encoding="StarMath 5.0">Ack</annotation>
  </semantics>
</math>
</file>

<file path=Object 6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3/content.xml><?xml version="1.0" encoding="utf-8"?>
<math xmlns="http://www.w3.org/1998/Math/MathML" display="block">
  <semantics>
    <mi mathvariant="italic">Ack</mi>
    <annotation encoding="StarMath 5.0">Ack</annotation>
  </semantics>
</math>
</file>

<file path=Object 64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65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6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7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68/content.xml><?xml version="1.0" encoding="utf-8"?>
<math xmlns="http://www.w3.org/1998/Math/MathML" display="block">
  <semantics>
    <mi mathvariant="italic">Ack</mi>
    <annotation encoding="StarMath 5.0">Ack
</annotation>
  </semantics>
</math>
</file>

<file path=Object 69/content.xml><?xml version="1.0" encoding="utf-8"?>
<math xmlns="http://www.w3.org/1998/Math/MathML" display="block">
  <semantics>
    <msub>
      <mi>s</mi>
      <mn>0</mn>
    </msub>
    <annotation encoding="StarMath 5.0">s_0
</annotation>
  </semantics>
</math>
</file>

<file path=Object 7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70/content.xml><?xml version="1.0" encoding="utf-8"?>
<math xmlns="http://www.w3.org/1998/Math/MathML" display="block">
  <semantics>
    <mi mathvariant="italic">Ack</mi>
    <annotation encoding="StarMath 5.0">Ack</annotation>
  </semantics>
</math>
</file>

<file path=Object 7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72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73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74/content.xml><?xml version="1.0" encoding="utf-8"?>
<math xmlns="http://www.w3.org/1998/Math/MathML" display="block">
  <semantics>
    <mi mathvariant="italic">Ack</mi>
    <annotation encoding="StarMath 5.0">Ack</annotation>
  </semantics>
</math>
</file>

<file path=Object 7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76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77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78/content.xml><?xml version="1.0" encoding="utf-8"?>
<math xmlns="http://www.w3.org/1998/Math/MathML" display="block">
  <semantics>
    <mi mathvariant="italic">Ack</mi>
    <annotation encoding="StarMath 5.0">Ack</annotation>
  </semantics>
</math>
</file>

<file path=Object 79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8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80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8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82/content.xml><?xml version="1.0" encoding="utf-8"?>
<math xmlns="http://www.w3.org/1998/Math/MathML" display="block">
  <semantics>
    <mrow>
      <mi mathvariant="italic">DATA</mi>
      <msub>
        <mi>'</mi>
        <mn>0</mn>
      </msub>
    </mrow>
    <annotation encoding="StarMath 5.0">DATA'_0</annotation>
  </semantics>
</math>
</file>

<file path=Object 83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84/content.xml><?xml version="1.0" encoding="utf-8"?>
<math xmlns="http://www.w3.org/1998/Math/MathML" display="block">
  <semantics>
    <mi mathvariant="italic">Ack</mi>
    <annotation encoding="StarMath 5.0">Ack</annotation>
  </semantics>
</math>
</file>

<file path=Object 85/content.xml><?xml version="1.0" encoding="utf-8"?>
<math xmlns="http://www.w3.org/1998/Math/MathML" display="block">
  <semantics>
    <mi mathvariant="italic">Tr</mi>
    <annotation encoding="StarMath 5.0">Tr</annotation>
  </semantics>
</math>
</file>

<file path=Object 86/content.xml><?xml version="1.0" encoding="utf-8"?>
<math xmlns="http://www.w3.org/1998/Math/MathML" display="block">
  <semantics>
    <mi mathvariant="italic">Ack</mi>
    <annotation encoding="StarMath 5.0">Ack</annotation>
  </semantics>
</math>
</file>

<file path=Object 87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88/content.xml><?xml version="1.0" encoding="utf-8"?>
<math xmlns="http://www.w3.org/1998/Math/MathML" display="block">
  <semantics>
    <msub>
      <mi mathvariant="italic">DATA</mi>
      <mn>0</mn>
    </msub>
    <annotation encoding="StarMath 5.0">DATA_0</annotation>
  </semantics>
</math>
</file>

<file path=Object 8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9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90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91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92/content.xml><?xml version="1.0" encoding="utf-8"?>
<math xmlns="http://www.w3.org/1998/Math/MathML" display="block">
  <semantics>
    <mi mathvariant="italic">Ack</mi>
    <annotation encoding="StarMath 5.0">Ack</annotation>
  </semantics>
</math>
</file>

<file path=Object 93/content.xml><?xml version="1.0" encoding="utf-8"?>
<math xmlns="http://www.w3.org/1998/Math/MathML" display="block">
  <semantics>
    <msub>
      <mi mathvariant="italic">DATA</mi>
      <mn>1</mn>
    </msub>
    <annotation encoding="StarMath 5.0">DATA_1</annotation>
  </semantics>
</math>
</file>

<file path=Object 94/content.xml><?xml version="1.0" encoding="utf-8"?>
<math xmlns="http://www.w3.org/1998/Math/MathML" display="block">
  <semantics>
    <mi mathvariant="italic">Ack</mi>
    <annotation encoding="StarMath 5.0">Ack</annotation>
  </semantics>
</math>
</file>

<file path=Object 95/content.xml><?xml version="1.0" encoding="utf-8"?>
<math xmlns="http://www.w3.org/1998/Math/MathML" display="block">
  <semantics>
    <mrow>
      <mi>i</mi>
      <mrow>
        <mi mathvariant="normal">:</mi>
        <mo stretchy="false">=</mo>
        <mn>0</mn>
      </mrow>
    </mrow>
    <annotation encoding="StarMath 5.0">i:= 0</annotation>
  </semantics>
</math>
</file>

<file path=Object 96/content.xml><?xml version="1.0" encoding="utf-8"?>
<math xmlns="http://www.w3.org/1998/Math/MathML" display="block">
  <semantics>
    <msub>
      <mi>s</mi>
      <mn>1</mn>
    </msub>
    <annotation encoding="StarMath 5.0">s_1
</annotation>
  </semantics>
</math>
</file>

<file path=Object 97/content.xml><?xml version="1.0" encoding="utf-8"?>
<math xmlns="http://www.w3.org/1998/Math/MathML" display="block">
  <semantics>
    <mstyle mathvariant="bold">
      <mover accent="true">
        <msub>
          <mi mathvariant="italic">DATA</mi>
          <mi>i</mi>
        </msub>
        <mo>¯</mo>
      </mover>
    </mstyle>
    <annotation encoding="StarMath 5.0">bold overline {DATA_i}</annotation>
  </semantics>
</math>
</file>

<file path=Object 98/content.xml><?xml version="1.0" encoding="utf-8"?>
<math xmlns="http://www.w3.org/1998/Math/MathML" display="block">
  <semantics>
    <mrow>
      <mi>c</mi>
      <mrow>
        <mi mathvariant="normal">:</mi>
        <mo stretchy="false">=</mo>
        <mn>0</mn>
      </mrow>
    </mrow>
    <annotation encoding="StarMath 5.0">c:= 0
</annotation>
  </semantics>
</math>
</file>

<file path=Object 99/content.xml><?xml version="1.0" encoding="utf-8"?>
<math xmlns="http://www.w3.org/1998/Math/MathML" display="block">
  <semantics>
    <mrow>
      <mi>i</mi>
      <mrow>
        <mi mathvariant="normal">:</mi>
        <mo stretchy="false">=</mo>
        <mrow>
          <mo fence="true" stretchy="false">(</mo>
          <mrow>
            <mrow>
              <mi>i</mi>
              <mo stretchy="false">+</mo>
              <mn>1</mn>
            </mrow>
          </mrow>
          <mo fence="true" stretchy="false">)</mo>
        </mrow>
      </mrow>
      <mi mathvariant="normal">%</mi>
    </mrow>
    <annotation encoding="StarMath 5.0">i:= (i+1)%N</annotation>
  </semantics>
</math>
</file>